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Anonymous Pro1" svg:font-family="'Anonymous Pro'"/>
    <style:font-face style:name="Mangal1" svg:font-family="Mangal"/>
    <style:font-face style:name="OpenSymbol" svg:font-family="OpenSymbol"/>
    <style:font-face style:name="Times New Roman3" svg:font-family="'Times New Roman'" style:font-family-generic="roman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5.41cm"/>
    </style:style>
    <style:style style:name="Таблица1.B" style:family="table-column">
      <style:table-column-properties style:column-width="11.58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415cm" style:rel-column-width="20874*"/>
    </style:style>
    <style:style style:name="Таблица2.B" style:family="table-column">
      <style:table-column-properties style:column-width="11.585cm" style:rel-column-width="4466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2cm" table:align="left"/>
    </style:style>
    <style:style style:name="Таблица3.A" style:family="table-column">
      <style:table-column-properties style:column-width="5.41cm"/>
    </style:style>
    <style:style style:name="Таблица3.B" style:family="table-column">
      <style:table-column-properties style:column-width="11.582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2cm" table:align="left"/>
    </style:style>
    <style:style style:name="Таблица4.A" style:family="table-column">
      <style:table-column-properties style:column-width="5.41cm"/>
    </style:style>
    <style:style style:name="Таблица4.B" style:family="table-column">
      <style:table-column-properties style:column-width="11.582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498cm" style:rel-column-width="17339*"/>
    </style:style>
    <style:style style:name="Таблица6.B" style:family="table-column">
      <style:table-column-properties style:column-width="4.657cm" style:rel-column-width="17951*"/>
    </style:style>
    <style:style style:name="Таблица6.C" style:family="table-column">
      <style:table-column-properties style:column-width="7.846cm" style:rel-column-width="30245*"/>
    </style:style>
    <style:style style:name="Таблица6.A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2" style:family="table-cell">
      <style:table-cell-properties fo:padding="0.097cm" fo:border-left="none" fo:border-right="none" fo:border-top="0.002cm solid #000000" fo:border-bottom="0.002cm solid #000000"/>
    </style:style>
    <style:style style:name="Таблица6.C2" style:family="table-cell">
      <style:table-cell-properties fo:padding="0.097cm" fo:border-left="none" fo:border-right="0.002cm solid #000000" fo:border-top="0.002cm solid #000000" fo:border-bottom="0.002cm solid #000000"/>
    </style:style>
    <style:style style:name="Таблица6.A3" style:family="table-cell">
      <style:table-cell-properties fo:padding="0.097cm" fo:border-left="0.002cm solid #000000" fo:border-right="none" fo:border-top="none" fo:border-bottom="0.002cm solid #000000"/>
    </style:style>
    <style:style style:name="Таблица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362cm" style:rel-column-width="20670*"/>
    </style:style>
    <style:style style:name="Таблица5.B" style:family="table-column">
      <style:table-column-properties style:column-width="11.638cm" style:rel-column-width="4486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5" style:family="table-row">
      <style:table-row-properties style:min-row-height="0.788cm"/>
    </style:style>
    <style:style style:name="Таблица5.B6" style:family="table-cell">
      <style:table-cell-properties fo:padding="0.097cm" fo:border-left="none" fo:border-right="0.002cm solid #000000" fo:border-top="0.002cm solid #000000" fo:border-bottom="0.002cm solid #000000"/>
    </style:style>
    <style:style style:name="Таблица5.11" style:family="table-row">
      <style:table-row-properties style:min-row-height="3.191cm"/>
    </style:style>
    <style:style style:name="Таблица5.16" style:family="table-row">
      <style:table-row-properties style:min-row-height="0.644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style:text-position="0% 100%" fo:language="en" fo:country="US"/>
    </style:style>
    <style:style style:name="P5" style:family="paragraph" style:parent-style-name="Text_20_body">
      <style:text-properties style:text-position="0% 100%" fo:language="ru" fo:country="RU"/>
    </style:style>
    <style:style style:name="P6" style:family="paragraph" style:parent-style-name="Text_20_body">
      <style:text-properties style:text-position="0% 100%" style:font-name="Times New Roman" fo:language="en" fo:country="US"/>
    </style:style>
    <style:style style:name="P7" style:family="paragraph" style:parent-style-name="Text_20_body">
      <style:text-properties style:text-position="0% 100%" style:font-name="Times New Roman" fo:language="ru" fo:country="RU"/>
    </style:style>
    <style:style style:name="P8" style:family="paragraph" style:parent-style-name="Text_20_body">
      <style:text-properties style:text-position="0% 100%" style:font-name="Anonymous Pro" fo:language="en" fo:country="US"/>
    </style:style>
    <style:style style:name="P9" style:family="paragraph" style:parent-style-name="Text_20_body">
      <style:text-properties style:font-name="Anonymous Pro"/>
    </style:style>
    <style:style style:name="P10" style:family="paragraph" style:parent-style-name="Text_20_body">
      <style:text-properties style:font-name="Anonymous Pro" fo:language="en" fo:country="US"/>
    </style:style>
    <style:style style:name="P11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12" style:family="paragraph" style:parent-style-name="Text_20_body">
      <style:text-properties style:font-name="Anonymous Pro" fo:language="en" fo:country="US" style:text-underline-style="none"/>
    </style:style>
    <style:style style:name="P13" style:family="paragraph" style:parent-style-name="Text_20_body">
      <style:paragraph-properties fo:margin-left="0cm" fo:margin-right="0cm" fo:text-indent="1.499cm" style:auto-text-indent="false"/>
      <style:text-properties fo:language="ru" fo:country="RU"/>
    </style:style>
    <style:style style:name="P14" style:family="paragraph" style:parent-style-name="Title">
      <style:text-properties fo:font-size="40pt" fo:language="en" fo:country="US" style:font-size-asian="40pt" style:font-size-complex="40pt"/>
    </style:style>
    <style:style style:name="P15" style:family="paragraph" style:parent-style-name="Title">
      <style:text-properties fo:language="ru" fo:country="RU"/>
    </style:style>
    <style:style style:name="P16" style:family="paragraph" style:parent-style-name="Title">
      <style:text-properties style:text-position="0% 100%" style:font-name="Arial" fo:language="ru" fo:country="RU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language="en" fo:country="US" style:text-underline-style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nonymous Pro" fo:language="en" fo:country="US" style:text-underline-style="none"/>
    </style:style>
    <style:style style:name="P20" style:family="paragraph" style:parent-style-name="Table_20_Contents">
      <style:text-properties style:font-name="Anonymous Pro"/>
    </style:style>
    <style:style style:name="P21" style:family="paragraph" style:parent-style-name="Table_20_Contents">
      <style:text-properties style:font-name="Anonymous Pro" fo:language="en" fo:country="US"/>
    </style:style>
    <style:style style:name="P22" style:family="paragraph" style:parent-style-name="Table_20_Contents">
      <style:text-properties style:font-name="Anonymous Pro" fo:language="en" fo:country="US" fo:font-style="italic" style:font-style-asian="italic" style:font-style-complex="italic"/>
    </style:style>
    <style:style style:name="P23" style:family="paragraph" style:parent-style-name="Table_20_Contents">
      <style:text-properties style:font-name="Anonymous Pro" fo:language="en" fo:country="US" fo:font-style="italic" style:text-underline-style="none" style:font-style-asian="italic" style:font-style-complex="italic"/>
    </style:style>
    <style:style style:name="P24" style:family="paragraph" style:parent-style-name="Table_20_Contents">
      <style:text-properties style:font-name="Anonymous Pro" fo:language="en" fo:country="US" fo:font-weight="bold" style:font-weight-asian="bold" style:font-weight-complex="bold"/>
    </style:style>
    <style:style style:name="P25" style:family="paragraph" style:parent-style-name="Table_20_Contents">
      <style:text-properties style:font-name="Anonymous Pro" fo:language="en" fo:country="US" style:text-underline-style="solid" style:text-underline-width="auto" style:text-underline-color="font-color"/>
    </style:style>
    <style:style style:name="P26" style:family="paragraph" style:parent-style-name="Table_20_Contents">
      <style:text-properties style:font-name="Anonymous Pro" fo:language="en" fo:country="US" fo:font-weight="normal" style:font-weight-asian="normal" style:font-weight-complex="normal"/>
    </style:style>
    <style:style style:name="P27" style:family="paragraph" style:parent-style-name="Table_20_Contents">
      <style:text-properties style:font-name="Anonymous Pro1" fo:language="en" fo:country="US" fo:font-style="italic" style:font-style-asian="italic" style:font-style-complex="italic"/>
    </style:style>
    <style:style style:name="P28" style:family="paragraph" style:parent-style-name="Text_20_body">
      <style:paragraph-properties fo:margin-left="0cm" fo:margin-right="0cm" fo:text-indent="1.489cm" style:auto-text-indent="false"/>
      <style:text-properties style:text-position="0% 100%" style:font-name="Anonymous Pro" fo:language="en" fo:country="US"/>
    </style:style>
    <style:style style:name="P29" style:family="paragraph" style:parent-style-name="Text_20_body">
      <style:paragraph-properties fo:margin-left="0cm" fo:margin-right="0cm" fo:text-indent="1.489cm" style:auto-text-indent="false"/>
      <style:text-properties style:text-position="0% 100%" style:font-name="Anonymous Pro" fo:language="en" fo:country="US" style:text-underline-style="solid" style:text-underline-width="auto" style:text-underline-color="font-color"/>
    </style:style>
    <style:style style:name="P30" style:family="paragraph" style:parent-style-name="Text_20_body">
      <style:paragraph-properties fo:margin-left="0cm" fo:margin-right="0cm" fo:text-indent="1.489cm" style:auto-text-indent="false"/>
      <style:text-properties style:text-position="0% 100%" style:font-name="Anonymous Pro" fo:language="en" fo:country="US" style:text-underline-style="none"/>
    </style:style>
    <style:style style:name="P31" style:family="paragraph" style:parent-style-name="Text_20_body">
      <style:paragraph-properties fo:margin-left="0cm" fo:margin-right="0cm" fo:text-indent="1.489cm" style:auto-text-indent="false"/>
      <style:text-properties style:text-position="0% 100%" style:font-name="Anonymous Pro" fo:language="en" fo:country="US" fo:font-weight="bold" style:font-weight-asian="bold" style:font-weight-complex="bold"/>
    </style:style>
    <style:style style:name="P32" style:family="paragraph" style:parent-style-name="Text_20_body">
      <style:paragraph-properties fo:margin-left="0cm" fo:margin-right="0cm" fo:text-indent="1.489cm" style:auto-text-indent="false"/>
      <style:text-properties style:text-position="0% 100%" style:font-name="Times New Roman" fo:language="en" fo:country="US"/>
    </style:style>
    <style:style style:name="P33" style:family="paragraph" style:parent-style-name="Text_20_body">
      <style:paragraph-properties fo:margin-left="0cm" fo:margin-right="0cm" fo:text-indent="1.489cm" style:auto-text-indent="false"/>
      <style:text-properties style:font-name="Anonymous Pro" fo:language="en" fo:country="US"/>
    </style:style>
    <style:style style:name="P34" style:family="paragraph" style:parent-style-name="Text_20_body">
      <style:paragraph-properties fo:margin-left="0cm" fo:margin-right="0cm" fo:text-indent="1.489cm" style:auto-text-indent="false"/>
      <style:text-properties style:font-name="Anonymous Pro" fo:language="ru" fo:country="RU"/>
    </style:style>
    <style:style style:name="P35" style:family="paragraph" style:parent-style-name="Text_20_body">
      <style:paragraph-properties fo:margin-left="0cm" fo:margin-right="0cm" fo:text-indent="1.529cm" style:auto-text-indent="false"/>
      <style:text-properties style:text-position="0% 100%" style:font-name="Anonymous Pro" fo:language="en" fo:country="US"/>
    </style:style>
    <style:style style:name="P36" style:family="paragraph" style:parent-style-name="Text_20_body">
      <style:paragraph-properties fo:margin-left="0cm" fo:margin-right="0cm" fo:text-indent="1.529cm" style:auto-text-indent="false"/>
      <style:text-properties style:text-position="0% 100%" style:font-name="Anonymous Pro" fo:language="en" fo:country="US" style:text-underline-style="solid" style:text-underline-width="auto" style:text-underline-color="font-color"/>
    </style:style>
    <style:style style:name="P37" style:family="paragraph" style:parent-style-name="Text_20_body">
      <style:paragraph-properties fo:margin-left="0cm" fo:margin-right="0cm" fo:text-indent="1.51cm" style:auto-text-indent="false"/>
      <style:text-properties style:text-position="0% 100%" style:font-name="Anonymous Pro" fo:language="en" fo:country="US"/>
    </style:style>
    <style:style style:name="P38" style:family="paragraph" style:parent-style-name="Text_20_body" style:list-style-name="L1">
      <style:text-properties style:text-position="0% 100%" style:font-name="Anonymous Pro" fo:language="en" fo:country="US"/>
    </style:style>
    <style:style style:name="P39" style:family="paragraph" style:parent-style-name="Text_20_body" style:list-style-name="L1">
      <style:paragraph-properties fo:margin-left="0cm" fo:margin-right="0cm" fo:text-indent="1.489cm" style:auto-text-indent="false"/>
      <style:text-properties style:text-position="0% 100%" style:font-name="Times New Roman" fo:language="en" fo:country="US"/>
    </style:style>
    <style:style style:name="P40" style:family="paragraph" style:parent-style-name="Heading_20_2">
      <style:text-properties style:text-position="0% 100%"/>
    </style:style>
    <style:style style:name="P41" style:family="paragraph" style:parent-style-name="Heading_20_2">
      <style:text-properties style:text-position="0% 100%" fo:language="ru" fo:country="RU"/>
    </style:style>
    <style:style style:name="P42" style:family="paragraph" style:parent-style-name="Heading_20_2">
      <style:text-properties style:text-position="0% 100%" fo:language="en" fo:country="US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Heading_20_1">
      <style:text-properties fo:language="ru" fo:country="RU"/>
    </style:style>
    <style:style style:name="P45" style:family="paragraph" style:parent-style-name="Heading_20_1">
      <style:text-properties style:text-position="0% 100%" fo:language="ru" fo:country="RU"/>
    </style:style>
    <style:style style:name="P46" style:family="paragraph" style:parent-style-name="Heading_20_1">
      <style:text-properties style:text-position="0% 100%" style:font-name="Times New Roman" fo:language="en" fo:country="US"/>
    </style:style>
    <style:style style:name="P47" style:family="paragraph" style:parent-style-name="Heading_20_1">
      <style:text-properties style:text-position="0% 100%" fo:language="en" fo:country="US"/>
    </style:style>
    <style:style style:name="P48" style:family="paragraph" style:parent-style-name="Heading_20_1">
      <style:text-properties fo:language="en" fo:country="US"/>
    </style:style>
    <style:style style:name="P49" style:family="paragraph" style:parent-style-name="Heading_20_1">
      <style:paragraph-properties fo:margin-left="0cm" fo:margin-right="0cm" fo:text-indent="0cm" style:auto-text-indent="false"/>
      <style:text-properties style:text-position="0% 100%" style:font-name="Times New Roman" fo:language="ru" fo:country="RU"/>
    </style:style>
    <style:style style:name="P50" style:family="paragraph" style:parent-style-name="Heading_20_1">
      <style:paragraph-properties fo:margin-left="0cm" fo:margin-right="0cm" fo:text-indent="-0.019cm" style:auto-text-indent="false">
        <style:tab-stops/>
      </style:paragraph-properties>
      <style:text-properties style:text-position="0% 100%" style:font-name="Times New Roman" fo:language="en" fo:country="US"/>
    </style:style>
    <style:style style:name="P51" style:family="paragraph" style:parent-style-name="Table_20_Contents">
      <style:text-properties fo:language="en" fo:country="US"/>
    </style:style>
    <style:style style:name="P52" style:family="paragraph" style:parent-style-name="Table_20_Contents">
      <style:text-properties style:font-name="Anonymous Pro" fo:language="en" fo:country="US"/>
    </style:style>
    <style:style style:name="P53" style:family="paragraph" style:parent-style-name="Table_20_Contents">
      <style:text-properties style:font-name="Anonymous Pro" fo:language="en" fo:country="US" fo:font-style="italic" style:font-style-asian="italic" style:font-style-complex="italic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Anonymous Pro"/>
    </style:style>
    <style:style style:name="P56" style:family="paragraph">
      <style:text-properties style:font-name="Anonymous Pro"/>
    </style:style>
    <style:style style:name="P57" style:family="paragraph">
      <style:text-properties style:font-name="Anonymous Pro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sub 58%" style:font-name="Anonymous Pro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style:font-name="Anonymous Pro1" fo:font-style="normal" style:font-style-asian="normal" style:font-style-complex="normal"/>
    </style:style>
    <style:style style:name="T8" style:family="text">
      <style:text-properties style:text-position="sub 58%" style:font-name="Anonymous Pro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ru" fo:country="RU"/>
    </style:style>
    <style:style style:name="T1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style:text-underline-style="solid" style:text-underline-width="auto" style:text-underline-color="font-color"/>
    </style:style>
    <style:style style:name="T15" style:family="text">
      <style:text-properties style:text-position="0% 100%" style:font-name="Anonymous Pro"/>
    </style:style>
    <style:style style:name="T16" style:family="text">
      <style:text-properties style:text-position="0% 100%" style:font-name="Anonymous Pro" fo:language="en" fo:country="US"/>
    </style:style>
    <style:style style:name="T17" style:family="text">
      <style:text-properties style:text-position="0% 100%" style:font-name="Anonymous Pro" fo:language="ru" fo:country="RU"/>
    </style:style>
    <style:style style:name="T18" style:family="text">
      <style:text-properties style:text-position="0% 100%" style:font-name="Times New Roman"/>
    </style:style>
    <style:style style:name="T19" style:family="text">
      <style:text-properties style:text-position="0% 100%" style:font-name="Times New Roman" fo:language="en" fo:country="US"/>
    </style:style>
    <style:style style:name="T20" style:family="text">
      <style:text-properties style:text-position="0% 100%" style:font-name="Times New Roman" fo:language="ru" fo:country="RU"/>
    </style:style>
    <style:style style:name="T21" style:family="text">
      <style:text-properties style:text-position="0% 100%" style:font-name-asian="Times New Roman3" style:font-name-complex="Times New Roman3"/>
    </style:style>
    <style:style style:name="T22" style:family="text">
      <style:text-properties style:text-position="0% 100%" style:font-name="Segoe UI" fo:language="ru" fo:country="RU"/>
    </style:style>
    <style:style style:name="T23" style:family="text">
      <style:text-properties style:text-position="0% 100%" style:font-name="Anonymous Pro1"/>
    </style:style>
    <style:style style:name="T24" style:family="text">
      <style:text-properties style:text-position="0% 100%" style:font-name="Anonymous Pro1" fo:language="ru" fo:country="RU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font-name="Anonymous Pro"/>
    </style:style>
    <style:style style:name="T27" style:family="text">
      <style:text-properties style:font-name="Anonymous Pro" fo:language="en" fo:country="US"/>
    </style:style>
    <style:style style:name="T28" style:family="text">
      <style:text-properties style:font-name="Anonymous Pro" fo:language="en" fo:country="US" style:text-underline-style="solid" style:text-underline-width="auto" style:text-underline-color="font-color"/>
    </style:style>
    <style:style style:name="T29" style:family="text">
      <style:text-properties style:font-name="Anonymous Pro" fo:language="en" fo:country="US" fo:font-style="italic" style:font-style-asian="italic" style:font-style-complex="italic"/>
    </style:style>
    <style:style style:name="T30" style:family="text">
      <style:text-properties style:font-name="Anonymous Pro" fo:language="ru" fo:country="RU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position="super 58%"/>
    </style:style>
    <style:style style:name="T33" style:family="text">
      <style:text-properties style:text-position="super 58%" fo:font-weight="normal" style:font-weight-asian="normal" style:font-weight-complex="normal"/>
    </style:style>
    <style:style style:name="T34" style:family="text">
      <style:text-properties style:text-position="super 58%" fo:font-style="normal" style:font-style-asian="normal" style:font-style-complex="normal"/>
    </style:style>
    <style:style style:name="T35" style:family="text">
      <style:text-properties style:text-position="super 58%" style:font-name="Anonymous Pro"/>
    </style:style>
    <style:style style:name="T36" style:family="text">
      <style:text-properties style:text-position="super 58%" style:font-name="Anonymous Pro" fo:language="en" fo:country="US"/>
    </style:style>
    <style:style style:name="T37" style:family="text">
      <style:text-properties style:text-position="super 58%" fo:language="en" fo:country="US"/>
    </style:style>
    <style:style style:name="T38" style:family="text">
      <style:text-properties style:text-position="super 58%"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font-name="Symbol" fo:language="en" fo:country="US" style:font-name-asian="Symbol" style:font-name-complex="Symbol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fo:language="en" fo:country="US" style:text-underline-style="none"/>
    </style:style>
    <style:style style:name="T49" style:family="text">
      <style:text-properties style:font-name="Times New Roman" fo:language="ru" fo:country="RU"/>
    </style:style>
    <style:style style:name="T50" style:family="text">
      <style:text-properties style:font-name="Segoe UI"/>
    </style:style>
    <style:style style:name="T51" style:family="text">
      <style:text-properties style:font-name="Segoe UI" style:font-name-asian="Segoe UI" style:font-name-complex="Segoe UI"/>
    </style:style>
    <style:style style:name="T52" style:family="text">
      <style:text-properties style:font-name="Segoe UI" style:text-underline-style="none" style:font-name-asian="Segoe UI" style:font-name-complex="Segoe UI"/>
    </style:style>
    <style:style style:name="T53" style:family="text">
      <style:text-properties style:font-name="Segoe UI" fo:language="en" fo:country="US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font-name="Anonymous Pro1"/>
    </style:style>
    <style:style style:name="T56" style:family="text">
      <style:text-properties style:font-name="Anonymous Pro1" fo:font-style="italic" style:font-style-asian="italic" style:font-style-complex="italic"/>
    </style:style>
    <style:style style:name="T57" style:family="text">
      <style:text-properties style:font-name="Anonymous Pro" fo:font-weight="bold" style:font-weight-asian="bold" style:font-weight-complex="bold"/>
    </style:style>
    <style:style style:name="T58" style:family="text">
      <style:text-properties style:text-position="-33% 58%" style:font-name="Anonymous Pr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Стили_20_стрелок_20_1" draw:marker-end-width="0.15cm" draw:stroke-linejoin="bevel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end="Arrow" draw:marker-end-width="0.15cm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marker-end="Arrow" draw:marker-end-width="0.15cm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69cm" style:run-through="foreground"/>
    </style:style>
    <style:style style:name="gr13" style:family="graphic">
      <style:graphic-properties draw:stroke="none" svg:stroke-color="#000000" draw:fill="none" draw:fill-color="#ffffff" fo:min-height="0.688cm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stroke="none" svg:stroke-color="#000000" draw:fill="none" draw:fill-color="#ffffff" fo:min-height="0.847cm" style:run-through="foreground"/>
    </style:style>
    <style:style style:name="gr16" style:family="graphic">
      <style:graphic-properties draw:fill="none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DL-1</text:p>
      <text:p text:style-name="P2"/>
      <text:p text:style-name="P2">DDL (v.1) – Data Definition Language<text:span text:style-name="T1">. </text:span>It is designed to represent linked data of generic type. DDL has a C-style syntax.</text:p>
      <text:p text:style-name="P3"/>
      <text:p text:style-name="P15"><text:span text:style-name="T2">Language brief</text:span>.</text:p>
      <text:p text:style-name="P3"/>
      <text:p text:style-name="P3"><text:span text:style-name="T2">Here is a </text:span>«<text:span text:style-name="T2">language brief</text:span>».</text:p>
      <text:h text:style-name="P48" text:outline-level="1">basic elements</text:h>
      <text:p text:style-name="P3"/>
      <text:p text:style-name="Text_20_body"><text:span text:style-name="T2">type</text:span><text:span text:style-name="T1"><text:tab/><text:tab/></text:span><text:span text:style-name="T27">T</text:span></text:p>
      <text:p text:style-name="P3"><text:span text:style-name="T2">constant</text:span><text:tab/><text:span text:style-name="T27">C</text:span></text:p>
      <text:p text:style-name="P13"><text:span text:style-name="T2">literal<text:tab/></text:span><text:tab/><text:span text:style-name="T27">L</text:span></text:p>
      <text:p text:style-name="P3"><text:span text:style-name="T2">expression</text:span><text:tab/><text:span text:style-name="T27">E</text:span><text:span text:style-name="T2"><text:tab/>expression is evaluated in the context of the resulting type</text:span></text:p>
      <text:h text:style-name="P47" text:outline-level="1">basic types</text:h>
      <text:h text:style-name="P41" text:outline-level="2"><text:span text:style-name="T2">integral</text:span></text:h>
      <text:p text:style-name="P4"/>
      <text:p text:style-name="P8">sint8<text:tab/>uint8</text:p>
      <text:p text:style-name="P8">sint16<text:tab/>uint16</text:p>
      <text:p text:style-name="P8">sint32<text:tab/>uint32</text:p>
      <text:p text:style-name="P8">sint64<text:tab/>uint64</text:p>
      <text:p text:style-name="P8">sint<text:tab/><text:tab/>uint</text:p>
      <text:p text:style-name="P8"><text:tab/><text:tab/>ulen</text:p>
      <text:p text:style-name="P8"/>
      <text:p text:style-name="P10"><text:span text:style-name="T9">( sint, uint ) = ( sint32, uint32 ) or</text:span><text:span text:style-name="T11"> </text:span><text:span text:style-name="T9">( sint64, uint64 )</text:span></text:p>
      <text:p text:style-name="P8"/>
      <text:p text:style-name="P8">int = sint</text:p>
      <text:p text:style-name="P8"/>
      <text:p text:style-name="P10"><text:soft-page-break/><text:span text:style-name="T9">ulen = uint32 or</text:span><text:span text:style-name="T11"> </text:span><text:span text:style-name="T9">uint64 </text:span><text:span text:style-name="T21">≥</text:span><text:span text:style-name="T9"> uint</text:span></text:p>
      <text:h text:style-name="P40" text:outline-level="2"><text:span text:style-name="T2">special</text:span></text:h>
      <text:p text:style-name="P4"/>
      <text:p text:style-name="P4"><text:span text:style-name="T26">text</text:span><text:tab/><text:tab/>strings</text:p>
      <text:p text:style-name="P4"><text:span text:style-name="T26">ip</text:span><text:tab/><text:tab/>IP addresses</text:p>
      <text:p text:style-name="P5"/>
      <text:h text:style-name="Heading_20_1" text:outline-level="1"><text:span text:style-name="T2">derives types</text:span></text:h>
      <text:p text:style-name="Text_20_body"/>
      <text:p text:style-name="Text_20_body"><text:span text:style-name="T27">T</text:span><text:span text:style-name="T26"> *</text:span><text:tab/><text:tab/><text:span text:style-name="T2">pointer</text:span></text:p>
      <text:p text:style-name="P2"><text:span text:style-name="T26">T[E]</text:span><text:tab/><text:tab/>array<text:span text:style-name="T1"> </text:span>(<text:span text:style-name="T26">ulen E</text:span>)</text:p>
      <text:p text:style-name="P2"><text:span text:style-name="T26">T[]</text:span><text:tab/><text:tab/>array with an inferred dimension</text:p>
      <text:p text:style-name="P3"/>
      <text:p text:style-name="P10">struct T</text:p>
      <text:p text:style-name="P10"><text:s/>{</text:p>
      <text:p text:style-name="P10"><text:tab/>T<text:span text:style-name="T3">1</text:span><text:span text:style-name="T9"><text:tab/>name</text:span><text:span text:style-name="T3">1</text:span><text:span text:style-name="T18">[</text:span><text:span text:style-name="T9">=E</text:span><text:span text:style-name="T3">1</text:span><text:span text:style-name="T18">]</text:span><text:span text:style-name="T9">;</text:span></text:p>
      <text:p text:style-name="P10"><text:span text:style-name="T9"><text:tab/>T</text:span><text:span text:style-name="T3">2</text:span><text:span text:style-name="T9"><text:tab/>name</text:span><text:span text:style-name="T3">2</text:span><text:span text:style-name="T18">[</text:span><text:span text:style-name="T9">=E</text:span><text:span text:style-name="T3">2</text:span><text:span text:style-name="T18">]</text:span><text:span text:style-name="T9">;</text:span></text:p>
      <text:p text:style-name="P10"><text:span text:style-name="T9"><text:tab/></text:span><text:span text:style-name="T20">...</text:span></text:p>
      <text:p text:style-name="P10"><text:span text:style-name="T9"><text:tab/>T</text:span><text:span text:style-name="T3">n</text:span><text:span text:style-name="T9"><text:tab/>name</text:span><text:span text:style-name="T3">n</text:span><text:span text:style-name="T18">[</text:span><text:span text:style-name="T9">=E</text:span><text:span text:style-name="T3">n</text:span><text:span text:style-name="T18">]</text:span><text:span text:style-name="T9">;</text:span></text:p>
      <text:p text:style-name="P10"><text:s/>};</text:p>
      <text:p text:style-name="P3"><text:tab/><text:tab/><text:span text:style-name="T2">structure</text:span></text:p>
      <text:p text:style-name="P3"/>
      <text:h text:style-name="P48" text:outline-level="1">type aliases</text:h>
      <text:p text:style-name="P3"/>
      <text:p text:style-name="P10">type T = T<text:span text:style-name="T55">΄</text:span> ;</text:p>
      <text:p text:style-name="P2"/>
      <text:h text:style-name="P48" text:outline-level="1">constants</text:h>
      <text:p text:style-name="Text_20_body"/>
      <text:p text:style-name="P10">T C = E ;</text:p>
      <text:p text:style-name="P2"/>
      <text:p text:style-name="P2"/>
      <text:p text:style-name="P2"/>
      <text:p text:style-name="P2"><text:soft-page-break/></text:p>
      <text:h text:style-name="P48" text:outline-level="1">expressions</text:h>
      <text:h text:style-name="P43" text:outline-level="2">compound</text:h>
      <text:p text:style-name="P2"/>
      <text:p text:style-name="P2">{<text:span text:style-name="T26"> E</text:span><text:span text:style-name="T5">1 </text:span><text:span text:style-name="T15">, E</text:span><text:span text:style-name="T5">2 </text:span><text:span text:style-name="T15">, </text:span><text:span text:style-name="T18">…</text:span><text:span text:style-name="T15"> , E</text:span><text:span text:style-name="T5">n </text:span><text:span text:style-name="T26">}</text:span></text:p>
      <text:p text:style-name="P10"><text:span text:style-name="T46">[</text:span>E<text:span text:style-name="T46">]</text:span> { .name<text:span text:style-name="T3">1 </text:span><text:span text:style-name="T9">= E</text:span><text:span text:style-name="T3">1 </text:span><text:span text:style-name="T9">, .name</text:span><text:span text:style-name="T3">2 </text:span><text:span text:style-name="T9">= E</text:span><text:span text:style-name="T3">2 </text:span><text:span text:style-name="T9">, </text:span><text:span text:style-name="T18">…</text:span><text:span text:style-name="T9"> , .name</text:span><text:span text:style-name="T3">n</text:span><text:span text:style-name="T9"> = E</text:span><text:span text:style-name="T3">n</text:span><text:span text:style-name="T9"> </text:span>}</text:p>
      <text:p text:style-name="P2"/>
      <text:h text:style-name="P43" text:outline-level="2">simple</text:h>
      <text:p text:style-name="P3"/>
      <text:p text:style-name="P10">L</text:p>
      <text:p text:style-name="P8">C</text:p>
      <text:p text:style-name="P4"/>
      <text:h text:style-name="P42" text:outline-level="2">operator's</text:h>
      <text:p text:style-name="P5"/>
      <text:p text:style-name="P8">(E)</text:p>
      <text:p text:style-name="P2"><text:span text:style-name="T15">T(E)</text:span><text:span text:style-name="T9"><text:tab/><text:tab/></text:span><text:span text:style-name="T15">T</text:span><text:span text:style-name="T9"> is an integral type</text:span><text:span text:style-name="T11">, </text:span><text:span text:style-name="T9">operations are performed in the ring T</text:span></text:p>
      <text:p text:style-name="P4"/>
      <text:p text:style-name="P10"><text:span text:style-name="T9">E</text:span><text:span text:style-name="T3">1 </text:span><text:span text:style-name="T9">op</text:span><text:span text:style-name="T3">2</text:span><text:span text:style-name="T9"> E</text:span><text:span text:style-name="T3">2</text:span><text:span text:style-name="T9"><text:tab/>op</text:span><text:span text:style-name="T3">2</text:span><text:span text:style-name="T9"> = + - * / %</text:span></text:p>
      <text:p text:style-name="P10"><text:span text:style-name="T9">op</text:span><text:span text:style-name="T3">1</text:span><text:span text:style-name="T9"> E<text:tab/>op</text:span><text:span text:style-name="T3">1</text:span><text:span text:style-name="T9"> = + - * &amp;</text:span></text:p>
      <text:p text:style-name="P8"/>
      <text:p text:style-name="P8">E.name</text:p>
      <text:p text:style-name="P8">E-&gt;name</text:p>
      <text:p text:style-name="P8"/>
      <text:p text:style-name="P10"><text:span text:style-name="T9">E[E</text:span><text:span text:style-name="T23">΄</text:span><text:span text:style-name="T9">]<text:tab/>slen E</text:span><text:span text:style-name="T23">΄ – </text:span><text:span text:style-name="T18">special internal type</text:span><text:span text:style-name="T20">,</text:span><text:span text:style-name="T24"> </text:span><text:span text:style-name="T22">±</text:span><text:span text:style-name="T9">ulen </text:span><text:span text:style-name="T18">with</text:span><text:span text:style-name="T20"> </text:span><text:span text:style-name="T18">overflow check</text:span><text:span text:style-name="T11"> <text:s text:c="8"/></text:span></text:p>
      <text:p text:style-name="P5"/>
      <text:p text:style-name="P5"/>
      <text:p text:style-name="P4"/>
      <text:p text:style-name="P4"/>
      <text:p text:style-name="P4"/>
      <text:p text:style-name="P4"/>
      <text:h text:style-name="P45" text:outline-level="1"><text:soft-page-break/><text:span text:style-name="T2">literals</text:span></text:h>
      <text:p text:style-name="P5"/>
      <text:p text:style-name="P5"><text:span text:style-name="T26">1234567890</text:span><text:tab/><text:tab/><text:tab/><text:span text:style-name="T2">decimal</text:span></text:p>
      <text:p text:style-name="Text_20_body"><text:span text:style-name="T17">12345</text:span><text:span text:style-name="T16">67890ABCDEFabcdefH</text:span><text:span text:style-name="T10"><text:tab/>hexadecimal</text:span><text:span text:style-name="T11"> (</text:span><text:span text:style-name="T16">H|h</text:span><text:span text:style-name="T11">)</text:span></text:p>
      <text:p text:style-name="P2"><text:span text:style-name="T15">1000001B</text:span><text:span text:style-name="T9"><text:tab/><text:tab/><text:tab/><text:tab/>binary</text:span><text:span text:style-name="T11"> (</text:span><text:span text:style-name="T15">B|b</text:span><text:span text:style-name="T11">)</text:span></text:p>
      <text:p text:style-name="P4"><text:span text:style-name="T26">192.168.1.10</text:span><text:tab/><text:tab/><text:tab/>IP address</text:p>
      <text:p text:style-name="P2"><text:span text:style-name="T15">null</text:span><text:span text:style-name="T9"><text:tab/><text:tab/><text:tab/><text:tab/><text:tab/>universal null</text:span></text:p>
      <text:p text:style-name="P4"><text:span text:style-name="T55">"</text:span><text:span text:style-name="T26">abcdef\b\t\n\v\f\r</text:span><text:span text:style-name="T55">"</text:span><text:tab/><text:tab/>strings with<text:span text:style-name="T1"> \-s</text:span>ymbols</text:p>
      <text:p text:style-name="P4"><text:span text:style-name="T55">'</text:span><text:span text:style-name="T26">abcdef'</text:span><text:tab/><text:tab/><text:tab/><text:tab/>simple strings</text:p>
      <text:p text:style-name="P5"/>
      <text:h text:style-name="P48" text:outline-level="1">scopes</text:h>
      <text:p text:style-name="P3"/>
      <text:p text:style-name="P10">scope name { <text:span text:style-name="T1">&lt;</text:span>content<text:span text:style-name="T1">&gt; }</text:span></text:p>
      <text:p text:style-name="P10"/>
      <text:p text:style-name="P10">name<text:span text:style-name="T3">1</text:span>#name<text:span text:style-name="T3">2</text:span>#...#name<text:span text:style-name="T3">n</text:span> </text:p>
      <text:p text:style-name="P10"><text:span text:style-name="T9">#name</text:span><text:span text:style-name="T3">1</text:span><text:span text:style-name="T9">#name</text:span><text:span text:style-name="T3">2</text:span><text:span text:style-name="T9">#...#name</text:span><text:span text:style-name="T3">n</text:span><text:span text:style-name="T9"> </text:span></text:p>
      <text:p text:style-name="P10"><text:span text:style-name="T9">.#name</text:span><text:span text:style-name="T3">1</text:span><text:span text:style-name="T9">#name</text:span><text:span text:style-name="T3">2</text:span><text:span text:style-name="T9">#...#name</text:span><text:span text:style-name="T3">n</text:span><text:span text:style-name="T9"> </text:span></text:p>
      <text:p text:style-name="P10"><text:span text:style-name="T9">..#name</text:span><text:span text:style-name="T3">1</text:span><text:span text:style-name="T9">#name</text:span><text:span text:style-name="T3">2</text:span><text:span text:style-name="T9">#...#name</text:span><text:span text:style-name="T3">n</text:span><text:span text:style-name="T9"> </text:span></text:p>
      <text:p text:style-name="P2"><text:span text:style-name="T15">...#name</text:span><text:span text:style-name="T5">1</text:span><text:span text:style-name="T15">#name</text:span><text:span text:style-name="T5">2</text:span><text:span text:style-name="T15">#...#name</text:span><text:span text:style-name="T5">n</text:span><text:span text:style-name="T15"> </text:span></text:p>
      <text:h text:style-name="P44" text:outline-level="1"><text:span text:style-name="T2">file inclusion</text:span></text:h>
      <text:p text:style-name="P3"/>
      <text:p text:style-name="P10">include &lt;file-name&gt;</text:p>
      <text:p text:style-name="P2"/>
      <text:p text:style-name="P3"><text:span text:style-name="T2">file content</text:span> – <text:span text:style-name="T2">scope-level, unresolved names are permitted</text:span></text:p>
      <text:p text:style-name="P2"/>
      <text:p text:style-name="P2"/>
      <text:p text:style-name="P2"/>
      <text:p text:style-name="P2"/>
      <text:p text:style-name="P2"/>
      <text:p text:style-name="P2"/>
      <text:p text:style-name="Title"><text:soft-page-break/><text:span text:style-name="T2">Tokens</text:span>.</text:p>
      <text:p text:style-name="P3"/>
      <text:p text:style-name="P3"><text:span text:style-name="T2">The source file is parsed on tokens</text:span>. <text:span text:style-name="T2">On each step the prefix is cut up from the the rest of the file</text:span>. <text:span text:style-name="T2">Prefixes are cut up according ether the maximal prefix rule or the minimal prefix rule</text:span>. <text:span text:style-name="T2">The file is divided on text lines to designate a character position</text:span>. <text:span text:style-name="T2">An end of line is determined</text:span> <text:span text:style-name="T2">by the one of the following character combinations (the longest is selected)</text:span> : <text:span text:style-name="T27">“</text:span><text:span text:style-name="T29">\r</text:span><text:span text:style-name="T27">” “</text:span><text:span text:style-name="T29">\n</text:span><text:span text:style-name="T27">” “</text:span><text:span text:style-name="T29">\r\n</text:span><text:span text:style-name="T27">” .</text:span> </text:p>
      <text:h text:style-name="P48" text:outline-level="1">symbol classes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L</text:p>
          </table:table-cell>
          <table:table-cell table:style-name="Таблица1.B1" office:value-type="string">
            <text:p text:style-name="P22">a..z A..Z _</text:p>
          </table:table-cell>
        </table:table-row>
        <table:table-row>
          <table:table-cell table:style-name="Таблица1.A2" office:value-type="string">
            <text:p text:style-name="P24">D</text:p>
          </table:table-cell>
          <table:table-cell table:style-name="Таблица1.B2" office:value-type="string">
            <text:p text:style-name="P22">0..9</text:p>
          </table:table-cell>
        </table:table-row>
        <table:table-row>
          <table:table-cell table:style-name="Таблица1.A2" office:value-type="string">
            <text:p text:style-name="P24">B</text:p>
          </table:table-cell>
          <table:table-cell table:style-name="Таблица1.B2" office:value-type="string">
            <text:p text:style-name="P22">0 1</text:p>
          </table:table-cell>
        </table:table-row>
        <table:table-row>
          <table:table-cell table:style-name="Таблица1.A2" office:value-type="string">
            <text:p text:style-name="P24">H</text:p>
          </table:table-cell>
          <table:table-cell table:style-name="Таблица1.B2" office:value-type="string">
            <text:p text:style-name="P22">0..9 a..f A..F</text:p>
          </table:table-cell>
        </table:table-row>
        <table:table-row>
          <table:table-cell table:style-name="Таблица1.A2" office:value-type="string">
            <text:p text:style-name="P24">C</text:p>
          </table:table-cell>
          <table:table-cell table:style-name="Таблица1.B2" office:value-type="string">
            <text:p text:style-name="P22">[] {} () ; , # = &amp; + - * / % .</text:p>
          </table:table-cell>
        </table:table-row>
        <table:table-row>
          <table:table-cell table:style-name="Таблица1.A2" office:value-type="string">
            <text:p text:style-name="P24">S</text:p>
          </table:table-cell>
          <table:table-cell table:style-name="Таблица1.B2" office:value-type="string">
            <text:p text:style-name="P22"><text:span text:style-name="T1">s</text:span>pace<text:span text:style-name="T1"> </text:span>\t \v \f \r \n</text:p>
          </table:table-cell>
        </table:table-row>
        <table:table-row>
          <table:table-cell table:style-name="Таблица1.A2" office:value-type="string">
            <text:p text:style-name="P24">P</text:p>
          </table:table-cell>
          <table:table-cell table:style-name="Таблица1.B2" office:value-type="string">
            <text:p text:style-name="P22">printable symbols</text:p>
          </table:table-cell>
        </table:table-row>
        <table:table-row>
          <table:table-cell table:style-name="Таблица1.A2" office:value-type="string">
            <text:p text:style-name="P24">P<text:span text:style-name="T3">&gt;</text:span></text:p>
          </table:table-cell>
          <table:table-cell table:style-name="Таблица1.B2" office:value-type="string">
            <text:p text:style-name="P22"><text:span text:style-name="T42">P</text:span><text:span text:style-name="T41"> \ { </text:span>&gt;<text:span text:style-name="T41"> }</text:span></text:p>
          </table:table-cell>
        </table:table-row>
        <table:table-row>
          <table:table-cell table:style-name="Таблица1.A2" office:value-type="string">
            <text:p text:style-name="P24">P<text:span text:style-name="T3">'</text:span></text:p>
          </table:table-cell>
          <table:table-cell table:style-name="Таблица1.B2" office:value-type="string">
            <text:p text:style-name="P22"><text:span text:style-name="T42">P</text:span><text:span text:style-name="T41"> \ { </text:span><text:span text:style-name="T55">'</text:span><text:span text:style-name="T41"> }</text:span></text:p>
          </table:table-cell>
        </table:table-row>
        <table:table-row>
          <table:table-cell table:style-name="Таблица1.A2" office:value-type="string">
            <text:p text:style-name="P24"><text:span text:style-name="T41">P</text:span><text:span text:style-name="T7">"</text:span></text:p>
          </table:table-cell>
          <table:table-cell table:style-name="Таблица1.B2" office:value-type="string">
            <text:p text:style-name="P22"><text:span text:style-name="T42">P</text:span><text:span text:style-name="T41"> \ { </text:span><text:span text:style-name="T55">"</text:span><text:span text:style-name="T41"> , </text:span>\<text:span text:style-name="T41"> }</text:span></text:p>
          </table:table-cell>
        </table:table-row>
      </table:table>
      <text:p text:style-name="Text_20_body"/>
      <text:h text:style-name="P48" text:outline-level="1">token classes</text:h>
      <text:p text:style-name="Text_20_body"/>
      <text:p text:style-name="Text_20_body"><text:span text:style-name="T2">Comments are cut up according the minimal prefix rule</text:span>.</text:p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ShortComment</text:p>
          </table:table-cell>
          <table:table-cell table:style-name="Таблица2.B1" office:value-type="string">
            <text:p text:style-name="P22">/ / … end-of-line<text:span text:style-name="T1"> </text:span>or<text:span text:style-name="T1"> e</text:span>nd-of-file</text:p>
          </table:table-cell>
        </table:table-row>
        <table:table-row>
          <table:table-cell table:style-name="Таблица2.A2" office:value-type="string">
            <text:p text:style-name="P25">LongComment</text:p>
          </table:table-cell>
          <table:table-cell table:style-name="Таблица2.B2" office:value-type="string">
            <text:p text:style-name="P22">/ * … * /</text:p>
          </table:table-cell>
        </table:table-row>
      </table:table>
      <text:p text:style-name="Text_20_body"/>
      <text:p text:style-name="P3"><text:span text:style-name="T2">All othe tokens are cut up according the maximal prefix rule</text:span>.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Space</text:p>
          </table:table-cell>
          <table:table-cell table:style-name="Таблица3.B1" office:value-type="string">
            <text:p text:style-name="P21"><text:span text:style-name="T31">S</text:span><text:span text:style-name="T32">1..</text:span></text:p>
          </table:table-cell>
        </table:table-row>
        <table:table-row>
          <table:table-cell table:style-name="Таблица3.A2" office:value-type="string">
            <text:p text:style-name="P25">PunctSym</text:p>
          </table:table-cell>
          <table:table-cell table:style-name="Таблица3.B2" office:value-type="string">
            <text:p text:style-name="P24">C <text:span text:style-name="T39">\ { . }</text:span></text:p>
          </table:table-cell>
        </table:table-row>
        <table:table-row>
          <table:table-cell table:style-name="Таблица3.A2" office:value-type="string">
            <text:p text:style-name="P25">PunctArrow</text:p>
          </table:table-cell>
          <table:table-cell table:style-name="Таблица3.B2" office:value-type="string">
            <text:p text:style-name="P22">- &gt; </text:p>
          </table:table-cell>
        </table:table-row>
        <table:table-row>
          <table:table-cell table:style-name="Таблица3.A2" office:value-type="string">
            <text:p text:style-name="P25">PunctDots</text:p>
          </table:table-cell>
          <table:table-cell table:style-name="Таблица3.B2" office:value-type="string">
            <text:p text:style-name="P22">.<text:span text:style-name="T32">1..</text:span></text:p>
          </table:table-cell>
        </table:table-row>
        <text:soft-page-break/>
        <table:table-row>
          <table:table-cell table:style-name="Таблица3.A2" office:value-type="string">
            <text:p text:style-name="P25">Word</text:p>
          </table:table-cell>
          <table:table-cell table:style-name="Таблица3.B2" office:value-type="string">
            <text:p text:style-name="P24">L<text:span text:style-name="T39">(</text:span>L<text:span text:style-name="T39">|</text:span>D<text:span text:style-name="T39">)</text:span><text:span text:style-name="T33">*</text:span></text:p>
          </table:table-cell>
        </table:table-row>
        <table:table-row>
          <table:table-cell table:style-name="Таблица3.A2" office:value-type="string">
            <text:p text:style-name="P25">Dec</text:p>
          </table:table-cell>
          <table:table-cell table:style-name="Таблица3.B2" office:value-type="string">
            <text:p text:style-name="P21"><text:span text:style-name="T31">D</text:span><text:span text:style-name="T32">1..</text:span></text:p>
          </table:table-cell>
        </table:table-row>
        <table:table-row>
          <table:table-cell table:style-name="Таблица3.A2" office:value-type="string">
            <text:p text:style-name="P25">Bin</text:p>
          </table:table-cell>
          <table:table-cell table:style-name="Таблица3.B2" office:value-type="string">
            <text:p text:style-name="P21"><text:span text:style-name="T31">B</text:span><text:span text:style-name="T32">1..</text:span><text:span text:style-name="T9">(</text:span><text:span text:style-name="T12">B</text:span><text:span text:style-name="T9">|</text:span><text:span text:style-name="T13">b</text:span><text:span text:style-name="T9">)</text:span></text:p>
          </table:table-cell>
        </table:table-row>
        <table:table-row>
          <table:table-cell table:style-name="Таблица3.A2" office:value-type="string">
            <text:p text:style-name="P25">Hex</text:p>
          </table:table-cell>
          <table:table-cell table:style-name="Таблица3.B2" office:value-type="string">
            <text:p text:style-name="P21"><text:span text:style-name="T31">H</text:span><text:span text:style-name="T32">1..</text:span><text:span text:style-name="T9">(</text:span><text:span text:style-name="T13">H</text:span><text:span text:style-name="T9">|</text:span><text:span text:style-name="T13">h</text:span><text:span text:style-name="T9">)</text:span></text:p>
          </table:table-cell>
        </table:table-row>
        <table:table-row>
          <table:table-cell table:style-name="Таблица3.A2" office:value-type="string">
            <text:p text:style-name="P25">Number</text:p>
          </table:table-cell>
          <table:table-cell table:style-name="Таблица3.B2" office:value-type="string">
            <text:p text:style-name="P21"><text:span text:style-name="T54">Dec</text:span> <text:span text:style-name="T54">Bin</text:span> <text:span text:style-name="T54">Hex</text:span></text:p>
          </table:table-cell>
        </table:table-row>
        <table:table-row>
          <table:table-cell table:style-name="Таблица3.A2" office:value-type="string">
            <text:p text:style-name="P25">BString</text:p>
          </table:table-cell>
          <table:table-cell table:style-name="Таблица3.B2" office:value-type="string">
            <text:p text:style-name="P21"><text:span text:style-name="T40">&lt;</text:span> <text:span text:style-name="T31">P</text:span><text:span text:style-name="T4">&gt;</text:span><text:span text:style-name="T32">* </text:span><text:span text:style-name="T13">&gt;</text:span></text:p>
          </table:table-cell>
        </table:table-row>
        <table:table-row>
          <table:table-cell table:style-name="Таблица3.A2" office:value-type="string">
            <text:p text:style-name="P25">SString</text:p>
          </table:table-cell>
          <table:table-cell table:style-name="Таблица3.B2" office:value-type="string">
            <text:p text:style-name="P21"><text:span text:style-name="T40">'</text:span> <text:span text:style-name="T31">P</text:span><text:span text:style-name="T4">'</text:span><text:span text:style-name="T32">*</text:span><text:span text:style-name="T9"> </text:span><text:span text:style-name="T13">'</text:span></text:p>
          </table:table-cell>
        </table:table-row>
        <table:table-row>
          <table:table-cell table:style-name="Таблица3.A2" office:value-type="string">
            <text:p text:style-name="P25">DString</text:p>
          </table:table-cell>
          <table:table-cell table:style-name="Таблица3.B2" office:value-type="string">
            <text:p text:style-name="P21"><text:span text:style-name="T56">"</text:span><text:span text:style-name="T41"> ( </text:span><text:span text:style-name="T42">P</text:span><text:span text:style-name="T8">"</text:span><text:span text:style-name="T41"> | </text:span><text:span text:style-name="T40">\</text:span><text:span text:style-name="T41"> </text:span><text:span text:style-name="T42">P</text:span><text:span text:style-name="T41"> )</text:span><text:span text:style-name="T34">*</text:span><text:span text:style-name="T41"> </text:span><text:span text:style-name="T56">"</text:span><text:span text:style-name="T40"> </text:span></text:p>
          </table:table-cell>
        </table:table-row>
      </table:table>
      <text:p text:style-name="P3"/>
      <text:p text:style-name="P3"><text:span text:style-name="T2">Two consecutive tokens</text:span> <text:span text:style-name="T28">Number</text:span><text:span text:style-name="T2"> and</text:span> <text:span text:style-name="T28">Word</text:span><text:span text:style-name="T2"> are diagnosed as a error</text:span>. <text:span text:style-name="T2">Tokens from the set</text:span></text:p>
      <text:p text:style-name="P17"><text:span text:style-name="T28">Number</text:span><text:span text:style-name="T2"> </text:span><text:span text:style-name="T43"></text:span> <text:span text:style-name="T28">Word</text:span><text:span text:style-name="T48"> are also diagnosed as a error .</text:span></text:p>
      <text:h text:style-name="Heading_20_1" text:outline-level="1"><text:span text:style-name="T2">first letter</text:span> <text:span text:style-name="T2">→ token class</text:span></text:h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">S</text:p>
          </table:table-cell>
          <table:table-cell table:style-name="Таблица4.B1" office:value-type="string">
            <text:p text:style-name="P25">Space</text:p>
          </table:table-cell>
        </table:table-row>
        <table:table-row>
          <table:table-cell table:style-name="Таблица4.A2" office:value-type="string">
            <text:p text:style-name="P24">C</text:p>
          </table:table-cell>
          <table:table-cell table:style-name="Таблица4.B2" office:value-type="string">
            <text:p text:style-name="P25">Punct</text:p>
            <text:p text:style-name="P25">PunctArrow</text:p>
            <text:p text:style-name="P25">PunctDots</text:p>
          </table:table-cell>
        </table:table-row>
        <table:table-row>
          <table:table-cell table:style-name="Таблица4.A2" office:value-type="string">
            <text:p text:style-name="P24">L</text:p>
          </table:table-cell>
          <table:table-cell table:style-name="Таблица4.B2" office:value-type="string">
            <text:p text:style-name="P25">Word</text:p>
          </table:table-cell>
        </table:table-row>
        <table:table-row>
          <table:table-cell table:style-name="Таблица4.A2" office:value-type="string">
            <text:p text:style-name="P24">D</text:p>
          </table:table-cell>
          <table:table-cell table:style-name="Таблица4.B2" office:value-type="string">
            <text:p text:style-name="P25">Number</text:p>
          </table:table-cell>
        </table:table-row>
        <table:table-row>
          <table:table-cell table:style-name="Таблица4.A2" office:value-type="string">
            <text:p text:style-name="P22">/</text:p>
          </table:table-cell>
          <table:table-cell table:style-name="Таблица4.B2" office:value-type="string">
            <text:p text:style-name="P23">/</text:p>
            <text:p text:style-name="P25">ShortComment</text:p>
            <text:p text:style-name="P25">LongComment</text:p>
          </table:table-cell>
        </table:table-row>
        <table:table-row>
          <table:table-cell table:style-name="Таблица4.A2" office:value-type="string">
            <text:p text:style-name="P22">'</text:p>
          </table:table-cell>
          <table:table-cell table:style-name="Таблица4.B2" office:value-type="string">
            <text:p text:style-name="P25">SString</text:p>
          </table:table-cell>
        </table:table-row>
        <table:table-row>
          <table:table-cell table:style-name="Таблица4.A2" office:value-type="string">
            <text:p text:style-name="P27">"</text:p>
          </table:table-cell>
          <table:table-cell table:style-name="Таблица4.B2" office:value-type="string">
            <text:p text:style-name="P25">DString</text:p>
          </table:table-cell>
        </table:table-row>
        <table:table-row>
          <table:table-cell table:style-name="Таблица4.A2" office:value-type="string">
            <text:p text:style-name="P22">&lt;</text:p>
          </table:table-cell>
          <table:table-cell table:style-name="Таблица4.B2" office:value-type="string">
            <text:p text:style-name="P25">BString</text:p>
          </table:table-cell>
        </table:table-row>
      </table:table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2">Atoms</text:span>.</text:p>
      <text:p text:style-name="P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51">Atoms</text:p>
          </table:table-cell>
          <table:table-cell table:style-name="Таблица6.A1" office:value-type="string">
            <text:p text:style-name="P51">Tokens</text:p>
          </table:table-cell>
          <table:table-cell table:style-name="Таблица6.A1" office:value-type="string">
            <text:p text:style-name="P51">Token values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B2" office:value-type="string">
            <text:p text:style-name="Table_20_Contents"/>
          </table:table-cell>
          <table:table-cell table:style-name="Таблица6.C2" office:value-type="string">
            <text:p text:style-name="Table_20_Contents"/>
          </table:table-cell>
        </table:table-row>
        <table:table-row>
          <table:table-cell table:style-name="Таблица6.A3" office:value-type="string">
            <text:p text:style-name="P24">Number</text:p>
          </table:table-cell>
          <table:table-cell table:style-name="Таблица6.A3" office:value-type="string">
            <text:p text:style-name="P25">Dec</text:p>
            <text:p text:style-name="P25">Bin</text:p>
            <text:p text:style-name="P25">Hex</text:p>
          </table:table-cell>
          <table:table-cell table:style-name="Таблица6.C3" office:value-type="string">
            <text:p text:style-name="P20"/>
          </table:table-cell>
        </table:table-row>
        <table:table-row>
          <table:table-cell table:style-name="Таблица6.A3" office:value-type="string">
            <text:p text:style-name="P24">String</text:p>
          </table:table-cell>
          <table:table-cell table:style-name="Таблица6.A3" office:value-type="string">
            <text:p text:style-name="P25">SString</text:p>
            <text:p text:style-name="P25">DString</text:p>
          </table:table-cell>
          <table:table-cell table:style-name="Таблица6.C3" office:value-type="string">
            <text:p text:style-name="P20"/>
          </table:table-cell>
        </table:table-row>
        <table:table-row>
          <table:table-cell table:style-name="Таблица6.A3" office:value-type="string">
            <text:p text:style-name="P24">FileName</text:p>
          </table:table-cell>
          <table:table-cell table:style-name="Таблица6.A3" office:value-type="string">
            <text:p text:style-name="P25">BString</text:p>
          </table:table-cell>
          <table:table-cell table:style-name="Таблица6.C3" office:value-type="string">
            <text:p text:style-name="P20"/>
          </table:table-cell>
        </table:table-row>
        <table:table-row>
          <table:table-cell table:style-name="Таблица6.A3" office:value-type="string">
            <text:p text:style-name="P24">Name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0"/>
          </table:table-cell>
        </table:table-row>
        <table:table-row>
          <table:table-cell table:style-name="Таблица6.A2" office:value-type="string">
            <text:p text:style-name="P24"/>
          </table:table-cell>
          <table:table-cell table:style-name="Таблица6.B2" office:value-type="string">
            <text:p text:style-name="P25"/>
          </table:table-cell>
          <table:table-cell table:style-name="Таблица6.C2" office:value-type="string">
            <text:p text:style-name="P20"/>
          </table:table-cell>
        </table:table-row>
        <table:table-row>
          <table:table-cell table:style-name="Таблица6.A3" office:value-type="string">
            <text:p text:style-name="P24">in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int”</text:p>
          </table:table-cell>
        </table:table-row>
        <table:table-row>
          <table:table-cell table:style-name="Таблица6.A3" office:value-type="string">
            <text:p text:style-name="P24">sin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int”</text:p>
          </table:table-cell>
        </table:table-row>
        <table:table-row>
          <table:table-cell table:style-name="Таблица6.A3" office:value-type="string">
            <text:p text:style-name="P24">uin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int”</text:p>
          </table:table-cell>
        </table:table-row>
        <table:table-row>
          <table:table-cell table:style-name="Таблица6.A3" office:value-type="string">
            <text:p text:style-name="P24">ulen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len”</text:p>
          </table:table-cell>
        </table:table-row>
        <table:table-row>
          <table:table-cell table:style-name="Таблица6.A3" office:value-type="string">
            <text:p text:style-name="P24">sint8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int8”</text:p>
          </table:table-cell>
        </table:table-row>
        <table:table-row>
          <table:table-cell table:style-name="Таблица6.A3" office:value-type="string">
            <text:p text:style-name="P24">sint16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int16”</text:p>
          </table:table-cell>
        </table:table-row>
        <table:table-row>
          <table:table-cell table:style-name="Таблица6.A3" office:value-type="string">
            <text:p text:style-name="P24">sint32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int32”</text:p>
          </table:table-cell>
        </table:table-row>
        <table:table-row>
          <table:table-cell table:style-name="Таблица6.A3" office:value-type="string">
            <text:p text:style-name="P24">sint64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int64”</text:p>
          </table:table-cell>
        </table:table-row>
        <table:table-row>
          <table:table-cell table:style-name="Таблица6.A3" office:value-type="string">
            <text:p text:style-name="P24">uint8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int8”</text:p>
          </table:table-cell>
        </table:table-row>
        <table:table-row>
          <table:table-cell table:style-name="Таблица6.A3" office:value-type="string">
            <text:p text:style-name="P24">uint16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int16”</text:p>
          </table:table-cell>
        </table:table-row>
        <table:table-row>
          <table:table-cell table:style-name="Таблица6.A3" office:value-type="string">
            <text:p text:style-name="P24">uint32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int32”</text:p>
          </table:table-cell>
        </table:table-row>
        <table:table-row>
          <table:table-cell table:style-name="Таблица6.A3" office:value-type="string">
            <text:p text:style-name="P24">uint64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uint64”</text:p>
          </table:table-cell>
        </table:table-row>
        <table:table-row>
          <table:table-cell table:style-name="Таблица6.A3" office:value-type="string">
            <text:p text:style-name="P24">tex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text”</text:p>
          </table:table-cell>
        </table:table-row>
        <table:table-row>
          <table:table-cell table:style-name="Таблица6.A3" office:value-type="string">
            <text:p text:style-name="P24">ip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ip”</text:p>
          </table:table-cell>
        </table:table-row>
        <table:table-row>
          <table:table-cell table:style-name="Таблица6.A3" office:value-type="string">
            <text:p text:style-name="P24">struc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truct”</text:p>
          </table:table-cell>
        </table:table-row>
        <table:table-row>
          <table:table-cell table:style-name="Таблица6.A3" office:value-type="string">
            <text:p text:style-name="P24">type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type”</text:p>
          </table:table-cell>
        </table:table-row>
        <table:table-row>
          <table:table-cell table:style-name="Таблица6.A3" office:value-type="string">
            <text:p text:style-name="P24">null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null”</text:p>
          </table:table-cell>
        </table:table-row>
        <table:table-row>
          <table:table-cell table:style-name="Таблица6.A3" office:value-type="string">
            <text:p text:style-name="P24">scope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scope”</text:p>
          </table:table-cell>
        </table:table-row>
        <table:table-row>
          <table:table-cell table:style-name="Таблица6.A3" office:value-type="string">
            <text:p text:style-name="P24">include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include”</text:p>
          </table:table-cell>
        </table:table-row>
        <table:table-row>
          <table:table-cell table:style-name="Таблица6.A3" office:value-type="string">
            <text:p text:style-name="P24">const</text:p>
          </table:table-cell>
          <table:table-cell table:style-name="Таблица6.A3" office:value-type="string">
            <text:p text:style-name="P25">Word</text:p>
          </table:table-cell>
          <table:table-cell table:style-name="Таблица6.C3" office:value-type="string">
            <text:p text:style-name="P21">“const”</text:p>
          </table:table-cell>
        </table:table-row>
        <table:table-row>
          <table:table-cell table:style-name="Таблица6.A2" office:value-type="string">
            <text:p text:style-name="P24"/>
          </table:table-cell>
          <table:table-cell table:style-name="Таблица6.B2" office:value-type="string">
            <text:p text:style-name="P25"/>
          </table:table-cell>
          <table:table-cell table:style-name="Таблица6.C2" office:value-type="string">
            <text:p text:style-name="P21"/>
          </table:table-cell>
        </table:table-row>
        <text:soft-page-break/>
        <table:table-row>
          <table:table-cell table:style-name="Таблица6.A3" office:value-type="string">
            <text:p text:style-name="P24">→</text:p>
          </table:table-cell>
          <table:table-cell table:style-name="Таблица6.A3" office:value-type="string">
            <text:p text:style-name="P25">PunctArrow</text:p>
          </table:table-cell>
          <table:table-cell table:style-name="Таблица6.C3" office:value-type="string">
            <text:p text:style-name="P21">“-&gt;”</text:p>
          </table:table-cell>
        </table:table-row>
        <table:table-row>
          <table:table-cell table:style-name="Таблица6.A3" office:value-type="string">
            <text:p text:style-name="P24">.</text:p>
          </table:table-cell>
          <table:table-cell table:style-name="Таблица6.A3" office:value-type="string">
            <text:p text:style-name="P25">PunctDots</text:p>
          </table:table-cell>
          <table:table-cell table:style-name="Таблица6.C3" office:value-type="string">
            <text:p text:style-name="P21">“.”</text:p>
          </table:table-cell>
        </table:table-row>
        <table:table-row>
          <table:table-cell table:style-name="Таблица6.A3" office:value-type="string">
            <text:p text:style-name="P24">...</text:p>
          </table:table-cell>
          <table:table-cell table:style-name="Таблица6.A3" office:value-type="string">
            <text:p text:style-name="P25">PunctDots</text:p>
          </table:table-cell>
          <table:table-cell table:style-name="Таблица6.C3" office:value-type="string">
            <text:p text:style-name="P21">“..” “...” ets. </text:p>
          </table:table-cell>
        </table:table-row>
        <table:table-row>
          <table:table-cell table:style-name="Таблица6.A2" office:value-type="string">
            <text:p text:style-name="P24"/>
          </table:table-cell>
          <table:table-cell table:style-name="Таблица6.B2" office:value-type="string">
            <text:p text:style-name="P25"/>
          </table:table-cell>
          <table:table-cell table:style-name="Таблица6.C2" office:value-type="string">
            <text:p text:style-name="P20"/>
          </table:table-cell>
        </table:table-row>
        <table:table-row>
          <table:table-cell table:style-name="Таблица6.A3" office:value-type="string">
            <text:p text:style-name="P24">*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0"><text:span text:style-name="T2">“</text:span>*<text:span text:style-name="T2">”</text:span></text:p>
          </table:table-cell>
        </table:table-row>
        <table:table-row>
          <table:table-cell table:style-name="Таблица6.A3" office:value-type="string">
            <text:p text:style-name="P24">,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0"><text:span text:style-name="T2">“</text:span>,<text:span text:style-name="T2">”</text:span></text:p>
          </table:table-cell>
        </table:table-row>
        <table:table-row>
          <table:table-cell table:style-name="Таблица6.A3" office:value-type="string">
            <text:p text:style-name="P24">;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0"><text:span text:style-name="T2">“</text:span>;<text:span text:style-name="T2">”</text:span></text:p>
          </table:table-cell>
        </table:table-row>
        <table:table-row>
          <table:table-cell table:style-name="Таблица6.A3" office:value-type="string">
            <text:p text:style-name="P24">=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=”</text:p>
          </table:table-cell>
        </table:table-row>
        <table:table-row>
          <table:table-cell table:style-name="Таблица6.A3" office:value-type="string">
            <text:p text:style-name="P24">+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+”</text:p>
          </table:table-cell>
        </table:table-row>
        <table:table-row>
          <table:table-cell table:style-name="Таблица6.A3" office:value-type="string">
            <text:p text:style-name="P24">-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-”</text:p>
          </table:table-cell>
        </table:table-row>
        <table:table-row>
          <table:table-cell table:style-name="Таблица6.A3" office:value-type="string">
            <text:p text:style-name="P24">&amp;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&amp;”</text:p>
          </table:table-cell>
        </table:table-row>
        <table:table-row>
          <table:table-cell table:style-name="Таблица6.A3" office:value-type="string">
            <text:p text:style-name="P24">#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#”</text:p>
          </table:table-cell>
        </table:table-row>
        <table:table-row>
          <table:table-cell table:style-name="Таблица6.A3" office:value-type="string">
            <text:p text:style-name="P24">/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/”</text:p>
          </table:table-cell>
        </table:table-row>
        <table:table-row>
          <table:table-cell table:style-name="Таблица6.A3" office:value-type="string">
            <text:p text:style-name="P24">%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%”</text:p>
          </table:table-cell>
        </table:table-row>
        <table:table-row>
          <table:table-cell table:style-name="Таблица6.A3" office:value-type="string">
            <text:p text:style-name="P24">(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(”</text:p>
          </table:table-cell>
        </table:table-row>
        <table:table-row>
          <table:table-cell table:style-name="Таблица6.A3" office:value-type="string">
            <text:p text:style-name="P24">)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)”</text:p>
          </table:table-cell>
        </table:table-row>
        <table:table-row>
          <table:table-cell table:style-name="Таблица6.A3" office:value-type="string">
            <text:p text:style-name="P24">[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[”</text:p>
          </table:table-cell>
        </table:table-row>
        <table:table-row>
          <table:table-cell table:style-name="Таблица6.A3" office:value-type="string">
            <text:p text:style-name="P24">]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]”</text:p>
          </table:table-cell>
        </table:table-row>
        <table:table-row>
          <table:table-cell table:style-name="Таблица6.A3" office:value-type="string">
            <text:p text:style-name="P24">{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{”</text:p>
          </table:table-cell>
        </table:table-row>
        <table:table-row>
          <table:table-cell table:style-name="Таблица6.A3" office:value-type="string">
            <text:p text:style-name="P24">}</text:p>
          </table:table-cell>
          <table:table-cell table:style-name="Таблица6.A3" office:value-type="string">
            <text:p text:style-name="P25">PunctSym</text:p>
          </table:table-cell>
          <table:table-cell table:style-name="Таблица6.C3" office:value-type="string">
            <text:p text:style-name="P21">“}”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<text:span text:style-name="T2">Formal definition of the language</text:span>.</text:p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BODY</text:p>
          </table:table-cell>
          <table:table-cell table:style-name="Таблица5.B1" office:value-type="string">
            <text:p text:style-name="P21">empty</text:p>
            <text:p text:style-name="P21">BODY SCOPE</text:p>
            <text:p text:style-name="P21">BODY INCLUDE</text:p>
            <text:p text:style-name="P21">BODY TYPE</text:p>
            <text:p text:style-name="P21">BODY CONST</text:p>
            <text:p text:style-name="P21">BODY STRUCT ;</text:p>
          </table:table-cell>
        </table:table-row>
        <table:table-row>
          <table:table-cell table:style-name="Таблица5.A2" office:value-type="string">
            <text:p text:style-name="P21">SCOPE</text:p>
          </table:table-cell>
          <table:table-cell table:style-name="Таблица5.B2" office:value-type="string">
            <text:p text:style-name="P21"><text:span text:style-name="T45">scope</text:span> <text:span text:style-name="T45">Name</text:span> <text:span text:style-name="T45">{</text:span> BODY <text:span text:style-name="T45">}</text:span></text:p>
          </table:table-cell>
        </table:table-row>
        <table:table-row>
          <table:table-cell table:style-name="Таблица5.A2" office:value-type="string">
            <text:p text:style-name="P21">INCLUDE</text:p>
          </table:table-cell>
          <table:table-cell table:style-name="Таблица5.B2" office:value-type="string">
            <text:p text:style-name="P21"><text:span text:style-name="T45">include</text:span> <text:span text:style-name="T45">FileName</text:span></text:p>
          </table:table-cell>
        </table:table-row>
        <table:table-row>
          <table:table-cell table:style-name="Таблица5.A2" office:value-type="string">
            <text:p text:style-name="P21">TYPE</text:p>
          </table:table-cell>
          <table:table-cell table:style-name="Таблица5.B2" office:value-type="string">
            <text:p text:style-name="P21"><text:span text:style-name="T45">type</text:span> <text:span text:style-name="T45">Name</text:span> <text:span text:style-name="T45">=</text:span> TYPEDEF <text:span text:style-name="T45">;</text:span></text:p>
          </table:table-cell>
        </table:table-row>
        <table:table-row table:style-name="Таблица5.5">
          <table:table-cell table:style-name="Таблица5.A2" office:value-type="string">
            <text:p text:style-name="P21">CONST</text:p>
          </table:table-cell>
          <table:table-cell table:style-name="Таблица5.B2" office:value-type="string">
            <text:p text:style-name="P21">TYPEDEF <text:span text:style-name="T31">Name</text:span> <text:span text:style-name="T31">=</text:span> EXPR <text:span text:style-name="T31">;</text:span></text:p>
          </table:table-cell>
        </table:table-row>
        <table:table-row>
          <table:table-cell table:style-name="Таблица5.A1" office:value-type="string">
            <text:p text:style-name="P20"/>
          </table:table-cell>
          <table:table-cell table:style-name="Таблица5.B6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1">RNAME</text:p>
          </table:table-cell>
          <table:table-cell table:style-name="Таблица5.B2" office:value-type="string">
            <text:p text:style-name="P24">Name</text:p>
            <text:p text:style-name="P21">RNAME <text:span text:style-name="T31">#</text:span> <text:span text:style-name="T31">Name</text:span></text:p>
          </table:table-cell>
        </table:table-row>
        <table:table-row>
          <table:table-cell table:style-name="Таблица5.A2" office:value-type="string">
            <text:p text:style-name="P21">NAME</text:p>
          </table:table-cell>
          <table:table-cell table:style-name="Таблица5.B2" office:value-type="string">
            <text:p text:style-name="P21">RNAME</text:p>
            <text:p text:style-name="P21"><text:span text:style-name="T31">#</text:span> RNAME</text:p>
            <text:p text:style-name="P21"><text:span text:style-name="T31">.</text:span> <text:span text:style-name="T31">#</text:span> RNAME</text:p>
            <text:p text:style-name="P21"><text:span text:style-name="T31">...</text:span> <text:span text:style-name="T31">#</text:span> RNAME</text:p>
          </table:table-cell>
        </table:table-row>
        <table:table-row>
          <table:table-cell table:style-name="Таблица5.A2" office:value-type="string">
            <text:p text:style-name="P21">INAME</text:p>
          </table:table-cell>
          <table:table-cell table:style-name="Таблица5.B2" office:value-type="string">
            <text:p text:style-name="P24">int</text:p>
            <text:p text:style-name="P24">sint</text:p>
            <text:p text:style-name="P24">uint</text:p>
            <text:p text:style-name="P24">ulen</text:p>
            <text:p text:style-name="P24">sint8</text:p>
            <text:p text:style-name="P24">uint8</text:p>
            <text:p text:style-name="P24">sint16</text:p>
            <text:p text:style-name="P24">uint16</text:p>
            <text:p text:style-name="P24">sint32</text:p>
            <text:p text:style-name="P24">uint32</text:p>
            <text:p text:style-name="P24">sint64</text:p>
            <text:p text:style-name="P24">uint64</text:p>
          </table:table-cell>
        </table:table-row>
        <table:table-row>
          <table:table-cell table:style-name="Таблица5.A2" office:value-type="string">
            <text:p text:style-name="P21">TNAME</text:p>
          </table:table-cell>
          <table:table-cell table:style-name="Таблица5.B2" office:value-type="string">
            <text:p text:style-name="P21">INAME</text:p>
            <text:p text:style-name="P24">text</text:p>
            <text:p text:style-name="P24">ip</text:p>
          </table:table-cell>
        </table:table-row>
        <table:table-row table:style-name="Таблица5.11">
          <table:table-cell table:style-name="Таблица5.A1" office:value-type="string">
            <text:p text:style-name="P20"/>
          </table:table-cell>
          <table:table-cell table:style-name="Таблица5.B6" office:value-type="string">
            <text:p text:style-name="P20"/>
          </table:table-cell>
        </table:table-row>
        <text:soft-page-break/>
        <table:table-row>
          <table:table-cell table:style-name="Таблица5.A2" office:value-type="string">
            <text:p text:style-name="P21">TYPEDEF</text:p>
          </table:table-cell>
          <table:table-cell table:style-name="Таблица5.B2" office:value-type="string">
            <text:p text:style-name="P21">NAME</text:p>
            <text:p text:style-name="P21">TNAME</text:p>
            <text:p text:style-name="P21">TYPEDEF <text:span text:style-name="T31">*</text:span></text:p>
            <text:p text:style-name="P21">TYPEDEF <text:span text:style-name="T31">[</text:span> <text:span text:style-name="T31">]</text:span></text:p>
            <text:p text:style-name="P21">TYPEDEF <text:span text:style-name="T31">[</text:span> EXPR <text:span text:style-name="T31">]</text:span></text:p>
            <text:p text:style-name="P21">STRUCT</text:p>
          </table:table-cell>
        </table:table-row>
        <table:table-row>
          <table:table-cell table:style-name="Таблица5.A1" office:value-type="string">
            <text:p text:style-name="P20"/>
          </table:table-cell>
          <table:table-cell table:style-name="Таблица5.B6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1">STRUCT</text:p>
          </table:table-cell>
          <table:table-cell table:style-name="Таблица5.B2" office:value-type="string">
            <text:p text:style-name="P21"><text:span text:style-name="T31">struct</text:span> <text:span text:style-name="T31">Name</text:span> <text:span text:style-name="T31">{</text:span> SBODY <text:span text:style-name="T31">}</text:span></text:p>
          </table:table-cell>
        </table:table-row>
        <table:table-row>
          <table:table-cell table:style-name="Таблица5.A2" office:value-type="string">
            <text:p text:style-name="P21">SBODY</text:p>
          </table:table-cell>
          <table:table-cell table:style-name="Таблица5.B2" office:value-type="string">
            <text:p text:style-name="P21">empty</text:p>
            <text:p text:style-name="P21"><text:span text:style-name="T1">S</text:span>BODY<text:span text:style-name="T1"> </text:span>TYPE</text:p>
            <text:p text:style-name="P21">SBODY <text:span text:style-name="T31">const</text:span> CONST</text:p>
            <text:p text:style-name="P21">SBODY STRUCT <text:span text:style-name="T31">;</text:span></text:p>
            <text:p text:style-name="P21">SBODY TYPEDEF <text:span text:style-name="T31">Name</text:span> <text:span text:style-name="T31">;</text:span></text:p>
            <text:p text:style-name="P21">SBODY TYPEDEF <text:span text:style-name="T31">Name</text:span> <text:span text:style-name="T31">=</text:span> EXPR <text:span text:style-name="T31">;</text:span></text:p>
          </table:table-cell>
        </table:table-row>
        <table:table-row table:style-name="Таблица5.16">
          <table:table-cell table:style-name="Таблица5.A1" office:value-type="string">
            <text:p text:style-name="P20"/>
          </table:table-cell>
          <table:table-cell table:style-name="Таблица5.B6" office:value-type="string">
            <text:p text:style-name="P20"/>
          </table:table-cell>
        </table:table-row>
        <table:table-row>
          <table:table-cell table:style-name="Таблица5.A2" office:value-type="string">
            <text:p text:style-name="P21">EXPR</text:p>
          </table:table-cell>
          <table:table-cell table:style-name="Таблица5.B2" office:value-type="string">
            <text:p text:style-name="P21"><text:span text:style-name="T31">{</text:span> <text:span text:style-name="T31">}</text:span></text:p>
            <text:p text:style-name="P21"><text:span text:style-name="T31">{</text:span> ELIST <text:span text:style-name="T31">}</text:span></text:p>
            <text:p text:style-name="P21"><text:span text:style-name="T31">{</text:span> NELIST <text:span text:style-name="T31">}</text:span></text:p>
            <text:p text:style-name="P21"><text:span text:style-name="T39">EXPR </text:span><text:span text:style-name="T31">{</text:span><text:span text:style-name="T39"> </text:span><text:span text:style-name="T31">}</text:span></text:p>
            <text:p text:style-name="P21"><text:span text:style-name="T39">EXPR </text:span><text:span text:style-name="T31">{</text:span><text:span text:style-name="T39"> NELIST </text:span><text:span text:style-name="T31">}</text:span></text:p>
            <text:p text:style-name="P26">EXPR_ADD</text:p>
          </table:table-cell>
        </table:table-row>
        <table:table-row>
          <table:table-cell table:style-name="Таблица5.A2" office:value-type="string">
            <text:p text:style-name="P21">EXPR_ADD</text:p>
          </table:table-cell>
          <table:table-cell table:style-name="Таблица5.B2" office:value-type="string">
            <text:p text:style-name="P26">EXPR_MUL</text:p>
            <text:p text:style-name="P26">EXPR_ADD <text:span text:style-name="T31">+</text:span> EXPR_MUL</text:p>
            <text:p text:style-name="P26">EXPR_ADD <text:span text:style-name="T31">–</text:span> EXPR_MUL</text:p>
          </table:table-cell>
        </table:table-row>
        <table:table-row>
          <table:table-cell table:style-name="Таблица5.A2" office:value-type="string">
            <text:p text:style-name="P21">EXPR_MUL</text:p>
          </table:table-cell>
          <table:table-cell table:style-name="Таблица5.B2" office:value-type="string">
            <text:p text:style-name="P26">EXPR_UN</text:p>
            <text:p text:style-name="P26">EXPR_MUL <text:span text:style-name="T31">*</text:span> EXPR_UN</text:p>
            <text:p text:style-name="P26">EXPR_MUL <text:span text:style-name="T31">/</text:span> EXPR_UN</text:p>
            <text:p text:style-name="P26">EXPR_MUL <text:span text:style-name="T31">%</text:span> EXPR_UN</text:p>
          </table:table-cell>
        </table:table-row>
        <table:table-row>
          <table:table-cell table:style-name="Таблица5.A2" office:value-type="string">
            <text:p text:style-name="P21">EXPR_UN</text:p>
          </table:table-cell>
          <table:table-cell table:style-name="Таблица5.B2" office:value-type="string">
            <text:p text:style-name="P26">EXPR_POST</text:p>
            <text:p text:style-name="P21"><text:span text:style-name="T31">*</text:span><text:span text:style-name="T39"> EXPR_UN</text:span></text:p>
            <text:p text:style-name="P26"><text:span text:style-name="T31">&amp;</text:span> EXPR_UN</text:p>
            <text:p text:style-name="P26"><text:span text:style-name="T31">+</text:span> EXPR_UN</text:p>
            <text:p text:style-name="P26"><text:span text:style-name="T31">-</text:span> EXPR_UN</text:p>
          </table:table-cell>
        </table:table-row>
        <table:table-row>
          <table:table-cell table:style-name="Таблица5.A2" office:value-type="string">
            <text:p text:style-name="P21">EXPR_POST</text:p>
          </table:table-cell>
          <table:table-cell table:style-name="Таблица5.B2" office:value-type="string">
            <text:p text:style-name="P26">EXPR_NNPOST</text:p>
            <text:p text:style-name="P24">Number</text:p>
          </table:table-cell>
        </table:table-row>
        <table:table-row>
          <table:table-cell table:style-name="Таблица5.A2" office:value-type="string">
            <text:p text:style-name="P21">EXPR_NNPOST</text:p>
          </table:table-cell>
          <table:table-cell table:style-name="Таблица5.B2" office:value-type="string">
            <text:p text:style-name="P26">EXPR_NNPRIM</text:p>
            <text:p text:style-name="P26">EXPR_POST <text:span text:style-name="T31">[</text:span> EXPR <text:span text:style-name="T31">]</text:span></text:p>
            <text:p text:style-name="P26">EXPR_NNPOST <text:span text:style-name="T31">.</text:span> <text:span text:style-name="T31">Name</text:span></text:p>
            <text:p text:style-name="P26">EXPR_NNPOST <text:span text:style-name="T31">→</text:span> <text:span text:style-name="T31">Name</text:span></text:p>
          </table:table-cell>
        </table:table-row>
        <table:table-row>
          <table:table-cell table:style-name="Таблица5.A2" office:value-type="string">
            <text:p text:style-name="P21">EXPR_NNPRIM</text:p>
          </table:table-cell>
          <table:table-cell table:style-name="Таблица5.B2" office:value-type="string">
            <text:p text:style-name="P26"><text:span text:style-name="T31">(</text:span> EXPR <text:span text:style-name="T31">)</text:span></text:p>
            <text:p text:style-name="P26"><text:soft-page-break/>ITYPE <text:span text:style-name="T31">(</text:span> EXPR <text:span text:style-name="T31">)</text:span></text:p>
            <text:p text:style-name="P26">NAME</text:p>
            <text:p text:style-name="P26">NNLIT</text:p>
          </table:table-cell>
        </table:table-row>
        <table:table-row>
          <table:table-cell table:style-name="Таблица5.A2" office:value-type="string">
            <text:p text:style-name="P21"/>
          </table:table-cell>
          <table:table-cell table:style-name="Таблица5.B2" office:value-type="string">
            <text:p text:style-name="P26"/>
          </table:table-cell>
        </table:table-row>
        <table:table-row>
          <table:table-cell table:style-name="Таблица5.A2" office:value-type="string">
            <text:p text:style-name="P21">ELIST</text:p>
          </table:table-cell>
          <table:table-cell table:style-name="Таблица5.B2" office:value-type="string">
            <text:p text:style-name="P21">EXPR</text:p>
            <text:p text:style-name="P21">ELIST <text:span text:style-name="T31">,</text:span> EXPR</text:p>
          </table:table-cell>
        </table:table-row>
        <table:table-row>
          <table:table-cell table:style-name="Таблица5.A2" office:value-type="string">
            <text:p text:style-name="P21">NEXPR</text:p>
          </table:table-cell>
          <table:table-cell table:style-name="Таблица5.B2" office:value-type="string">
            <text:p text:style-name="P21"><text:span text:style-name="T31">.</text:span> <text:span text:style-name="T31">Name</text:span> <text:span text:style-name="T31">=</text:span> EXPR</text:p>
          </table:table-cell>
        </table:table-row>
        <table:table-row>
          <table:table-cell table:style-name="Таблица5.A2" office:value-type="string">
            <text:p text:style-name="P21">NELIST</text:p>
          </table:table-cell>
          <table:table-cell table:style-name="Таблица5.B2" office:value-type="string">
            <text:p text:style-name="P21">NEXPR</text:p>
            <text:p text:style-name="P21">NELIST <text:span text:style-name="T31">,</text:span> NEXPR</text:p>
          </table:table-cell>
        </table:table-row>
        <table:table-row>
          <table:table-cell table:style-name="Таблица5.A2" office:value-type="string">
            <text:p text:style-name="P21"/>
          </table:table-cell>
          <table:table-cell table:style-name="Таблица5.B2" office:value-type="string">
            <text:p text:style-name="P21"/>
          </table:table-cell>
        </table:table-row>
        <table:table-row>
          <table:table-cell table:style-name="Таблица5.A2" office:value-type="string">
            <text:p text:style-name="P21">ITYPE</text:p>
          </table:table-cell>
          <table:table-cell table:style-name="Таблица5.B2" office:value-type="string">
            <text:p text:style-name="P21">NAME</text:p>
            <text:p text:style-name="P21">INAME</text:p>
          </table:table-cell>
        </table:table-row>
        <table:table-row>
          <table:table-cell table:style-name="Таблица5.A2" office:value-type="string">
            <text:p text:style-name="P21">NNLIT</text:p>
          </table:table-cell>
          <table:table-cell table:style-name="Таблица5.B2" office:value-type="string">
            <text:p text:style-name="P24">null</text:p>
            <text:p text:style-name="P24">String</text:p>
            <text:p text:style-name="P21"><text:span text:style-name="T31">Number</text:span> <text:span text:style-name="T31">.</text:span> <text:span text:style-name="T31">Number</text:span> <text:span text:style-name="T31">.</text:span> <text:span text:style-name="T31">Number</text:span> <text:span text:style-name="T31">.</text:span> <text:span text:style-name="T31">Number</text:span></text:p>
          </table:table-cell>
        </table:table-row>
      </table:table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Title"><text:soft-page-break/><text:span text:style-name="T2">Data model</text:span>.</text:p>
      <text:p text:style-name="Text_20_body"/>
      <text:p text:style-name="P11">Body</text:p>
      <text:p text:style-name="P10">list&lt;Alias&gt;</text:p>
      <text:p text:style-name="P10">list&lt;Const&gt;</text:p>
      <text:p text:style-name="P10">list&lt;Struct&gt;</text:p>
      <text:p text:style-name="P10">list&lt;Len&gt;</text:p>
      <text:p text:style-name="P10">list&lt;Scope&gt; // level 1</text:p>
      <text:p text:style-name="P10"/>
      <text:p text:style-name="P11">Alias</text:p>
      <text:p text:style-name="P10">Name</text:p>
      <text:p text:style-name="P10"><text:span text:style-name="T51">●</text:span>→ Scope</text:p>
      <text:p text:style-name="P10">depth</text:p>
      <text:p text:style-name="P10"><text:span text:style-name="T51">●</text:span>→ Type</text:p>
      <text:p text:style-name="P10"/>
      <text:p text:style-name="P11">Const</text:p>
      <text:p text:style-name="P10">Name</text:p>
      <text:p text:style-name="P10"><text:span text:style-name="T51">●</text:span>→ Scope</text:p>
      <text:p text:style-name="P10">depth</text:p>
      <text:p text:style-name="P10"><text:span text:style-name="T51">●</text:span>→ Type</text:p>
      <text:p text:style-name="P10"><text:span text:style-name="T51">●</text:span>→ Expr</text:p>
      <text:p text:style-name="P10"/>
      <text:p text:style-name="P11">Field</text:p>
      <text:p text:style-name="P10">Name</text:p>
      <text:p text:style-name="P10"><text:span text:style-name="T51">●</text:span>→ Type</text:p>
      <text:p text:style-name="P10"><text:span text:style-name="T51">●</text:span>→ Expr</text:p>
      <text:p text:style-name="P10"/>
      <text:p text:style-name="P11"/>
      <text:p text:style-name="P11"/>
      <text:p text:style-name="P11"/>
      <text:p text:style-name="P11"/>
      <text:p text:style-name="P11"><text:soft-page-break/>Struct</text:p>
      <text:p text:style-name="P10">Name</text:p>
      <text:p text:style-name="P10"><text:span text:style-name="T51">●</text:span>→ Scope</text:p>
      <text:p text:style-name="P10">depth</text:p>
      <text:p text:style-name="P10">Scope</text:p>
      <text:p text:style-name="P10">olist&lt;Field&gt;</text:p>
      <text:p text:style-name="P10"/>
      <text:p text:style-name="P11">Len</text:p>
      <text:p text:style-name="P10"><text:span text:style-name="T51">●</text:span>→ Expr</text:p>
      <text:p text:style-name="P10"/>
      <text:p text:style-name="P11">Scope</text:p>
      <text:p text:style-name="P10">Name</text:p>
      <text:p text:style-name="P10"><text:span text:style-name="T51">●</text:span>→ Scope</text:p>
      <text:p text:style-name="P10"><text:span text:style-name="T51">●</text:span>→ Body</text:p>
      <text:p text:style-name="P10"/>
      <text:p text:style-name="P11">NameRef</text:p>
      <text:p text:style-name="P12"><draw:line text:anchor-type="paragraph" draw:z-index="0" draw:style-name="gr1" draw:text-style-name="P54" svg:x1="2.258cm" svg:y1="0.159cm" svg:x2="2.258cm" svg:y2="3.001cm"><text:p/></draw:line><draw:line text:anchor-type="paragraph" draw:z-index="2" draw:style-name="gr1" draw:text-style-name="P54" svg:x1="2.65cm" svg:y1="0.159cm" svg:x2="2.258cm" svg:y2="0.159cm"><text:p/></draw:line><text:tab/>rel</text:p>
      <text:p text:style-name="P12"><text:tab/>abs</text:p>
      <text:p text:style-name="P12"><text:tab/>this<text:tab/></text:p>
      <text:p text:style-name="P12"><text:tab/>dots</text:p>
      <text:p text:style-name="P12"><draw:line text:anchor-type="paragraph" draw:z-index="1" draw:style-name="gr1" draw:text-style-name="P54" svg:x1="2.65cm" svg:y1="-0.048cm" svg:x2="2.258cm" svg:y2="-0.048cm"><text:p/></draw:line>olist&lt;Name&gt;</text:p>
      <text:p text:style-name="P11"/>
      <text:p text:style-name="P11">Len</text:p>
      <text:p text:style-name="P12"><text:span text:style-name="T51">●</text:span>→ Expr</text:p>
      <text:p text:style-name="P11"/>
      <text:p text:style-name="P11">Type</text:p>
      <text:p text:style-name="P11"><text:span text:style-name="T52">●</text:span><text:span text:style-name="T44">→ Struct</text:span></text:p>
      <text:p text:style-name="P12"><text:tab/></text:p>
      <text:p text:style-name="P11"><text:span text:style-name="T44"><text:tab/></text:span>Type_suint&lt;SUInt&gt;</text:p>
      <text:p text:style-name="P11"><text:span text:style-name="T44"><text:tab/></text:span>Type_text</text:p>
      <text:p text:style-name="P11"><text:span text:style-name="T44"><text:tab/></text:span>Type_ip</text:p>
      <text:p text:style-name="P11"><text:span text:style-name="T44"><text:tab/></text:span>Type_ptr</text:p>
      <text:p text:style-name="P11"><text:soft-page-break/><text:span text:style-name="T44"><text:tab/></text:span><text:span text:style-name="T52">●</text:span><text:span text:style-name="T44">→ Type<text:tab/></text:span></text:p>
      <text:p text:style-name="P11"><text:span text:style-name="T44"><text:tab/></text:span>Type_array</text:p>
      <text:p text:style-name="P11"><text:span text:style-name="T44"><text:tab/></text:span><text:span text:style-name="T52">●</text:span><text:span text:style-name="T44">→ Type<text:tab/></text:span></text:p>
      <text:p text:style-name="P11"><text:span text:style-name="T44"><text:tab/></text:span>Type_array_len</text:p>
      <text:p text:style-name="P11"><text:span text:style-name="T44"><text:tab/></text:span><text:span text:style-name="T52">●</text:span><text:span text:style-name="T44">→ Type<text:tab/></text:span></text:p>
      <text:p text:style-name="P11"><text:span text:style-name="T44"><text:tab/></text:span><text:span text:style-name="T52">Len</text:span></text:p>
      <text:p text:style-name="P11"><text:span text:style-name="T44"><text:tab/></text:span>Type_struct</text:p>
      <text:p text:style-name="P11"><text:span text:style-name="T44"><text:tab/></text:span>Type_ref ( name link )</text:p>
      <text:p text:style-name="P11"><text:span text:style-name="T44"><text:tab/></text:span><text:span text:style-name="T52">●</text:span><text:span text:style-name="T44">→ NameRef</text:span></text:p>
      <text:p text:style-name="P12"><text:tab/><text:span text:style-name="T51">●</text:span>→ Alias<text:span text:style-name="T32">opt</text:span></text:p>
      <text:p text:style-name="P12"><text:tab/><text:span text:style-name="T51">●</text:span>→ Struct<text:span text:style-name="T32">opt</text:span></text:p>
      <text:p text:style-name="P12"/>
      <text:p text:style-name="P11">DomainType ( name link<text:span text:style-name="T32">opt</text:span> )</text:p>
      <text:p text:style-name="P12"><text:span text:style-name="T51">●</text:span>→ Type<text:span text:style-name="T32">opt</text:span></text:p>
      <text:p text:style-name="P12"><text:span text:style-name="T51">●</text:span>→ NameRef<text:span text:style-name="T32">opt</text:span></text:p>
      <text:p text:style-name="P12"><text:span text:style-name="T51">●</text:span>→ Alias<text:span text:style-name="T32">opt</text:span></text:p>
      <text:p text:style-name="P11"/>
      <text:p text:style-name="P11">Expr</text:p>
      <text:p text:style-name="P19"><text:tab/><text:tab/>PosName</text:p>
      <text:p text:style-name="P12"/>
      <text:p text:style-name="P12"><text:tab/><text:span text:style-name="T54">Expr_add</text:span> ( _sub _mul _div _rem _ind )</text:p>
      <text:p text:style-name="P12"><text:tab/><text:span text:style-name="T51">●</text:span>→ Expr</text:p>
      <text:p text:style-name="P12"><text:span text:style-name="T51"><text:tab/>●</text:span>→ Expr</text:p>
      <text:p text:style-name="P12"><text:tab/><text:span text:style-name="T54">Expr_deref</text:span> ( _address _plus _minus )</text:p>
      <text:p text:style-name="P12"><text:span text:style-name="T51"><text:tab/>●</text:span>→ Expr</text:p>
      <text:p text:style-name="P12"><text:tab/><text:span text:style-name="T54">Expr_number</text:span></text:p>
      <text:p text:style-name="P12"><text:tab/><text:span text:style-name="T54">Expr_ptr_select</text:span></text:p>
      <text:p text:style-name="P12"><text:tab/><text:span text:style-name="T51">●</text:span>→ Expr</text:p>
      <text:p text:style-name="P12"><text:tab/>Name</text:p>
      <text:p text:style-name="P12"><text:tab/><text:span text:style-name="T54">Expr_select</text:span></text:p>
      <text:p text:style-name="P12"><text:tab/><text:span text:style-name="T51">●</text:span>→ Expr</text:p>
      <text:p text:style-name="P12"><text:tab/>Name</text:p>
      <text:p text:style-name="P12"><text:soft-page-break/><text:tab/><text:span text:style-name="T54">Expr_domain</text:span></text:p>
      <text:p text:style-name="P12"><text:tab/><text:span text:style-name="T51">●</text:span>→ Expr</text:p>
      <text:p text:style-name="P12"><text:tab/><text:span text:style-name="T51">●</text:span>→ DomainType</text:p>
      <text:p text:style-name="P12"><text:tab/><text:span text:style-name="T14">Expr_var ( name link )</text:span></text:p>
      <text:p text:style-name="P12"><text:tab/><text:span text:style-name="T51">●</text:span>→ NameRef</text:p>
      <text:p text:style-name="P12"><text:tab/><text:span text:style-name="T51">●</text:span>→ Const</text:p>
      <text:p text:style-name="P12"><text:tab/><text:span text:style-name="T54">Expr_null</text:span></text:p>
      <text:p text:style-name="P12"><text:tab/><text:span text:style-name="T54">Expr_string</text:span></text:p>
      <text:p text:style-name="P12"><text:tab/><text:span text:style-name="T54">Expr_ip</text:span></text:p>
      <text:p text:style-name="P12"><text:tab/>Number</text:p>
      <text:p text:style-name="P12"><text:tab/>Number</text:p>
      <text:p text:style-name="P12"><text:tab/>Number</text:p>
      <text:p text:style-name="P12"><text:tab/>Number</text:p>
      <text:p text:style-name="P12"><text:tab/><text:span text:style-name="T54">Expr_noname_list</text:span></text:p>
      <text:p text:style-name="P12"><text:tab/>olist&lt;<text:span text:style-name="T51">●</text:span>→ Expr&gt;</text:p>
      <text:p text:style-name="P12"><text:tab/><text:span text:style-name="T54">Expr_named_list</text:span></text:p>
      <text:p text:style-name="P12"><text:tab/>list&lt;<text:span text:style-name="T51">●</text:span>→ Name,<text:span text:style-name="T51">●</text:span>→ Expr&gt;</text:p>
      <text:p text:style-name="P12"><text:tab/><text:span text:style-name="T54">Expr_apply_named_list</text:span></text:p>
      <text:p text:style-name="P12"><text:tab/><text:span text:style-name="T51">●</text:span>→ Expr</text:p>
      <text:p text:style-name="P12"><text:tab/>list&lt;<text:span text:style-name="T51">●</text:span>→ Name,<text:span text:style-name="T51">●</text:span>→ Expr&gt;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itle"><text:soft-page-break/><text:span text:style-name="T2">File names</text:span>.</text:p>
      <text:p text:style-name="Text_20_body"/>
      <text:p text:style-name="P10">extname<text:span text:style-name="T46"> – non-empty file name</text:span><text:span text:style-name="T49">, w</text:span><text:span text:style-name="T46">ithout</text:span><text:span text:style-name="T49"> </text:span><text:span text:style-name="T26">'/' '\' ':'</text:span><text:span text:style-name="T46"> characters, may be</text:span><text:span text:style-name="T49"> s</text:span><text:span text:style-name="T46">pecial</text:span><text:span text:style-name="T49"> ( </text:span>“<text:span text:style-name="T30">.</text:span>”<text:span text:style-name="T30"> </text:span>“<text:span text:style-name="T30">..</text:span>”<text:span text:style-name="T49"> ).</text:span></text:p>
      <text:p text:style-name="P2"><text:span text:style-name="T26">name</text:span> – regular file name<text:span text:style-name="T1">.</text:span></text:p>
      <text:p text:style-name="Text_20_body"/>
      <text:p text:style-name="Text_20_body"><text:span text:style-name="T2">General file name</text:span>:</text:p>
      <text:p text:style-name="P2"><text:span text:style-name="T26"><text:tab/>(dev:)</text:span><text:span text:style-name="T35">opt</text:span><text:span text:style-name="T15">(/)</text:span><text:span text:style-name="T35">opt</text:span><text:span text:style-name="T15">(extname/)</text:span><text:span text:style-name="T35">*</text:span><text:span text:style-name="T15">name</text:span><text:span text:style-name="T18"> .</text:span></text:p>
      <text:p text:style-name="P6"/>
      <text:p text:style-name="P7"><text:span text:style-name="T2">Normalized file name</text:span>:</text:p>
      <text:p text:style-name="P3"><text:span text:style-name="T18"><text:tab/></text:span><text:span text:style-name="T16">(dev:)</text:span><text:span text:style-name="T36">opt</text:span><text:span text:style-name="T16">(/)</text:span><text:span text:style-name="T36">opt</text:span><text:span text:style-name="T16">(name/)</text:span><text:span text:style-name="T36">*</text:span><text:span text:style-name="T16">name</text:span></text:p>
      <text:p text:style-name="P3"><text:span text:style-name="T16"><text:tab/>(dev:)</text:span><text:span text:style-name="T36">opt</text:span><text:span text:style-name="T16">(../)</text:span><text:span text:style-name="T36">1..</text:span><text:span text:style-name="T16">(name/)</text:span><text:span text:style-name="T36">*</text:span><text:span text:style-name="T16">name</text:span><text:span text:style-name="T19"> .</text:span></text:p>
      <text:p text:style-name="P6"/>
      <text:p text:style-name="P7"><text:span text:style-name="T2">Absolute names</text:span>:</text:p>
      <text:p text:style-name="P3"><text:span text:style-name="T18"><text:tab/></text:span><text:span text:style-name="T16">(dev:)</text:span><text:span text:style-name="T36">opt</text:span><text:span text:style-name="T16">/</text:span><text:span text:style-name="T16">(name/)</text:span><text:span text:style-name="T36">*</text:span><text:span text:style-name="T16">name</text:span></text:p>
      <text:p text:style-name="P3"><text:span text:style-name="T15"><text:tab/></text:span><text:span text:style-name="T16">dev:(name/)</text:span><text:span text:style-name="T36">*</text:span><text:span text:style-name="T16">name</text:span><text:span text:style-name="T19"> .</text:span></text:p>
      <text:p text:style-name="P6"/>
      <text:p text:style-name="P3"><text:span text:style-name="T19">Relative names</text:span><text:span text:style-name="T18">:</text:span></text:p>
      <text:p text:style-name="P3"><text:span text:style-name="T19"><text:tab/></text:span><text:span text:style-name="T16">(name/)</text:span><text:span text:style-name="T36">*</text:span><text:span text:style-name="T16">name</text:span><text:span text:style-name="T19"> 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<text:span text:style-name="T2">Evaluation model</text:span>.</text:p>
      <text:h text:style-name="P46" text:outline-level="1">types</text:h>
      <text:p text:style-name="P6"/>
      <text:p text:style-name="P6"/>
      <text:p text:style-name="P6"><draw:frame text:anchor-type="paragraph" draw:z-index="4" draw:style-name="gr3" draw:text-style-name="P56" svg:width="2.234cm" svg:height="0.747cm" svg:x="0.023cm" svg:y="-0.051cm"><draw:text-box><text:p><text:span text:style-name="T26">suint&lt;&gt;</text:span></text:p></draw:text-box></draw:frame><draw:rect text:anchor-type="paragraph" draw:z-index="3" draw:style-name="gr2" draw:text-style-name="P55" svg:width="1.902cm" svg:height="1.02cm" svg:x="2.258cm" svg:y="-0.187cm"><text:p text:style-name="P54"><text:span text:style-name="T26">int</text:span></text:p></draw:rect><draw:frame text:anchor-type="paragraph" draw:z-index="19" draw:style-name="gr4" draw:text-style-name="P57" svg:width="1.784cm" svg:height="0.863cm" svg:x="9.761cm" svg:y="0.138cm"><draw:text-box><text:p><text:span text:style-name="T57">*</text:span></text:p></draw:text-box></draw:frame></text:p>
      <text:p text:style-name="P6"><draw:rect text:anchor-type="paragraph" draw:z-index="5" draw:style-name="gr2" draw:text-style-name="P55" svg:width="1.902cm" svg:height="1.02cm" svg:x="2.256cm" svg:y="0.349cm"><text:p text:style-name="P54"><text:span text:style-name="T26">text</text:span></text:p></draw:rect><draw:rect text:anchor-type="paragraph" draw:z-index="13" draw:style-name="gr2" draw:text-style-name="P55" svg:width="1.902cm" svg:height="1.02cm" svg:x="7.511cm" svg:y="0.427cm"><text:p text:style-name="P54"><text:span text:style-name="T26">*</text:span></text:p></draw:rect></text:p>
      <text:p text:style-name="P6"><draw:frame text:anchor-type="paragraph" draw:z-index="7" draw:style-name="gr4" draw:text-style-name="P56" svg:width="1.784cm" svg:height="0.863cm" svg:x="-0.016cm" svg:y="-0.173cm"><draw:text-box><text:p><text:span text:style-name="T26">text</text:span></text:p></draw:text-box></draw:frame><draw:frame text:anchor-type="paragraph" draw:z-index="16" draw:style-name="gr4" draw:text-style-name="P56" svg:width="1.784cm" svg:height="0.863cm" svg:x="5.156cm" svg:y="-0.039cm"><draw:text-box><text:p><text:span text:style-name="T26">ptr</text:span></text:p></draw:text-box></draw:frame></text:p>
      <text:p text:style-name="P6"><draw:rect text:anchor-type="paragraph" draw:z-index="6" draw:style-name="gr2" draw:text-style-name="P55" svg:width="1.902cm" svg:height="1.02cm" svg:x="2.26cm" svg:y="0.224cm"><text:p text:style-name="P54"><text:span text:style-name="T26">ip</text:span></text:p></draw:rect><draw:frame text:anchor-type="paragraph" draw:z-index="8" draw:style-name="gr5" draw:text-style-name="P56" svg:width="1.902cm" svg:height="0.922cm" svg:x="0.023cm" svg:y="0.4cm"><draw:text-box><text:p><text:span text:style-name="T26">ip</text:span></text:p></draw:text-box></draw:frame><draw:rect text:anchor-type="paragraph" draw:z-index="14" draw:style-name="gr2" draw:text-style-name="P55" svg:width="1.902cm" svg:height="1.02cm" svg:x="7.511cm" svg:y="0.321cm"><text:p text:style-name="P54"><text:span text:style-name="T26">[]</text:span></text:p></draw:rect><draw:frame text:anchor-type="paragraph" draw:z-index="20" draw:style-name="gr4" draw:text-style-name="P57" svg:width="1.784cm" svg:height="0.863cm" svg:x="12.663cm" svg:y="0.464cm"><draw:text-box><text:p><text:span text:style-name="T57">→ </text:span><text:span text:style-name="T57">T</text:span></text:p></draw:text-box></draw:frame></text:p>
      <text:p text:style-name="P6"><draw:frame text:anchor-type="paragraph" draw:z-index="17" draw:style-name="gr4" draw:text-style-name="P56" svg:width="1.784cm" svg:height="0.863cm" svg:x="5.099cm" svg:y="-0.076cm"><draw:text-box><text:p><text:span text:style-name="T26">array</text:span></text:p></draw:text-box></draw:frame></text:p>
      <text:p text:style-name="P6"><draw:rect text:anchor-type="paragraph" draw:z-index="9" draw:style-name="gr2" draw:text-style-name="P55" svg:width="1.902cm" svg:height="1.02cm" svg:x="2.279cm" svg:y="0.131cm"><text:p text:style-name="P54"><text:span text:style-name="T26">S</text:span></text:p></draw:rect><draw:frame text:anchor-type="paragraph" draw:z-index="11" draw:style-name="gr5" draw:text-style-name="P56" svg:width="1.902cm" svg:height="0.922cm" svg:x="0.042cm" svg:y="0.316cm"><draw:text-box><text:p><text:span text:style-name="T26">struct</text:span></text:p></draw:text-box></draw:frame><draw:rect text:anchor-type="paragraph" draw:z-index="15" draw:style-name="gr2" draw:text-style-name="P55" svg:width="1.902cm" svg:height="1.02cm" svg:x="7.511cm" svg:y="0.215cm"><text:p text:style-name="P54"><text:span text:style-name="T26">[Len]</text:span></text:p></draw:rect><draw:frame text:anchor-type="paragraph" draw:z-index="18" draw:style-name="gr4" draw:text-style-name="P56" svg:width="2.274cm" svg:height="0.863cm" svg:x="5.061cm" svg:y="0.466cm"><draw:text-box><text:p><text:span text:style-name="T26">array_len</text:span></text:p></draw:text-box></draw:frame></text:p>
      <text:p text:style-name="P6"><draw:path text:anchor-type="paragraph" draw:z-index="24" draw:style-name="gr6" draw:text-style-name="P54" svg:width="0.705cm" svg:height="1.548cm" svg:x="8.393cm" svg:y="0.344cm" svg:viewBox="0 0 706 1549" svg:d="m706 1549c-22-215-133-404-235-589-110-200-291-357-333-588l-78-196-60-176"><text:p/></draw:path><draw:path text:anchor-type="paragraph" draw:z-index="25" draw:style-name="gr7" draw:text-style-name="P54" svg:width="1.997cm" svg:height="1.743cm" svg:x="4.12cm" svg:y="0.226cm" svg:viewBox="0 0 1998 1744" svg:d="m1998 1744c-125-243-389-338-548-548-158-209-379-360-589-510-198-141-378-309-588-430l-195-177-78-79"><text:p/></draw:path><draw:path text:anchor-type="paragraph" draw:z-index="26" draw:style-name="gr7" draw:text-style-name="P54" svg:width="1.176cm" svg:height="0.978cm" svg:x="0.924cm" svg:y="0.25cm" svg:viewBox="0 0 1177 979" svg:d="m1177 979c-198-56-406-64-607-72-268-11-369-256-510-408l-60-179v-178-142"><text:p/></draw:path><draw:custom-shape text:anchor-type="paragraph" draw:z-index="29" draw:style-name="gr8" svg:width="0.452cm" svg:height="0.491cm" svg:x="8.961cm" svg:y="0.046cm"><text:p/><draw:enhanced-geometry svg:viewBox="0 0 21600 21600" draw:text-areas="?f4 ?f4 ?f3 ?f3" draw:type="star4" draw:modifiers="6555.6420233463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6"><draw:rect text:anchor-type="paragraph" draw:z-index="10" draw:style-name="gr2" draw:text-style-name="P55" svg:width="1.902cm" svg:height="1.02cm" svg:x="2.26cm" svg:y="0.041cm"><text:p text:style-name="P54"><text:span text:style-name="T26">A</text:span></text:p></draw:rect><draw:frame text:anchor-type="paragraph" draw:z-index="12" draw:style-name="gr5" draw:text-style-name="P56" svg:width="1.902cm" svg:height="0.922cm" svg:x="-0.016cm" svg:y="0.171cm"><draw:text-box><text:p><text:span text:style-name="T26">ref</text:span></text:p></draw:text-box></draw:frame></text:p>
      <text:p text:style-name="P6"><draw:frame text:anchor-type="paragraph" draw:z-index="21" draw:style-name="gr4" draw:text-style-name="P56" svg:width="2.784cm" svg:height="0.863cm" svg:x="4.904cm" svg:y="0.377cm"><draw:text-box><text:p><text:span text:style-name="T26">base_struct</text:span></text:p></draw:text-box></draw:frame><draw:frame text:anchor-type="paragraph" draw:z-index="22" draw:style-name="gr4" draw:text-style-name="P56" svg:width="2.784cm" svg:height="0.863cm" svg:x="8.393cm" svg:y="0.39cm"><draw:text-box><text:p><text:span text:style-name="T26">len_node</text:span></text:p></draw:text-box></draw:frame><draw:path text:anchor-type="paragraph" draw:z-index="27" draw:style-name="gr7" draw:text-style-name="P54" svg:width="1.294cm" svg:height="0.888cm" svg:x="0.709cm" svg:y="0.155cm" svg:viewBox="0 0 1295 889" svg:d="m1295 7c-208-21-415 11-628 20-251 10-429 176-549 352l-58 196-60 196v118"><text:p/></draw:path><draw:custom-shape text:anchor-type="paragraph" draw:z-index="28" draw:style-name="gr8" svg:width="0.452cm" svg:height="0.491cm" svg:x="3.415cm" svg:y="-0.129cm"><text:p/><draw:enhanced-geometry svg:viewBox="0 0 21600 21600" draw:text-areas="?f4 ?f4 ?f3 ?f3" draw:type="star4" draw:modifiers="6555.6420233463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6"><draw:frame text:anchor-type="paragraph" draw:z-index="23" draw:style-name="gr4" draw:text-style-name="P56" svg:width="3.94cm" svg:height="0.863cm" svg:x="0.042cm" svg:y="0.058cm"><draw:text-box><text:p><text:span text:style-name="T26">another type</text:span></text:p></draw:text-box></draw:frame></text:p>
      <text:p text:style-name="P6"/>
      <text:h text:style-name="P46" text:outline-level="1">forbidden type definition loops</text:h>
      <text:p text:style-name="P7"/>
      <text:p text:style-name="P8">T[] → T</text:p>
      <text:p text:style-name="P8">T[Len] → T</text:p>
      <text:p text:style-name="P8">T * → T</text:p>
      <text:p text:style-name="P8"/>
      <text:p text:style-name="P10"><text:span text:style-name="T9">struct { T</text:span><text:span text:style-name="T3">1</text:span><text:span text:style-name="T9">, ..., T</text:span><text:span text:style-name="T3">n </text:span><text:span text:style-name="T9">} → <text:s/>T</text:span><text:span text:style-name="T3">1</text:span><text:span text:style-name="T9">, ..., T</text:span><text:span text:style-name="T3">n</text:span></text:p>
      <text:p text:style-name="P8">T[] → T</text:p>
      <text:p text:style-name="P8">T[Len] → T</text:p>
      <text:p text:style-name="P7"/>
      <text:h text:style-name="P46" text:outline-level="1">type genres and special types</text:h>
      <text:p text:style-name="P6"/>
      <text:p text:style-name="P28">int {<text:span text:style-name="T31">slen</text:span>, sint8, ..., uint64}</text:p>
      <text:p text:style-name="P28">text</text:p>
      <text:p text:style-name="P28">ip</text:p>
      <text:p text:style-name="P28">struct {}</text:p>
      <text:p text:style-name="P28"><text:soft-page-break/>array {}</text:p>
      <text:p text:style-name="P28">ptr {}</text:p>
      <text:p text:style-name="P33"><text:span text:style-name="T25">ptr</text:span><text:span text:style-name="T38">*</text:span><text:span text:style-name="T32"> </text:span></text:p>
      <text:p text:style-name="P31">LVptr</text:p>
      <text:p text:style-name="P32"/>
      <text:h text:style-name="P48" text:outline-level="1">evaluation graph</text:h>
      <text:p text:style-name="P32"/>
      <text:p text:style-name="P32"><draw:g text:anchor-type="paragraph" draw:z-index="30" draw:style-name="gr9"><draw:rect draw:style-name="gr10" draw:text-style-name="P55" svg:width="1.079cm" svg:height="0.966cm" svg:x="3.61cm" svg:y="0.34cm"><text:p text:style-name="P54"><text:span text:style-name="T26">T</text:span></text:p></draw:rect><draw:line draw:style-name="gr11" draw:text-style-name="P54" svg:x1="2.395cm" svg:y1="0.871cm" svg:x2="3.61cm" svg:y2="0.871cm"><text:p/></draw:line><draw:frame draw:style-name="gr12" draw:text-style-name="P55" svg:width="0.784cm" svg:height="0.69cm" svg:x="1.612cm" svg:y="0.538cm"><draw:text-box><text:p text:style-name="P54"><text:span text:style-name="T26">T</text:span></text:p></draw:text-box></draw:frame><draw:frame draw:style-name="gr13" draw:text-style-name="P56" svg:width="1.825cm" svg:height="0.689cm" svg:x="3.843cm" svg:y="1.674cm"><draw:text-box><text:p><text:span text:style-name="T26">const</text:span></text:p></draw:text-box></draw:frame><draw:frame draw:style-name="gr13" draw:text-style-name="P56" svg:width="1.825cm" svg:height="0.689cm" svg:x="3.843cm" svg:y="2.245cm"><draw:text-box><text:p><text:span text:style-name="T26">len</text:span></text:p></draw:text-box></draw:frame><draw:frame draw:style-name="gr13" draw:text-style-name="P56" svg:width="2.511cm" svg:height="0.689cm" svg:x="3.843cm" svg:y="2.817cm"><draw:text-box><text:p><text:span text:style-name="T26">def_field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><draw:g text:anchor-type="paragraph" draw:z-index="31" draw:style-name="gr9"><draw:rect draw:style-name="gr10" draw:text-style-name="P55" svg:width="1.079cm" svg:height="0.966cm" svg:x="3.826cm" svg:y="-0.034cm"><text:p text:style-name="P54"><text:span text:style-name="T26">ptr</text:span></text:p></draw:rect><draw:line draw:style-name="gr11" draw:text-style-name="P54" svg:x1="2.611cm" svg:y1="0.448cm" svg:x2="3.826cm" svg:y2="0.448cm"><text:p/></draw:line><draw:frame draw:style-name="gr12" draw:text-style-name="P55" svg:width="0.784cm" svg:height="0.69cm" svg:x="1.847cm" svg:y="0.111cm"><draw:text-box><text:p text:style-name="P54"><text:span text:style-name="T26">ptr</text:span></text:p></draw:text-box></draw:frame><draw:frame draw:style-name="gr13" draw:text-style-name="P56" svg:width="1.825cm" svg:height="0.689cm" svg:x="4.04cm" svg:y="1.273cm"><draw:text-box><text:p><text:span text:style-name="T26">temp</text:span></text:p></draw:text-box></draw:frame></draw:g></text:p>
      <text:p text:style-name="P32"/>
      <text:p text:style-name="P32"/>
      <text:p text:style-name="P32"/>
      <text:p text:style-name="P32"><draw:g text:anchor-type="paragraph" draw:z-index="32" draw:style-name="gr9"><draw:ellipse draw:style-name="gr10" draw:text-style-name="P55" svg:width="2.647cm" svg:height="1.451cm" svg:x="1.651cm" svg:y="0.453cm"><text:p text:style-name="P54"><text:span text:style-name="T26">def_field</text:span></text:p></draw:ellipse><draw:line draw:style-name="gr11" draw:text-style-name="P54" svg:x1="4.297cm" svg:y1="1.18cm" svg:x2="5.512cm" svg:y2="1.18cm"><text:p/></draw:line><draw:frame draw:style-name="gr12" draw:text-style-name="P55" svg:width="0.784cm" svg:height="0.69cm" svg:x="5.533cm" svg:y="0.845cm"><draw:text-box><text:p text:style-name="P54"><text:span text:style-name="T26">T</text:span></text:p></draw:text-box></draw:frame></draw:g></text:p>
      <text:p text:style-name="P32"/>
      <text:p text:style-name="P32"/>
      <text:p text:style-name="P32"/>
      <text:p text:style-name="P32"><draw:g text:anchor-type="paragraph" draw:z-index="33" draw:style-name="gr9"><draw:ellipse draw:style-name="gr10" draw:text-style-name="P55" svg:width="2.647cm" svg:height="1.451cm" svg:x="1.651cm" svg:y="-0.109cm"><text:p text:style-name="P54"><text:span text:style-name="T26">temp</text:span></text:p></draw:ellipse><draw:line draw:style-name="gr11" draw:text-style-name="P54" svg:x1="4.297cm" svg:y1="0.619cm" svg:x2="5.512cm" svg:y2="0.619cm"><text:p/></draw:line><draw:frame draw:style-name="gr12" draw:text-style-name="P55" svg:width="0.784cm" svg:height="0.69cm" svg:x="5.533cm" svg:y="0.283cm"><draw:text-box><text:p text:style-name="P54"><text:span text:style-name="T26">ptr</text:span></text:p></draw:text-box></draw:frame></draw:g></text:p>
      <text:p text:style-name="P32"/>
      <text:p text:style-name="P32"/>
      <text:p text:style-name="P32"><draw:g text:anchor-type="paragraph" draw:z-index="34" draw:style-name="gr9"><draw:ellipse draw:style-name="gr10" draw:text-style-name="P55" svg:width="2.647cm" svg:height="1.451cm" svg:x="1.651cm" svg:y="0.093cm"><text:p text:style-name="P54"><text:span text:style-name="T26">&amp;const</text:span></text:p></draw:ellipse><draw:line draw:style-name="gr11" draw:text-style-name="P54" svg:x1="4.297cm" svg:y1="0.821cm" svg:x2="5.512cm" svg:y2="0.821cm"><text:p/></draw:line><draw:frame draw:style-name="gr12" draw:text-style-name="P55" svg:width="0.784cm" svg:height="0.69cm" svg:x="5.533cm" svg:y="0.485cm"><draw:text-box><text:p text:style-name="P54"><text:span text:style-name="T26">ptr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/>
      <text:p text:style-name="P29"/>
      <text:p text:style-name="P29"><text:soft-page-break/>T : int</text:p>
      <text:p text:style-name="P32"/>
      <text:p text:style-name="P32"/>
      <text:p text:style-name="P32"><draw:g text:anchor-type="paragraph" draw:z-index="35" draw:style-name="gr9"><draw:ellipse draw:style-name="gr10" draw:text-style-name="P55" svg:width="2.922cm" svg:height="1.745cm" svg:x="3.14cm" svg:y="0.517cm"><text:p text:style-name="P54"><text:span text:style-name="T26">T+T</text:span></text:p></draw:ellipse><draw:line draw:style-name="gr11" draw:text-style-name="P54" svg:x1="6.061cm" svg:y1="1.372cm" svg:x2="7.276cm" svg:y2="1.372cm"><text:p/></draw:line><draw:line draw:style-name="gr11" draw:text-style-name="P54" svg:x1="2.219cm" svg:y1="2.222cm" svg:x2="3.316cm" svg:y2="1.852cm"><text:p/></draw:line><draw:line draw:style-name="gr11" draw:text-style-name="P54" svg:x1="2.24cm" svg:y1="0.538cm" svg:x2="3.395cm" svg:y2="0.97cm"><text:p/></draw:line><draw:frame draw:style-name="gr12" draw:text-style-name="P55" svg:width="0.784cm" svg:height="0.69cm" svg:x="1.436cm" svg:y="1.852cm"><draw:text-box><text:p text:style-name="P54"><text:span text:style-name="T26">T</text:span></text:p></draw:text-box></draw:frame><draw:frame draw:style-name="gr12" draw:text-style-name="P55" svg:width="0.784cm" svg:height="0.69cm" svg:x="1.455cm" svg:y="0.141cm"><draw:text-box><text:p text:style-name="P54"><text:span text:style-name="T26">T</text:span></text:p></draw:text-box></draw:frame><draw:frame draw:style-name="gr12" draw:text-style-name="P55" svg:width="0.784cm" svg:height="0.69cm" svg:x="7.257cm" svg:y="1.041cm"><draw:text-box><text:p text:style-name="P54"><text:span text:style-name="T26">T</text:span></text:p></draw:text-box></draw:frame><draw:frame draw:style-name="gr13" draw:text-style-name="P56" svg:width="1.825cm" svg:height="0.689cm" svg:x="11.878cm" svg:y="0.968cm"><draw:text-box><text:p><text:span text:style-name="T26">a+b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><draw:g text:anchor-type="paragraph" draw:z-index="36" draw:style-name="gr9"><draw:ellipse draw:style-name="gr10" draw:text-style-name="P55" svg:width="2.922cm" svg:height="1.745cm" svg:x="3.14cm" svg:y="0.302cm"><text:p text:style-name="P54"><text:span text:style-name="T26">T-T</text:span></text:p></draw:ellipse><draw:line draw:style-name="gr11" draw:text-style-name="P54" svg:x1="6.061cm" svg:y1="1.157cm" svg:x2="7.276cm" svg:y2="1.157cm"><text:p/></draw:line><draw:line draw:style-name="gr11" draw:text-style-name="P54" svg:x1="2.219cm" svg:y1="2.007cm" svg:x2="3.316cm" svg:y2="1.637cm"><text:p/></draw:line><draw:line draw:style-name="gr11" draw:text-style-name="P54" svg:x1="2.24cm" svg:y1="0.323cm" svg:x2="3.395cm" svg:y2="0.755cm"><text:p/></draw:line><draw:frame draw:style-name="gr12" draw:text-style-name="P55" svg:width="0.784cm" svg:height="0.69cm" svg:x="1.436cm" svg:y="1.637cm"><draw:text-box><text:p text:style-name="P54"><text:span text:style-name="T26">T</text:span></text:p></draw:text-box></draw:frame><draw:frame draw:style-name="gr12" draw:text-style-name="P55" svg:width="0.784cm" svg:height="0.69cm" svg:x="1.455cm" svg:y="-0.074cm"><draw:text-box><text:p text:style-name="P54"><text:span text:style-name="T26">T</text:span></text:p></draw:text-box></draw:frame><draw:frame draw:style-name="gr12" draw:text-style-name="P55" svg:width="0.784cm" svg:height="0.69cm" svg:x="7.257cm" svg:y="0.826cm"><draw:text-box><text:p text:style-name="P54"><text:span text:style-name="T26">T</text:span></text:p></draw:text-box></draw:frame><draw:frame draw:style-name="gr13" draw:text-style-name="P56" svg:width="1.825cm" svg:height="0.689cm" svg:x="11.878cm" svg:y="0.753cm"><draw:text-box><text:p><text:span text:style-name="T26">a-b</text:span></text:p></draw:text-box></draw:frame></draw:g></text:p>
      <text:p text:style-name="P32"/>
      <text:p text:style-name="P32"/>
      <text:p text:style-name="P32"/>
      <text:p text:style-name="P32"/>
      <text:p text:style-name="P32"><draw:g text:anchor-type="paragraph" draw:z-index="37" draw:style-name="gr9"><draw:ellipse draw:style-name="gr10" draw:text-style-name="P55" svg:width="2.922cm" svg:height="1.745cm" svg:x="3.14cm" svg:y="0.526cm"><text:p text:style-name="P54"><text:span text:style-name="T26">T*T</text:span></text:p></draw:ellipse><draw:line draw:style-name="gr11" draw:text-style-name="P54" svg:x1="6.061cm" svg:y1="1.381cm" svg:x2="7.276cm" svg:y2="1.381cm"><text:p/></draw:line><draw:line draw:style-name="gr11" draw:text-style-name="P54" svg:x1="2.219cm" svg:y1="2.231cm" svg:x2="3.316cm" svg:y2="1.861cm"><text:p/></draw:line><draw:line draw:style-name="gr11" draw:text-style-name="P54" svg:x1="2.24cm" svg:y1="0.547cm" svg:x2="3.395cm" svg:y2="0.979cm"><text:p/></draw:line><draw:frame draw:style-name="gr12" draw:text-style-name="P55" svg:width="0.784cm" svg:height="0.69cm" svg:x="1.436cm" svg:y="1.861cm"><draw:text-box><text:p text:style-name="P54"><text:span text:style-name="T26">T</text:span></text:p></draw:text-box></draw:frame><draw:frame draw:style-name="gr12" draw:text-style-name="P55" svg:width="0.784cm" svg:height="0.69cm" svg:x="1.455cm" svg:y="0.15cm"><draw:text-box><text:p text:style-name="P54"><text:span text:style-name="T26">T</text:span></text:p></draw:text-box></draw:frame><draw:frame draw:style-name="gr12" draw:text-style-name="P55" svg:width="0.784cm" svg:height="0.69cm" svg:x="7.257cm" svg:y="1.05cm"><draw:text-box><text:p text:style-name="P54"><text:span text:style-name="T26">T</text:span></text:p></draw:text-box></draw:frame><draw:frame draw:style-name="gr13" draw:text-style-name="P56" svg:width="1.825cm" svg:height="0.689cm" svg:x="11.878cm" svg:y="0.977cm"><draw:text-box><text:p><text:span text:style-name="T26">a*b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><draw:g text:anchor-type="paragraph" draw:z-index="38" draw:style-name="gr9"><draw:ellipse draw:style-name="gr10" draw:text-style-name="P55" svg:width="2.922cm" svg:height="1.745cm" svg:x="3.14cm" svg:y="0.33cm"><text:p text:style-name="P54"><text:span text:style-name="T26">T/T</text:span></text:p></draw:ellipse><draw:line draw:style-name="gr11" draw:text-style-name="P54" svg:x1="6.061cm" svg:y1="1.185cm" svg:x2="7.276cm" svg:y2="1.185cm"><text:p/></draw:line><draw:line draw:style-name="gr11" draw:text-style-name="P54" svg:x1="2.219cm" svg:y1="2.035cm" svg:x2="3.316cm" svg:y2="1.665cm"><text:p/></draw:line><draw:line draw:style-name="gr11" draw:text-style-name="P54" svg:x1="2.24cm" svg:y1="0.351cm" svg:x2="3.395cm" svg:y2="0.783cm"><text:p/></draw:line><draw:frame draw:style-name="gr12" draw:text-style-name="P55" svg:width="0.784cm" svg:height="0.69cm" svg:x="1.436cm" svg:y="1.665cm"><draw:text-box><text:p text:style-name="P54"><text:span text:style-name="T26">T</text:span></text:p></draw:text-box></draw:frame><draw:frame draw:style-name="gr12" draw:text-style-name="P55" svg:width="0.784cm" svg:height="0.69cm" svg:x="1.455cm" svg:y="-0.046cm"><draw:text-box><text:p text:style-name="P54"><text:span text:style-name="T26">T</text:span></text:p></draw:text-box></draw:frame><draw:frame draw:style-name="gr12" draw:text-style-name="P55" svg:width="0.784cm" svg:height="0.69cm" svg:x="7.257cm" svg:y="0.854cm"><draw:text-box><text:p text:style-name="P54"><text:span text:style-name="T26">T</text:span></text:p></draw:text-box></draw:frame><draw:frame draw:style-name="gr13" draw:text-style-name="P56" svg:width="1.825cm" svg:height="0.689cm" svg:x="11.878cm" svg:y="0.781cm"><draw:text-box><text:p><text:span text:style-name="T26">a/b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><draw:g text:anchor-type="paragraph" draw:z-index="39" draw:style-name="gr9"><draw:ellipse draw:style-name="gr10" draw:text-style-name="P55" svg:width="2.922cm" svg:height="1.745cm" svg:x="3.14cm" svg:y="0.177cm"><text:p text:style-name="P54"><text:span text:style-name="T26">T%T</text:span></text:p></draw:ellipse><draw:line draw:style-name="gr11" draw:text-style-name="P54" svg:x1="6.061cm" svg:y1="1.032cm" svg:x2="7.276cm" svg:y2="1.032cm"><text:p/></draw:line><draw:line draw:style-name="gr11" draw:text-style-name="P54" svg:x1="2.219cm" svg:y1="1.882cm" svg:x2="3.316cm" svg:y2="1.512cm"><text:p/></draw:line><draw:line draw:style-name="gr11" draw:text-style-name="P54" svg:x1="2.24cm" svg:y1="0.198cm" svg:x2="3.395cm" svg:y2="0.63cm"><text:p/></draw:line><draw:frame draw:style-name="gr12" draw:text-style-name="P55" svg:width="0.784cm" svg:height="0.69cm" svg:x="1.436cm" svg:y="1.512cm"><draw:text-box><text:p text:style-name="P54"><text:span text:style-name="T26">T</text:span></text:p></draw:text-box></draw:frame><draw:frame draw:style-name="gr12" draw:text-style-name="P55" svg:width="0.784cm" svg:height="0.69cm" svg:x="1.455cm" svg:y="-0.199cm"><draw:text-box><text:p text:style-name="P54"><text:span text:style-name="T26">T</text:span></text:p></draw:text-box></draw:frame><draw:frame draw:style-name="gr12" draw:text-style-name="P55" svg:width="0.784cm" svg:height="0.69cm" svg:x="7.257cm" svg:y="0.701cm"><draw:text-box><text:p text:style-name="P54"><text:span text:style-name="T26">T</text:span></text:p></draw:text-box></draw:frame><draw:frame draw:style-name="gr13" draw:text-style-name="P56" svg:width="1.825cm" svg:height="0.689cm" svg:x="11.878cm" svg:y="0.628cm"><draw:text-box><text:p><text:span text:style-name="T26">a%b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draw:g text:anchor-type="paragraph" draw:z-index="40" draw:style-name="gr9"><draw:ellipse draw:style-name="gr10" draw:text-style-name="P55" svg:width="2.922cm" svg:height="1.745cm" svg:x="3.394cm" svg:y="-0.201cm"><text:p text:style-name="P54"><text:span text:style-name="T26">+T</text:span></text:p></draw:ellipse><draw:line draw:style-name="gr11" draw:text-style-name="P54" svg:x1="6.315cm" svg:y1="0.654cm" svg:x2="7.53cm" svg:y2="0.654cm"><text:p/></draw:line><draw:line draw:style-name="gr11" draw:text-style-name="P54" svg:x1="2.355cm" svg:y1="0.684cm" svg:x2="3.394cm" svg:y2="0.684cm"><text:p/></draw:line><draw:frame draw:style-name="gr12" draw:text-style-name="P55" svg:width="0.784cm" svg:height="0.69cm" svg:x="1.572cm" svg:y="0.286cm"><draw:text-box><text:p text:style-name="P54"><text:span text:style-name="T26">T</text:span></text:p></draw:text-box></draw:frame><draw:frame draw:style-name="gr12" draw:text-style-name="P55" svg:width="0.784cm" svg:height="0.69cm" svg:x="7.511cm" svg:y="0.323cm"><draw:text-box><text:p text:style-name="P54"><text:span text:style-name="T26">T</text:span></text:p></draw:text-box></draw:frame><draw:frame draw:style-name="gr13" draw:text-style-name="P56" svg:width="1.825cm" svg:height="0.689cm" svg:x="12.132cm" svg:y="0.251cm"><draw:text-box><text:p><text:span text:style-name="T26">+a</text:span></text:p></draw:text-box></draw:frame></draw:g></text:p>
      <text:p text:style-name="P32"/>
      <text:p text:style-name="P32"/>
      <text:p text:style-name="P32"><draw:g text:anchor-type="paragraph" draw:z-index="41" draw:style-name="gr9"><draw:ellipse draw:style-name="gr10" draw:text-style-name="P55" svg:width="2.922cm" svg:height="1.745cm" svg:x="3.395cm" svg:y="0.307cm"><text:p text:style-name="P54"><text:span text:style-name="T26">-T</text:span></text:p></draw:ellipse><draw:line draw:style-name="gr11" draw:text-style-name="P54" svg:x1="6.316cm" svg:y1="1.162cm" svg:x2="7.531cm" svg:y2="1.162cm"><text:p/></draw:line><draw:line draw:style-name="gr11" draw:text-style-name="P54" svg:x1="2.353cm" svg:y1="1.192cm" svg:x2="3.392cm" svg:y2="1.192cm"><text:p/></draw:line><draw:frame draw:style-name="gr12" draw:text-style-name="P55" svg:width="0.784cm" svg:height="0.69cm" svg:x="1.573cm" svg:y="0.794cm"><draw:text-box><text:p text:style-name="P54"><text:span text:style-name="T26">T</text:span></text:p></draw:text-box></draw:frame><draw:frame draw:style-name="gr12" draw:text-style-name="P55" svg:width="0.784cm" svg:height="0.69cm" svg:x="7.512cm" svg:y="0.831cm"><draw:text-box><text:p text:style-name="P54"><text:span text:style-name="T26">T</text:span></text:p></draw:text-box></draw:frame><draw:frame draw:style-name="gr13" draw:text-style-name="P56" svg:width="1.825cm" svg:height="0.689cm" svg:x="12.133cm" svg:y="0.759cm"><draw:text-box><text:p><text:span text:style-name="T26">-a</text:span></text:p></draw:text-box></draw:frame></draw:g></text:p>
      <text:p text:style-name="P32"/>
      <text:p text:style-name="P32"/>
      <text:p text:style-name="P32"/>
      <text:p text:style-name="P32"><draw:g text:anchor-type="paragraph" draw:z-index="42" draw:style-name="gr9"><draw:ellipse draw:style-name="gr10" draw:text-style-name="P55" svg:width="2.922cm" svg:height="1.745cm" svg:x="4.667cm" svg:y="0.247cm"><text:p text:style-name="P54"><text:span text:style-name="T26">cast</text:span><text:span text:style-name="T58">S,T</text:span></text:p></draw:ellipse><draw:line draw:style-name="gr11" draw:text-style-name="P54" svg:x1="7.588cm" svg:y1="1.102cm" svg:x2="8.803cm" svg:y2="1.102cm"><text:p/></draw:line><draw:line draw:style-name="gr11" draw:text-style-name="P54" svg:x1="3.628cm" svg:y1="1.132cm" svg:x2="4.667cm" svg:y2="1.132cm"><text:p/></draw:line><draw:frame draw:style-name="gr12" draw:text-style-name="P55" svg:width="1.765cm" svg:height="0.69cm" svg:x="1.845cm" svg:y="0.734cm"><draw:text-box><text:p text:style-name="P54"><text:span text:style-name="T26">S : int</text:span></text:p></draw:text-box></draw:frame><draw:frame draw:style-name="gr12" draw:text-style-name="P55" svg:width="0.784cm" svg:height="0.69cm" svg:x="8.784cm" svg:y="0.771cm"><draw:text-box><text:p text:style-name="P54"><text:span text:style-name="T26">T</text:span></text:p></draw:text-box></draw:frame></draw:g></text:p>
      <text:p text:style-name="P32"/>
      <text:p text:style-name="P32"/>
      <text:p text:style-name="P32"/>
      <text:p text:style-name="P32"><draw:g text:anchor-type="paragraph" draw:z-index="44" draw:style-name="gr9"><draw:g draw:style-name="gr14"><draw:ellipse draw:style-name="gr10" draw:text-style-name="P55" svg:width="2.647cm" svg:height="1.451cm" svg:x="1.808cm" svg:y="0.153cm"><text:p text:style-name="P54"><text:span text:style-name="T15">Number</text:span><text:span text:style-name="T58">T</text:span></text:p></draw:ellipse><draw:line draw:style-name="gr11" draw:text-style-name="P54" svg:x1="4.454cm" svg:y1="0.88cm" svg:x2="5.669cm" svg:y2="0.88cm"><text:p/></draw:line><draw:frame draw:style-name="gr12" draw:text-style-name="P55" svg:width="0.784cm" svg:height="0.69cm" svg:x="5.689cm" svg:y="0.545cm"><draw:text-box><text:p text:style-name="P54"><text:span text:style-name="T26">T</text:span></text:p></draw:text-box></draw:frame></draw:g><draw:frame draw:style-name="gr15" draw:text-style-name="P56" svg:width="1.509cm" svg:height="0.847cm" svg:x="12.116cm" svg:y="0.393cm"><draw:text-box><text:p><text:span text:style-name="T26">Number</text:span></text:p></draw:text-box></draw:frame></draw:g></text:p>
      <text:p text:style-name="P32"/>
      <text:p text:style-name="P32"/>
      <text:p text:style-name="P32"/>
      <text:p text:style-name="P32"><draw:g text:anchor-type="paragraph" draw:z-index="43" draw:style-name="gr9"><draw:g draw:style-name="gr14"><draw:ellipse draw:style-name="gr10" draw:text-style-name="P55" svg:width="2.647cm" svg:height="1.451cm" svg:x="1.847cm" svg:y="-0.093cm"><text:p text:style-name="P54"><text:span text:style-name="T26">null</text:span><text:span text:style-name="T58">T</text:span></text:p></draw:ellipse><draw:line draw:style-name="gr11" draw:text-style-name="P54" svg:x1="4.493cm" svg:y1="0.635cm" svg:x2="5.708cm" svg:y2="0.635cm"><text:p/></draw:line><draw:frame draw:style-name="gr12" draw:text-style-name="P55" svg:width="0.784cm" svg:height="0.69cm" svg:x="5.728cm" svg:y="0.3cm"><draw:text-box><text:p text:style-name="P54"><text:span text:style-name="T26">T</text:span></text:p></draw:text-box></draw:frame></draw:g><draw:frame draw:style-name="gr15" draw:text-style-name="P56" svg:width="2.057cm" svg:height="0.847cm" svg:x="12.037cm" svg:y="0.263cm"><draw:text-box><text:p><text:span text:style-name="T26">null, {}</text:span></text:p></draw:text-box></draw:frame></draw:g></text:p>
      <text:p text:style-name="P32"/>
      <text:p text:style-name="P32"/>
      <text:p text:style-name="P32"/>
      <text:p text:style-name="P32"/>
      <text:p text:style-name="P29">T = text</text:p>
      <text:p text:style-name="P32"/>
      <text:p text:style-name="P32"><draw:g text:anchor-type="paragraph" draw:z-index="45" draw:style-name="gr9"><draw:ellipse draw:style-name="gr10" draw:text-style-name="P55" svg:width="2.922cm" svg:height="1.745cm" svg:x="3.491cm" svg:y="0.498cm"><text:p text:style-name="P54"><text:span text:style-name="T26">T+T</text:span></text:p></draw:ellipse><draw:line draw:style-name="gr11" draw:text-style-name="P54" svg:x1="6.412cm" svg:y1="1.353cm" svg:x2="7.627cm" svg:y2="1.353cm"><text:p/></draw:line><draw:line draw:style-name="gr11" draw:text-style-name="P54" svg:x1="2.57cm" svg:y1="2.203cm" svg:x2="3.667cm" svg:y2="1.833cm"><text:p/></draw:line><draw:line draw:style-name="gr11" draw:text-style-name="P54" svg:x1="2.591cm" svg:y1="0.519cm" svg:x2="3.746cm" svg:y2="0.951cm"><text:p/></draw:line><draw:frame draw:style-name="gr12" draw:text-style-name="P55" svg:width="0.784cm" svg:height="0.69cm" svg:x="1.787cm" svg:y="1.833cm"><draw:text-box><text:p text:style-name="P54"><text:span text:style-name="T26">T</text:span></text:p></draw:text-box></draw:frame><draw:frame draw:style-name="gr12" draw:text-style-name="P55" svg:width="0.784cm" svg:height="0.69cm" svg:x="1.806cm" svg:y="0.122cm"><draw:text-box><text:p text:style-name="P54"><text:span text:style-name="T26">T</text:span></text:p></draw:text-box></draw:frame><draw:frame draw:style-name="gr12" draw:text-style-name="P55" svg:width="0.784cm" svg:height="0.69cm" svg:x="7.608cm" svg:y="1.022cm"><draw:text-box><text:p text:style-name="P54"><text:span text:style-name="T26">T</text:span></text:p></draw:text-box></draw:frame><draw:frame draw:style-name="gr13" draw:text-style-name="P56" svg:width="1.825cm" svg:height="0.689cm" svg:x="12.229cm" svg:y="0.949cm"><draw:text-box><text:p><text:span text:style-name="T26">a+b</text:span></text:p></draw:text-box></draw:frame></draw:g></text:p>
      <text:p text:style-name="P32"/>
      <text:p text:style-name="P32"/>
      <text:p text:style-name="P32"/>
      <text:p text:style-name="P32"/>
      <text:p text:style-name="P32"><draw:g text:anchor-type="paragraph" draw:z-index="49" draw:style-name="gr9"><draw:ellipse draw:style-name="gr10" draw:text-style-name="P55" svg:width="2.922cm" svg:height="1.745cm" svg:x="4.768cm" svg:y="0.416cm"><text:p text:style-name="P54"><text:span text:style-name="T26">cast</text:span><text:span text:style-name="T58">S,T</text:span></text:p></draw:ellipse><draw:line draw:style-name="gr11" draw:text-style-name="P54" svg:x1="7.689cm" svg:y1="1.27cm" svg:x2="8.904cm" svg:y2="1.27cm"><text:p/></draw:line><draw:line draw:style-name="gr11" draw:text-style-name="P54" svg:x1="3.729cm" svg:y1="1.3cm" svg:x2="4.768cm" svg:y2="1.3cm"><text:p/></draw:line><draw:frame draw:style-name="gr12" draw:text-style-name="P55" svg:width="1.765cm" svg:height="0.69cm" svg:x="1.946cm" svg:y="0.903cm"><draw:text-box><text:p text:style-name="P54"><text:span text:style-name="T26">S : int</text:span></text:p></draw:text-box></draw:frame><draw:frame draw:style-name="gr12" draw:text-style-name="P55" svg:width="0.784cm" svg:height="0.69cm" svg:x="8.885cm" svg:y="0.94cm"><draw:text-box><text:p text:style-name="P54"><text:span text:style-name="T26">T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g text:anchor-type="paragraph" draw:z-index="50" draw:style-name="gr9"><draw:ellipse draw:style-name="gr10" draw:text-style-name="P55" svg:width="2.922cm" svg:height="1.745cm" svg:x="4.101cm" svg:y="-0.623cm"><text:p text:style-name="P54"><text:span text:style-name="T26">cast</text:span><text:span text:style-name="T58">ip,T</text:span></text:p></draw:ellipse><draw:line draw:style-name="gr11" draw:text-style-name="P54" svg:x1="7.022cm" svg:y1="0.231cm" svg:x2="8.237cm" svg:y2="0.231cm"><text:p/></draw:line><draw:line draw:style-name="gr11" draw:text-style-name="P54" svg:x1="3.062cm" svg:y1="0.261cm" svg:x2="4.101cm" svg:y2="0.261cm"><text:p/></draw:line><draw:frame draw:style-name="gr12" draw:text-style-name="P55" svg:width="1.765cm" svg:height="0.69cm" svg:x="1.279cm" svg:y="-0.136cm"><draw:text-box><text:p text:style-name="P54"><text:span text:style-name="T26">ip</text:span></text:p></draw:text-box></draw:frame><draw:frame draw:style-name="gr12" draw:text-style-name="P55" svg:width="0.784cm" svg:height="0.69cm" svg:x="8.218cm" svg:y="-0.099cm"><draw:text-box><text:p text:style-name="P54"><text:span text:style-name="T26">T</text:span></text:p></draw:text-box></draw:frame></draw:g><text:soft-page-break/></text:p>
      <text:p text:style-name="P32"/>
      <text:p text:style-name="P32"/>
      <text:p text:style-name="P32"/>
      <text:p text:style-name="P32"><draw:g text:anchor-type="paragraph" draw:z-index="48" draw:style-name="gr9"><draw:g draw:style-name="gr14"><draw:ellipse draw:style-name="gr10" draw:text-style-name="P55" svg:width="2.647cm" svg:height="1.451cm" svg:x="1.73cm" svg:y="0.093cm"><text:p text:style-name="P54"><text:span text:style-name="T15">String</text:span></text:p></draw:ellipse><draw:line draw:style-name="gr11" draw:text-style-name="P54" svg:x1="4.376cm" svg:y1="0.82cm" svg:x2="5.591cm" svg:y2="0.82cm"><text:p/></draw:line><draw:frame draw:style-name="gr12" draw:text-style-name="P55" svg:width="0.784cm" svg:height="0.69cm" svg:x="5.611cm" svg:y="0.485cm"><draw:text-box><text:p text:style-name="P54"><text:span text:style-name="T26">T</text:span></text:p></draw:text-box></draw:frame></draw:g><draw:frame draw:style-name="gr15" draw:text-style-name="P56" svg:width="1.509cm" svg:height="0.847cm" svg:x="12.038cm" svg:y="0.333cm"><draw:text-box><text:p><text:span text:style-name="T26">String</text:span></text:p></draw:text-box></draw:frame></draw:g></text:p>
      <text:p text:style-name="P32"/>
      <text:p text:style-name="P32"/>
      <text:p text:style-name="P32"><draw:g text:anchor-type="paragraph" draw:z-index="46" draw:style-name="gr9"><draw:g draw:style-name="gr14"><draw:ellipse draw:style-name="gr10" draw:text-style-name="P55" svg:width="2.647cm" svg:height="1.451cm" svg:x="1.75cm" svg:y="0.215cm"><text:p text:style-name="P54"><text:span text:style-name="T15">Number</text:span><text:span text:style-name="T58">T</text:span></text:p></draw:ellipse><draw:line draw:style-name="gr11" draw:text-style-name="P54" svg:x1="4.396cm" svg:y1="0.942cm" svg:x2="5.611cm" svg:y2="0.942cm"><text:p/></draw:line><draw:frame draw:style-name="gr12" draw:text-style-name="P55" svg:width="0.784cm" svg:height="0.69cm" svg:x="5.631cm" svg:y="0.607cm"><draw:text-box><text:p text:style-name="P54"><text:span text:style-name="T26">T</text:span></text:p></draw:text-box></draw:frame></draw:g><draw:frame draw:style-name="gr15" draw:text-style-name="P56" svg:width="1.509cm" svg:height="0.847cm" svg:x="12.058cm" svg:y="0.455cm"><draw:text-box><text:p><text:span text:style-name="T26">Number</text:span></text:p></draw:text-box></draw:frame></draw:g></text:p>
      <text:p text:style-name="P32"/>
      <text:p text:style-name="P32"/>
      <text:p text:style-name="P32"><draw:g text:anchor-type="paragraph" draw:z-index="47" draw:style-name="gr9"><draw:g draw:style-name="gr14"><draw:ellipse draw:style-name="gr10" draw:text-style-name="P55" svg:width="2.647cm" svg:height="1.451cm" svg:x="1.767cm" svg:y="0.28cm"><text:p text:style-name="P54"><text:span text:style-name="T26">null</text:span><text:span text:style-name="T58">T</text:span></text:p></draw:ellipse><draw:line draw:style-name="gr11" draw:text-style-name="P54" svg:x1="4.413cm" svg:y1="1.008cm" svg:x2="5.628cm" svg:y2="1.008cm"><text:p/></draw:line><draw:frame draw:style-name="gr12" draw:text-style-name="P55" svg:width="0.784cm" svg:height="0.69cm" svg:x="5.648cm" svg:y="0.672cm"><draw:text-box><text:p text:style-name="P54"><text:span text:style-name="T26">T</text:span></text:p></draw:text-box></draw:frame></draw:g><draw:frame draw:style-name="gr15" draw:text-style-name="P56" svg:width="2.057cm" svg:height="0.847cm" svg:x="11.957cm" svg:y="0.636cm"><draw:text-box><text:p><text:span text:style-name="T26">null, {}</text:span></text:p></draw:text-box></draw:frame></draw:g></text:p>
      <text:p text:style-name="P32"/>
      <text:p text:style-name="P32"/>
      <text:p text:style-name="P32"/>
      <text:p text:style-name="P29">T = ip</text:p>
      <text:p text:style-name="P32"/>
      <text:p text:style-name="P32"><draw:g text:anchor-type="paragraph" draw:z-index="52" draw:style-name="gr9"><draw:g draw:style-name="gr14"><draw:ellipse draw:style-name="gr10" draw:text-style-name="P55" svg:width="2.647cm" svg:height="1.451cm" svg:x="1.866cm" svg:y="-0.007cm"><text:p text:style-name="P54"><text:span text:style-name="T15">IP</text:span></text:p></draw:ellipse><draw:line draw:style-name="gr11" draw:text-style-name="P54" svg:x1="4.512cm" svg:y1="0.721cm" svg:x2="5.727cm" svg:y2="0.721cm"><text:p/></draw:line><draw:frame draw:style-name="gr12" draw:text-style-name="P55" svg:width="0.784cm" svg:height="0.69cm" svg:x="5.747cm" svg:y="0.385cm"><draw:text-box><text:p text:style-name="P54"><text:span text:style-name="T26">T</text:span></text:p></draw:text-box></draw:frame></draw:g><draw:frame draw:style-name="gr15" draw:text-style-name="P56" svg:width="1.509cm" svg:height="0.847cm" svg:x="12.174cm" svg:y="0.233cm"><draw:text-box><text:p><text:span text:style-name="T26">IP</text:span></text:p></draw:text-box></draw:frame></draw:g></text:p>
      <text:p text:style-name="P32"/>
      <text:p text:style-name="P32"><draw:g text:anchor-type="paragraph" draw:z-index="51" draw:style-name="gr9"><draw:g draw:style-name="gr14"><draw:ellipse draw:style-name="gr10" draw:text-style-name="P55" svg:width="2.647cm" svg:height="1.451cm" svg:x="1.907cm" svg:y="1.072cm"><text:p text:style-name="P54"><text:span text:style-name="T26">null</text:span><text:span text:style-name="T58">T</text:span></text:p></draw:ellipse><draw:line draw:style-name="gr11" draw:text-style-name="P54" svg:x1="4.553cm" svg:y1="1.8cm" svg:x2="5.768cm" svg:y2="1.8cm"><text:p/></draw:line><draw:frame draw:style-name="gr12" draw:text-style-name="P55" svg:width="0.784cm" svg:height="0.69cm" svg:x="5.788cm" svg:y="1.464cm"><draw:text-box><text:p text:style-name="P54"><text:span text:style-name="T26">T</text:span></text:p></draw:text-box></draw:frame></draw:g><draw:frame draw:style-name="gr15" draw:text-style-name="P56" svg:width="2.057cm" svg:height="0.847cm" svg:x="12.097cm" svg:y="1.428cm"><draw:text-box><text:p><text:span text:style-name="T26">null, {}</text:span></text:p></draw:text-box></draw:frame></draw:g></text:p>
      <text:p text:style-name="P32"/>
      <text:p text:style-name="P32"/>
      <text:p text:style-name="P32"/>
      <text:p text:style-name="P32"/>
      <text:p text:style-name="P29">ptr</text:p>
      <text:p text:style-name="P29"/>
      <text:p text:style-name="P29"><draw:g text:anchor-type="paragraph" draw:z-index="53" draw:style-name="gr9"><draw:ellipse draw:style-name="gr10" draw:text-style-name="P55" svg:width="2.922cm" svg:height="1.745cm" svg:x="4.569cm" svg:y="0.498cm"><text:p text:style-name="P54"><text:span text:style-name="T26">ptr+slen</text:span></text:p></draw:ellipse><draw:line draw:style-name="gr11" draw:text-style-name="P54" svg:x1="7.493cm" svg:y1="1.353cm" svg:x2="8.708cm" svg:y2="1.353cm"><text:p/></draw:line><draw:line draw:style-name="gr11" draw:text-style-name="P54" svg:x1="3.648cm" svg:y1="2.203cm" svg:x2="4.745cm" svg:y2="1.833cm"><text:p/></draw:line><draw:line draw:style-name="gr11" draw:text-style-name="P54" svg:x1="3.669cm" svg:y1="0.519cm" svg:x2="4.824cm" svg:y2="0.951cm"><text:p/></draw:line><draw:frame draw:style-name="gr12" draw:text-style-name="P55" svg:width="1.02cm" svg:height="0.69cm" svg:x="2.629cm" svg:y="1.833cm"><draw:text-box><text:p text:style-name="P54"><text:span text:style-name="T26">slen</text:span></text:p></draw:text-box></draw:frame><draw:frame draw:style-name="gr12" draw:text-style-name="P55" svg:width="1.939cm" svg:height="0.69cm" svg:x="1.729cm" svg:y="0.122cm"><draw:text-box><text:p text:style-name="P54"><text:span text:style-name="T26">ptr(T *)</text:span></text:p></draw:text-box></draw:frame><draw:frame draw:style-name="gr12" draw:text-style-name="P55" svg:width="1.941cm" svg:height="0.69cm" svg:x="8.843cm" svg:y="1.022cm"><draw:text-box><text:p text:style-name="P54"><text:span text:style-name="T26">ptr(T *)</text:span></text:p></draw:text-box></draw:frame><draw:frame draw:style-name="gr13" draw:text-style-name="P56" svg:width="3.848cm" svg:height="0.689cm" svg:x="12.189cm" svg:y="0.949cm"><draw:text-box><text:p><text:span text:style-name="T26">a+b (as ptr,T *)</text:span></text:p></draw:text-box></draw:frame></draw:g></text:p>
      <text:p text:style-name="P32"/>
      <text:p text:style-name="P32"><draw:g text:anchor-type="paragraph" draw:z-index="54" draw:style-name="gr9"><draw:ellipse draw:style-name="gr10" draw:text-style-name="P55" svg:width="2.922cm" svg:height="1.745cm" svg:x="4.489cm" svg:y="2.38cm"><text:p text:style-name="P54"><text:span text:style-name="T26">ptr-slen</text:span></text:p></draw:ellipse><draw:line draw:style-name="gr11" draw:text-style-name="P54" svg:x1="7.41cm" svg:y1="3.235cm" svg:x2="8.625cm" svg:y2="3.235cm"><text:p/></draw:line><draw:line draw:style-name="gr11" draw:text-style-name="P54" svg:x1="3.568cm" svg:y1="4.085cm" svg:x2="4.665cm" svg:y2="3.715cm"><text:p/></draw:line><draw:line draw:style-name="gr11" draw:text-style-name="P54" svg:x1="3.588cm" svg:y1="2.401cm" svg:x2="4.743cm" svg:y2="2.833cm"><text:p/></draw:line><draw:frame draw:style-name="gr12" draw:text-style-name="P55" svg:width="1.02cm" svg:height="0.69cm" svg:x="2.549cm" svg:y="3.715cm"><draw:text-box><text:p text:style-name="P54"><text:span text:style-name="T26">slen</text:span></text:p></draw:text-box></draw:frame><draw:frame draw:style-name="gr12" draw:text-style-name="P55" svg:width="1.939cm" svg:height="0.69cm" svg:x="1.649cm" svg:y="2.004cm"><draw:text-box><text:p text:style-name="P54"><text:span text:style-name="T26">ptr(T *)</text:span></text:p></draw:text-box></draw:frame><draw:frame draw:style-name="gr12" draw:text-style-name="P55" svg:width="1.941cm" svg:height="0.69cm" svg:x="8.763cm" svg:y="2.904cm"><draw:text-box><text:p text:style-name="P54"><text:span text:style-name="T26">ptr(T *)</text:span></text:p></draw:text-box></draw:frame><draw:frame draw:style-name="gr13" draw:text-style-name="P56" svg:width="3.869cm" svg:height="0.689cm" svg:x="12.109cm" svg:y="2.831cm"><draw:text-box><text:p><text:span text:style-name="T26">a-b (as ptr,T *)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g text:anchor-type="paragraph" draw:z-index="55" draw:style-name="gr9"><draw:ellipse draw:style-name="gr10" draw:text-style-name="P55" svg:width="2.922cm" svg:height="1.745cm" svg:x="4.355cm" svg:y="0.455cm"><text:p text:style-name="P54"><text:span text:style-name="T26">ptr-ptr</text:span></text:p></draw:ellipse><draw:line draw:style-name="gr11" draw:text-style-name="P54" svg:x1="7.276cm" svg:y1="1.307cm" svg:x2="8.491cm" svg:y2="1.307cm"><text:p/></draw:line><draw:line draw:style-name="gr11" draw:text-style-name="P54" svg:x1="3.436cm" svg:y1="2.161cm" svg:x2="4.533cm" svg:y2="1.791cm"><text:p/></draw:line><draw:line draw:style-name="gr11" draw:text-style-name="P54" svg:x1="3.457cm" svg:y1="0.477cm" svg:x2="4.612cm" svg:y2="0.909cm"><text:p/></draw:line><draw:frame draw:style-name="gr12" draw:text-style-name="P55" svg:width="1.02cm" svg:height="0.69cm" svg:x="2.415cm" svg:y="1.79cm"><draw:text-box><text:p text:style-name="P54"><text:span text:style-name="T26">ptr</text:span></text:p></draw:text-box></draw:frame><draw:frame draw:style-name="gr12" draw:text-style-name="P55" svg:width="1.138cm" svg:height="0.69cm" svg:x="2.318cm" svg:y="0.079cm"><draw:text-box><text:p text:style-name="P54"><text:span text:style-name="T26">ptr</text:span></text:p></draw:text-box></draw:frame><draw:frame draw:style-name="gr13" draw:text-style-name="P56" svg:width="2.869cm" svg:height="0.689cm" svg:x="11.975cm" svg:y="0.906cm"><draw:text-box><text:p><text:span text:style-name="T26">a-b (as int)</text:span></text:p></draw:text-box></draw:frame><draw:frame draw:style-name="gr12" draw:text-style-name="P55" svg:width="1.373cm" svg:height="0.69cm" svg:x="8.433cm" svg:y="0.949cm"><draw:text-box><text:p text:style-name="P54"><text:span text:style-name="T26">slen</text:span></text:p></draw:text-box></draw:frame></draw:g><text:soft-page-break/></text:p>
      <text:p text:style-name="P32"/>
      <text:p text:style-name="P32"/>
      <text:p text:style-name="P32"/>
      <text:p text:style-name="P32"/>
      <text:p text:style-name="P32"><draw:g text:anchor-type="paragraph" draw:z-index="56" draw:style-name="gr9"><draw:ellipse draw:style-name="gr10" draw:text-style-name="P55" svg:width="2.922cm" svg:height="1.745cm" svg:x="4.397cm" svg:y="0.349cm"><text:p text:style-name="P54"><text:span text:style-name="T26">T *</text:span></text:p></draw:ellipse><draw:line draw:style-name="gr11" draw:text-style-name="P54" svg:x1="7.318cm" svg:y1="1.203cm" svg:x2="8.533cm" svg:y2="1.203cm"><text:p/></draw:line><draw:line draw:style-name="gr11" draw:text-style-name="P54" svg:x1="3.358cm" svg:y1="1.233cm" svg:x2="4.397cm" svg:y2="1.233cm"><text:p/></draw:line><draw:frame draw:style-name="gr12" draw:text-style-name="P55" svg:width="1.056cm" svg:height="0.69cm" svg:x="2.3cm" svg:y="0.836cm"><draw:text-box><text:p text:style-name="P54"><text:span text:style-name="T26">ptr</text:span></text:p></draw:text-box></draw:frame><draw:frame draw:style-name="gr12" draw:text-style-name="P55" svg:width="3.329cm" svg:height="0.69cm" svg:x="8.514cm" svg:y="0.873cm"><draw:text-box><text:p text:style-name="P54"><text:span text:style-name="T26">ptr (as T *)!</text:span></text:p></draw:text-box></draw:frame></draw:g></text:p>
      <text:p text:style-name="P32"/>
      <text:p text:style-name="P32"/>
      <text:p text:style-name="P32"/>
      <text:p text:style-name="P32"><draw:g text:anchor-type="paragraph" draw:z-index="57" draw:style-name="gr9"><draw:ellipse draw:style-name="gr10" draw:text-style-name="P55" svg:width="3.211cm" svg:height="1.745cm" svg:x="4.417cm" svg:y="0.367cm"><text:p text:style-name="P54"><text:span text:style-name="T26">&amp;(ptr-&gt;name)</text:span></text:p></draw:ellipse><draw:line draw:style-name="gr11" draw:text-style-name="P54" svg:x1="7.627cm" svg:y1="1.221cm" svg:x2="8.842cm" svg:y2="1.221cm"><text:p/></draw:line><draw:line draw:style-name="gr11" draw:text-style-name="P54" svg:x1="3.378cm" svg:y1="1.251cm" svg:x2="4.417cm" svg:y2="1.251cm"><text:p/></draw:line><draw:frame draw:style-name="gr12" draw:text-style-name="P55" svg:width="1.034cm" svg:height="0.69cm" svg:x="2.339cm" svg:y="0.854cm"><draw:text-box><text:p text:style-name="P54"><text:span text:style-name="T26">ptr</text:span></text:p></draw:text-box></draw:frame><draw:frame draw:style-name="gr12" draw:text-style-name="P55" svg:width="1.191cm" svg:height="0.69cm" svg:x="8.707cm" svg:y="0.831cm"><draw:text-box><text:p text:style-name="P54"><text:span text:style-name="T26">ptr</text:span></text:p></draw:text-box></draw:frame></draw:g></text:p>
      <text:p text:style-name="P32"/>
      <text:p text:style-name="P32"/>
      <text:p text:style-name="P32"/>
      <text:p text:style-name="P32"><draw:g text:anchor-type="paragraph" draw:z-index="58" draw:style-name="gr9"><draw:ellipse draw:style-name="gr10" draw:text-style-name="P55" svg:width="2.922cm" svg:height="1.745cm" svg:x="4.397cm" svg:y="0.224cm"><text:p text:style-name="P54"><text:span text:style-name="T26">(T)*ptr</text:span></text:p></draw:ellipse><draw:line draw:style-name="gr11" draw:text-style-name="P54" svg:x1="7.318cm" svg:y1="1.078cm" svg:x2="8.533cm" svg:y2="1.078cm"><text:p/></draw:line><draw:line draw:style-name="gr11" draw:text-style-name="P54" svg:x1="3.358cm" svg:y1="1.108cm" svg:x2="4.397cm" svg:y2="1.108cm"><text:p/></draw:line><draw:frame draw:style-name="gr12" draw:text-style-name="P55" svg:width="1.056cm" svg:height="0.69cm" svg:x="2.3cm" svg:y="0.711cm"><draw:text-box><text:p text:style-name="P54"><text:span text:style-name="T26">ptr</text:span></text:p></draw:text-box></draw:frame><draw:frame draw:style-name="gr12" draw:text-style-name="P55" svg:width="0.858cm" svg:height="0.69cm" svg:x="8.514cm" svg:y="0.748cm"><draw:text-box><text:p text:style-name="P54"><text:span text:style-name="T26">T</text:span></text:p></draw:text-box></draw:frame></draw:g></text:p>
      <text:p text:style-name="P32"/>
      <text:p text:style-name="P32"/>
      <text:p text:style-name="P32"/>
      <text:p text:style-name="P32"><draw:g text:anchor-type="paragraph" draw:z-index="59" draw:style-name="gr9"><draw:ellipse draw:style-name="gr10" draw:text-style-name="P55" svg:width="2.647cm" svg:height="1.451cm" svg:x="2.163cm" svg:y="-0.097cm"><text:p text:style-name="P54"><text:span text:style-name="T26">null</text:span><text:span text:style-name="T58">T*</text:span></text:p></draw:ellipse><draw:line draw:style-name="gr11" draw:text-style-name="P54" svg:x1="4.812cm" svg:y1="0.631cm" svg:x2="6.027cm" svg:y2="0.631cm"><text:p/></draw:line><draw:frame draw:style-name="gr15" draw:text-style-name="P56" svg:width="2.057cm" svg:height="0.847cm" svg:x="12.353cm" svg:y="0.259cm"><draw:text-box><text:p><text:span text:style-name="T26">null, {}</text:span></text:p></draw:text-box></draw:frame><draw:frame draw:style-name="gr12" draw:text-style-name="P55" svg:width="3.329cm" svg:height="0.69cm" svg:x="6.045cm" svg:y="0.222cm"><draw:text-box><text:p text:style-name="P54"><text:span text:style-name="T26">ptr (as T *)!</text:span></text:p></draw:text-box></draw:frame></draw:g></text:p>
      <text:p text:style-name="P32"/>
      <text:p text:style-name="P32"/>
      <text:p text:style-name="P32"/>
      <text:p text:style-name="P29">T[]</text:p>
      <text:p text:style-name="P32"/>
      <text:p text:style-name="P32"><draw:g text:anchor-type="paragraph" draw:z-index="60" draw:style-name="gr9"><draw:ellipse draw:style-name="gr10" draw:text-style-name="P55" svg:width="2.647cm" svg:height="1.451cm" svg:x="2.085cm" svg:y="0.046cm"><text:p text:style-name="P54"><text:span text:style-name="T26">null</text:span><text:span text:style-name="T58">T[]</text:span></text:p></draw:ellipse><draw:line draw:style-name="gr11" draw:text-style-name="P54" svg:x1="4.731cm" svg:y1="0.773cm" svg:x2="5.946cm" svg:y2="0.773cm"><text:p/></draw:line><draw:frame draw:style-name="gr12" draw:text-style-name="P55" svg:width="1.036cm" svg:height="0.69cm" svg:x="5.966cm" svg:y="0.438cm"><draw:text-box><text:p text:style-name="P54"><text:span text:style-name="T26">T[]</text:span></text:p></draw:text-box></draw:frame><draw:frame draw:style-name="gr15" draw:text-style-name="P56" svg:width="2.057cm" svg:height="0.847cm" svg:x="12.275cm" svg:y="0.402cm"><draw:text-box><text:p><text:span text:style-name="T26">null</text:span></text:p></draw:text-box></draw:frame></draw:g></text:p>
      <text:p text:style-name="P32"/>
      <text:p text:style-name="P32"/>
      <text:p text:style-name="P32"/>
      <text:p text:style-name="P32"><draw:g text:anchor-type="paragraph" draw:z-index="63" draw:style-name="gr9"><draw:custom-shape draw:style-name="gr16" draw:text-style-name="P56" svg:width="3.49cm" svg:height="5.079cm" svg:x="3.847cm" svg:y="0.143cm"><text:p text:style-name="P54"><text:span text:style-name="T26">{...} → T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1" draw:text-style-name="P54" svg:x1="7.336cm" svg:y1="2.785cm" svg:x2="8.551cm" svg:y2="2.785cm"><text:p/></draw:line><draw:frame draw:style-name="gr12" draw:text-style-name="P55" svg:width="1.036cm" svg:height="0.69cm" svg:x="8.533cm" svg:y="2.448cm"><draw:text-box><text:p text:style-name="P54"><text:span text:style-name="T26">T[]</text:span></text:p></draw:text-box></draw:frame><draw:line draw:style-name="gr11" draw:text-style-name="P54" svg:x1="2.711cm" svg:y1="0.904cm" svg:x2="3.926cm" svg:y2="0.904cm"><text:p/></draw:line><draw:line draw:style-name="gr11" draw:text-style-name="P54" svg:x1="2.711cm" svg:y1="1.752cm" svg:x2="3.926cm" svg:y2="1.752cm"><text:p/></draw:line><draw:line draw:style-name="gr11" draw:text-style-name="P54" svg:x1="2.711cm" svg:y1="3.736cm" svg:x2="3.926cm" svg:y2="3.736cm"><text:p/></draw:line><draw:frame draw:style-name="gr12" draw:text-style-name="P55" svg:width="0.78cm" svg:height="0.69cm" svg:x="1.91cm" svg:y="0.542cm"><draw:text-box><text:p text:style-name="P54"><text:span text:style-name="T26">T</text:span></text:p></draw:text-box></draw:frame><draw:frame draw:style-name="gr12" draw:text-style-name="P55" svg:width="0.78cm" svg:height="0.69cm" svg:x="1.91cm" svg:y="1.311cm"><draw:text-box><text:p text:style-name="P54"><text:span text:style-name="T26">T</text:span></text:p></draw:text-box></draw:frame><draw:frame draw:style-name="gr12" draw:text-style-name="P55" svg:width="0.78cm" svg:height="0.69cm" svg:x="1.91cm" svg:y="3.426cm"><draw:text-box><text:p text:style-name="P54"><text:span text:style-name="T26">T</text:span></text:p></draw:text-box></draw:frame><draw:frame draw:style-name="gr15" draw:text-style-name="P56" svg:width="3.056cm" svg:height="0.847cm" svg:x="12.098cm" svg:y="2.35cm"><draw:text-box><text:p><text:span text:style-name="T26">{a</text:span><text:span text:style-name="T58">1</text:span><text:span text:style-name="T26">, ..., a</text:span><text:span text:style-name="T58">n</text:span><text:span text:style-name="T26">}</text:span></text:p></draw:text-box></draw:frame><draw:frame draw:style-name="gr12" draw:text-style-name="P55" svg:width="0.78cm" svg:height="0.69cm" svg:x="2.69cm" svg:y="2.323cm"><draw:text-box><text:p text:style-name="P54"><text:span text:style-name="T26">...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<text:soft-page-break/>T[Len]</text:p>
      <text:p text:style-name="P32"><draw:g text:anchor-type="paragraph" draw:z-index="62" draw:style-name="gr9"><draw:ellipse draw:style-name="gr10" draw:text-style-name="P55" svg:width="2.647cm" svg:height="1.451cm" svg:x="2.085cm" svg:y="0.482cm"><text:p text:style-name="P54"><text:span text:style-name="T26">null</text:span><text:span text:style-name="T58">T[Len]</text:span></text:p></draw:ellipse><draw:line draw:style-name="gr11" draw:text-style-name="P54" svg:x1="4.731cm" svg:y1="1.21cm" svg:x2="5.946cm" svg:y2="1.21cm"><text:p/></draw:line><draw:frame draw:style-name="gr12" draw:text-style-name="P55" svg:width="1.546cm" svg:height="0.69cm" svg:x="5.966cm" svg:y="0.874cm"><draw:text-box><text:p text:style-name="P54"><text:span text:style-name="T26">T[Len]</text:span></text:p></draw:text-box></draw:frame><draw:frame draw:style-name="gr15" draw:text-style-name="P56" svg:width="2.057cm" svg:height="0.847cm" svg:x="12.275cm" svg:y="0.838cm"><draw:text-box><text:p><text:span text:style-name="T26">null</text:span></text:p></draw:text-box></draw:frame></draw:g></text:p>
      <text:p text:style-name="P32"/>
      <text:p text:style-name="P32"/>
      <text:p text:style-name="P32"/>
      <text:p text:style-name="P32"><draw:g text:anchor-type="paragraph" draw:z-index="64" draw:style-name="gr9"><draw:custom-shape draw:style-name="gr16" draw:text-style-name="P56" svg:width="3.49cm" svg:height="5.079cm" svg:x="3.63cm" svg:y="0.228cm"><text:p text:style-name="P54"><text:span text:style-name="T26">{...} → T[Len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1" draw:text-style-name="P54" svg:x1="7.119cm" svg:y1="2.87cm" svg:x2="8.334cm" svg:y2="2.87cm"><text:p/></draw:line><draw:frame draw:style-name="gr12" draw:text-style-name="P55" svg:width="1.488cm" svg:height="0.69cm" svg:x="8.316cm" svg:y="2.533cm"><draw:text-box><text:p text:style-name="P54"><text:span text:style-name="T26">T[Len]</text:span></text:p></draw:text-box></draw:frame><draw:line draw:style-name="gr11" draw:text-style-name="P54" svg:x1="2.494cm" svg:y1="0.988cm" svg:x2="3.709cm" svg:y2="0.988cm"><text:p/></draw:line><draw:line draw:style-name="gr11" draw:text-style-name="P54" svg:x1="2.494cm" svg:y1="1.838cm" svg:x2="3.709cm" svg:y2="1.838cm"><text:p/></draw:line><draw:line draw:style-name="gr11" draw:text-style-name="P54" svg:x1="2.494cm" svg:y1="3.821cm" svg:x2="3.709cm" svg:y2="3.821cm"><text:p/></draw:line><draw:frame draw:style-name="gr12" draw:text-style-name="P55" svg:width="0.78cm" svg:height="0.69cm" svg:x="1.693cm" svg:y="0.627cm"><draw:text-box><text:p text:style-name="P54"><text:span text:style-name="T26">T</text:span></text:p></draw:text-box></draw:frame><draw:frame draw:style-name="gr12" draw:text-style-name="P55" svg:width="0.78cm" svg:height="0.69cm" svg:x="1.693cm" svg:y="1.396cm"><draw:text-box><text:p text:style-name="P54"><text:span text:style-name="T26">T</text:span></text:p></draw:text-box></draw:frame><draw:frame draw:style-name="gr12" draw:text-style-name="P55" svg:width="0.78cm" svg:height="0.69cm" svg:x="1.693cm" svg:y="3.511cm"><draw:text-box><text:p text:style-name="P54"><text:span text:style-name="T26">T</text:span></text:p></draw:text-box></draw:frame><draw:frame draw:style-name="gr15" draw:text-style-name="P56" svg:width="3.056cm" svg:height="0.847cm" svg:x="11.881cm" svg:y="2.435cm"><draw:text-box><text:p><text:span text:style-name="T26">{a</text:span><text:span text:style-name="T58">1</text:span><text:span text:style-name="T26">, ..., a</text:span><text:span text:style-name="T58">n</text:span><text:span text:style-name="T26">}</text:span></text:p></draw:text-box></draw:frame><draw:frame draw:style-name="gr12" draw:text-style-name="P55" svg:width="0.78cm" svg:height="0.69cm" svg:x="2.473cm" svg:y="2.408cm"><draw:text-box><text:p text:style-name="P54"><text:span text:style-name="T26">...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T = struct { T<text:span text:style-name="T3">1</text:span>, ..., T<text:span text:style-name="T3">n</text:span> }</text:p>
      <text:p text:style-name="P32"><draw:g text:anchor-type="paragraph" draw:z-index="61" draw:style-name="gr9"><draw:g draw:style-name="gr14"><draw:ellipse draw:style-name="gr10" draw:text-style-name="P55" svg:width="2.647cm" svg:height="1.451cm" svg:x="1.887cm" svg:y="0.459cm"><text:p text:style-name="P54"><text:span text:style-name="T26">null</text:span><text:span text:style-name="T58">T</text:span></text:p></draw:ellipse><draw:line draw:style-name="gr11" draw:text-style-name="P54" svg:x1="4.534cm" svg:y1="1.187cm" svg:x2="5.749cm" svg:y2="1.187cm"><text:p/></draw:line><draw:frame draw:style-name="gr12" draw:text-style-name="P55" svg:width="0.784cm" svg:height="0.69cm" svg:x="5.768cm" svg:y="0.851cm"><draw:text-box><text:p text:style-name="P54"><text:span text:style-name="T26">T</text:span></text:p></draw:text-box></draw:frame></draw:g><draw:frame draw:style-name="gr15" draw:text-style-name="P56" svg:width="2.057cm" svg:height="0.847cm" svg:x="12.077cm" svg:y="0.815cm"><draw:text-box><text:p><text:span text:style-name="T26">null</text:span></text:p></draw:text-box></draw:frame></draw:g></text:p>
      <text:p text:style-name="P32"/>
      <text:p text:style-name="P32"/>
      <text:p text:style-name="P32"/>
      <text:p text:style-name="P32"/>
      <text:p text:style-name="P32"><draw:g text:anchor-type="paragraph" draw:z-index="65" draw:style-name="gr9"><draw:custom-shape draw:style-name="gr16" draw:text-style-name="P56" svg:width="3.49cm" svg:height="5.079cm" svg:x="3.281cm" svg:y="-0.145cm"><text:p text:style-name="P54"><text:span text:style-name="T26">{...} → 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1" draw:text-style-name="P54" svg:x1="6.77cm" svg:y1="2.496cm" svg:x2="7.985cm" svg:y2="2.496cm"><text:p/></draw:line><draw:frame draw:style-name="gr12" draw:text-style-name="P55" svg:width="1.036cm" svg:height="0.69cm" svg:x="7.967cm" svg:y="2.16cm"><draw:text-box><text:p text:style-name="P54"><text:span text:style-name="T26">T</text:span></text:p></draw:text-box></draw:frame><draw:line draw:style-name="gr11" draw:text-style-name="P54" svg:x1="2.145cm" svg:y1="0.612cm" svg:x2="3.36cm" svg:y2="0.612cm"><text:p/></draw:line><draw:line draw:style-name="gr11" draw:text-style-name="P54" svg:x1="2.145cm" svg:y1="1.464cm" svg:x2="3.36cm" svg:y2="1.464cm"><text:p/></draw:line><draw:line draw:style-name="gr11" draw:text-style-name="P54" svg:x1="2.145cm" svg:y1="3.449cm" svg:x2="3.36cm" svg:y2="3.449cm"><text:p/></draw:line><draw:frame draw:style-name="gr12" draw:text-style-name="P55" svg:width="0.78cm" svg:height="0.69cm" svg:x="1.344cm" svg:y="0.254cm"><draw:text-box><text:p text:style-name="P54"><text:span text:style-name="T26">T</text:span><text:span text:style-name="T58">1</text:span></text:p></draw:text-box></draw:frame><draw:frame draw:style-name="gr12" draw:text-style-name="P55" svg:width="0.78cm" svg:height="0.69cm" svg:x="1.344cm" svg:y="1.023cm"><draw:text-box><text:p text:style-name="P54"><text:span text:style-name="T26">T</text:span><text:span text:style-name="T58">2</text:span></text:p></draw:text-box></draw:frame><draw:frame draw:style-name="gr12" draw:text-style-name="P55" svg:width="0.78cm" svg:height="0.69cm" svg:x="1.344cm" svg:y="3.138cm"><draw:text-box><text:p text:style-name="P54"><text:span text:style-name="T26">T</text:span><text:span text:style-name="T58">n</text:span></text:p></draw:text-box></draw:frame><draw:frame draw:style-name="gr15" draw:text-style-name="P56" svg:width="3.056cm" svg:height="0.847cm" svg:x="11.532cm" svg:y="2.062cm"><draw:text-box><text:p><text:span text:style-name="T26">{a</text:span><text:span text:style-name="T58">1</text:span><text:span text:style-name="T26">, ..., a</text:span><text:span text:style-name="T58">k</text:span><text:span text:style-name="T26">}</text:span></text:p></draw:text-box></draw:frame><draw:frame draw:style-name="gr12" draw:text-style-name="P55" svg:width="0.78cm" svg:height="0.69cm" svg:x="2.124cm" svg:y="2.035cm"><draw:text-box><text:p text:style-name="P54"><text:span text:style-name="T26">...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9" text:outline-level="1"><text:soft-page-break/><text:span text:style-name="T2">simple expressions</text:span></text:h>
      <text:p text:style-name="P32"/>
      <text:p text:style-name="P28">null</text:p>
      <text:p text:style-name="P28">Number</text:p>
      <text:p text:style-name="P28">String</text:p>
      <text:p text:style-name="P28">IP</text:p>
      <text:p text:style-name="P28">const<text:tab/><text:tab/>LV</text:p>
      <text:p text:style-name="P32"/>
      <text:h text:style-name="P49" text:outline-level="1"><text:span text:style-name="T2">compound expressions</text:span></text:h>
      <text:p text:style-name="P32"/>
      <text:p text:style-name="P28">a + b</text:p>
      <text:p text:style-name="P28">a – b</text:p>
      <text:p text:style-name="P28">a * b</text:p>
      <text:p text:style-name="P28">a / b</text:p>
      <text:p text:style-name="P28">a % b</text:p>
      <text:p text:style-name="P28">a [ b ] <text:tab/><text:tab/>// *(a+b)</text:p>
      <text:p text:style-name="P28"/>
      <text:p text:style-name="P28">+ a</text:p>
      <text:p text:style-name="P28">- a</text:p>
      <text:p text:style-name="P28">* a<text:tab/><text:tab/><text:tab/>LV</text:p>
      <text:p text:style-name="P28">&amp; a</text:p>
      <text:list xml:id="list42525535" text:style-name="L1">
        <text:list-header>
          <text:p text:style-name="P38"/>
        </text:list-header>
      </text:list>
      <text:p text:style-name="P28">domain( a )</text:p>
      <text:p text:style-name="P28"/>
      <text:p text:style-name="P28">a . name<text:tab/><text:tab/>// &amp;a-&gt;name</text:p>
      <text:p text:style-name="P28">a → name<text:tab/><text:tab/>LV</text:p>
      <text:p text:style-name="P28"/>
      <text:p text:style-name="P34"><text:span text:style-name="T10">{ a</text:span><text:span text:style-name="T6">1</text:span><text:span text:style-name="T10">, ..., a</text:span><text:span text:style-name="T6">n</text:span><text:span text:style-name="T10"> }</text:span></text:p>
      <text:p text:style-name="P34"><text:span text:style-name="T10">{ .name</text:span><text:span text:style-name="T6">1</text:span><text:span text:style-name="T10">=a</text:span><text:span text:style-name="T6">1</text:span><text:span text:style-name="T10">, ..., .name</text:span><text:span text:style-name="T6">n</text:span><text:span text:style-name="T10">=a</text:span><text:span text:style-name="T6">n </text:span><text:span text:style-name="T10">}</text:span></text:p>
      <text:p text:style-name="P34"><text:span text:style-name="T10">b { .name</text:span><text:span text:style-name="T6">1</text:span><text:span text:style-name="T10">=a</text:span><text:span text:style-name="T6">1</text:span><text:span text:style-name="T10">, ..., .name</text:span><text:span text:style-name="T6">n</text:span><text:span text:style-name="T10">=a</text:span><text:span text:style-name="T6">n </text:span><text:span text:style-name="T10">}</text:span></text:p>
      <text:list xml:id="list20308351" text:continue-numbering="true" text:style-name="L1">
        <text:list-header>
          <text:p text:style-name="P39"/>
        </text:list-header>
      </text:list>
      <text:h text:style-name="P50" text:outline-level="1"><text:soft-page-break/>expression evaluation</text:h>
      <text:p text:style-name="P32"/>
      <text:p text:style-name="P29">(T, IP )</text:p>
      <text:p text:style-name="P28"/>
      <text:p text:style-name="P28">T = ip<text:tab/><text:tab/>ip ← IP</text:p>
      <text:p text:style-name="P28">T = text<text:tab/><text:tab/>text ← ip ← IP</text:p>
      <text:p text:style-name="P28"/>
      <text:p text:style-name="P29">(T, String )</text:p>
      <text:p text:style-name="P28"/>
      <text:p text:style-name="P28">T = text<text:tab/><text:tab/>text ← String</text:p>
      <text:p text:style-name="P28"/>
      <text:p text:style-name="P29">(T, Number )</text:p>
      <text:p text:style-name="P28"/>
      <text:p text:style-name="P28">T : int<text:tab/><text:tab/>T ← Number</text:p>
      <text:p text:style-name="P28">T = text<text:tab/><text:tab/>text ← Number // copy source string</text:p>
      <text:p text:style-name="P28"/>
      <text:p text:style-name="P29">(T, a + b )</text:p>
      <text:p text:style-name="P30"/>
      <text:p text:style-name="P30">T : int<text:tab/><text:tab/>(T,a) +<text:span text:style-name="T3">T</text:span> (T,b)<text:tab/></text:p>
      <text:p text:style-name="P30">T = text<text:tab/><text:tab/>(T,a) +<text:span text:style-name="T3">text</text:span> (T,b)</text:p>
      <text:p text:style-name="P30">T : ptr<text:tab/><text:tab/>(T,a) +<text:span text:style-name="T3">ptr*</text:span> (slen,b) or<text:span text:style-name="T1"> </text:span>(T,b) +<text:span text:style-name="T3">ptr*</text:span> (slen,a)</text:p>
      <text:p text:style-name="P30">T = ptr<text:span text:style-name="T32">*</text:span><text:tab/><text:tab/>(ptr<text:span text:style-name="T32">*</text:span>,a) +<text:span text:style-name="T3">ptr*</text:span> (slen,b) or<text:span text:style-name="T1"> </text:span>(ptr<text:span text:style-name="T32">*</text:span>,b) +<text:span text:style-name="T3">ptr*</text:span> (slen,a)</text:p>
      <text:p text:style-name="P30"/>
      <text:p text:style-name="P29">(T, a – b )</text:p>
      <text:p text:style-name="P28"/>
      <text:p text:style-name="P28">T : int<text:tab/><text:tab/>(T,a) -<text:span text:style-name="T3">T</text:span> (T,b) or<text:span text:style-name="T1"> </text:span>T ← (ptr<text:span text:style-name="T32">*</text:span>,a) -<text:span text:style-name="T3">ptr*</text:span> (ptr<text:span text:style-name="T32">*</text:span>,b)</text:p>
      <text:p text:style-name="P30">T : ptr<text:tab/><text:tab/>(T,a) -<text:span text:style-name="T3">ptr*</text:span> (slen,b)</text:p>
      <text:p text:style-name="P30">T = ptr<text:span text:style-name="T32">*</text:span><text:tab/><text:tab/>(ptr<text:span text:style-name="T32">*</text:span>,a) -<text:span text:style-name="T3">ptr*</text:span> (slen,b)</text:p>
      <text:p text:style-name="P29"/>
      <text:p text:style-name="P29"/>
      <text:p text:style-name="P29"/>
      <text:p text:style-name="P29"/>
      <text:p text:style-name="P29"><text:soft-page-break/>(T, a * b )</text:p>
      <text:p text:style-name="P28"/>
      <text:p text:style-name="P28">T : int<text:tab/><text:tab/>(T,a) *<text:span text:style-name="T3">T</text:span> (T,b)</text:p>
      <text:p text:style-name="P28"/>
      <text:p text:style-name="P29">(T, a / b )</text:p>
      <text:p text:style-name="P28"/>
      <text:p text:style-name="P28">T : int<text:tab/><text:tab/>(T,a) /<text:span text:style-name="T3">T</text:span> (T,b)</text:p>
      <text:p text:style-name="P28"/>
      <text:p text:style-name="P29">(T, a % b )</text:p>
      <text:p text:style-name="P28"/>
      <text:p text:style-name="P28">T : int<text:tab/><text:tab/>(T,a) %<text:span text:style-name="T3">T</text:span> (T,b)</text:p>
      <text:p text:style-name="P28"/>
      <text:p text:style-name="P29">(T, + a )</text:p>
      <text:p text:style-name="P28"/>
      <text:p text:style-name="P28">T : int<text:tab/><text:tab/>+<text:span text:style-name="T3">T</text:span> (T,a)</text:p>
      <text:p text:style-name="P28"/>
      <text:p text:style-name="P29">(T, - a )</text:p>
      <text:p text:style-name="P28"/>
      <text:p text:style-name="P28">T : int<text:tab/><text:tab/>-<text:span text:style-name="T3">T</text:span> (T,a)</text:p>
      <text:p text:style-name="P28"/>
      <text:p text:style-name="P29">(T, domain( a ) )</text:p>
      <text:p text:style-name="P28"/>
      <text:p text:style-name="P28">T : int<text:tab/><text:tab/>T ← (domain,a)</text:p>
      <text:p text:style-name="P28">T = text<text:tab/><text:tab/>T ← (domain,a) // default decimal integer format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(T, null )</text:p>
      <text:p text:style-name="P29">(T, {} )</text:p>
      <text:p text:style-name="P28"/>
      <text:p text:style-name="P28">T : int<text:tab/><text:tab/>0<text:span text:style-name="T3">T</text:span></text:p>
      <text:p text:style-name="P28">T = text<text:tab/><text:tab/>“”</text:p>
      <text:p text:style-name="P28">T = ip<text:tab/><text:tab/>0.0.0.0<text:span text:style-name="T3">ip</text:span></text:p>
      <text:p text:style-name="P28">T : ptr<text:tab/><text:tab/>nothing<text:span text:style-name="T3">T</text:span></text:p>
      <text:p text:style-name="P28"/>
      <text:p text:style-name="P29">(T, null )</text:p>
      <text:p text:style-name="P29"/>
      <text:p text:style-name="P28">T : struct</text:p>
      <text:p text:style-name="P28"><text:tab/>T</text:p>
      <text:p text:style-name="P28"><text:tab/> {<text:tab/><text:tab/><text:tab/>{</text:p>
      <text:p text:style-name="P28"><text:tab/> <text:s/>T<text:span text:style-name="T3">1</text:span> f<text:span text:style-name="T3">1</text:span>;<text:tab/><text:tab/> (T<text:span text:style-name="T3">1</text:span>,null),</text:p>
      <text:p text:style-name="P28"><text:tab/> <text:s/>...<text:tab/><text:tab/><text:tab/> ...</text:p>
      <text:p text:style-name="P28"><text:tab/> <text:s/>T<text:span text:style-name="T3">n</text:span> f<text:span text:style-name="T3">n</text:span>;<text:tab/><text:tab/> (T<text:span text:style-name="T3">n</text:span>,null)</text:p>
      <text:p text:style-name="P28"><text:tab/> }<text:tab/><text:tab/><text:tab/>}</text:p>
      <text:p text:style-name="P28"/>
      <text:p text:style-name="P28">T : array</text:p>
      <text:p text:style-name="P28"><text:tab/>T = T<text:span text:style-name="T50">´</text:span>[L]<text:tab/><text:tab/>{ ( (T<text:span text:style-name="T50">´</text:span>,null), )<text:span text:style-name="T32">L</text:span> }</text:p>
      <text:p text:style-name="P28"><text:tab/>T = T<text:span text:style-name="T50">´</text:span>[]<text:tab/><text:tab/>{}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(T, { a<text:span text:style-name="T3">1</text:span>, ..., a<text:span text:style-name="T3">n </text:span>} )</text:p>
      <text:p text:style-name="P28"/>
      <text:p text:style-name="P28">T : struct</text:p>
      <text:p text:style-name="P28"><text:tab/>T</text:p>
      <text:p text:style-name="P28"><text:tab/> {<text:tab/><text:tab/><text:tab/>{</text:p>
      <text:p text:style-name="P28"><text:tab/> <text:s/>T<text:span text:style-name="T3">1</text:span> f<text:span text:style-name="T3">1</text:span>;<text:tab/><text:tab/> (T<text:span text:style-name="T3">1</text:span>,a<text:span text:style-name="T3">1</text:span>),</text:p>
      <text:p text:style-name="P28"><text:tab/> <text:s/>...<text:tab/><text:tab/><text:tab/> ...</text:p>
      <text:p text:style-name="P28"><text:tab/> <text:s/>T<text:span text:style-name="T3">n</text:span> f<text:span text:style-name="T3">n</text:span>;<text:tab/><text:tab/> (T<text:span text:style-name="T3">n</text:span>,a<text:span text:style-name="T3">n</text:span>),</text:p>
      <text:p text:style-name="P28"><text:tab/> <text:s/>...<text:tab/><text:tab/><text:tab/> ...</text:p>
      <text:p text:style-name="P28"><text:tab/> <text:s/>T<text:span text:style-name="T3">p</text:span> f<text:span text:style-name="T3">p</text:span>;<text:tab/><text:tab/> (T<text:span text:style-name="T3">p</text:span>,{}),</text:p>
      <text:p text:style-name="P28"><text:tab/> <text:s/>...<text:tab/><text:tab/><text:tab/> ...</text:p>
      <text:p text:style-name="P28"><text:tab/> <text:s/>T<text:span text:style-name="T3">q</text:span> f<text:span text:style-name="T3">q</text:span> = b<text:span text:style-name="T3">q</text:span> ;<text:tab/> (T<text:span text:style-name="T3">q</text:span>,b<text:span text:style-name="T3">q</text:span>),</text:p>
      <text:p text:style-name="P28"><text:tab/> <text:s/>...<text:tab/><text:tab/><text:tab/> ...</text:p>
      <text:p text:style-name="P28"><text:tab/> }<text:tab/><text:tab/><text:tab/>}</text:p>
      <text:p text:style-name="P28"/>
      <text:p text:style-name="P28">T : array</text:p>
      <text:p text:style-name="P28"><text:tab/>T = T<text:span text:style-name="T50">´</text:span>[L]<text:tab/><text:tab/>{ (T<text:span text:style-name="T50">´</text:span>,a<text:span text:style-name="T3">1</text:span>), ..., (T<text:span text:style-name="T50">´</text:span>,a<text:span text:style-name="T3">n</text:span>), ( (T<text:span text:style-name="T50">´</text:span>,{}), )<text:span text:style-name="T32">L-n</text:span> }</text:p>
      <text:p text:style-name="P28"><text:tab/>T = T<text:span text:style-name="T50">´</text:span>[]<text:tab/><text:tab/>{ (T<text:span text:style-name="T50">´</text:span>,a<text:span text:style-name="T3">1</text:span>), ..., (T<text:span text:style-name="T50">´</text:span>,a<text:span text:style-name="T3">n</text:span>) }</text:p>
      <text:p text:style-name="P29"/>
      <text:p text:style-name="P36">(T, { .name<text:span text:style-name="T3">1</text:span>=a<text:span text:style-name="T3">1</text:span>, ..., .name<text:span text:style-name="T3">n</text:span>=a<text:span text:style-name="T3">n </text:span>} )</text:p>
      <text:p text:style-name="P35"/>
      <text:p text:style-name="P35">T : struct</text:p>
      <text:p text:style-name="P35"><text:tab/>T</text:p>
      <text:p text:style-name="P35"><text:tab/> {<text:tab/><text:tab/><text:tab/>{</text:p>
      <text:p text:style-name="P35"><text:tab/> <text:s/>...<text:tab/><text:tab/><text:tab/> ...</text:p>
      <text:p text:style-name="P35"><text:tab/> <text:s/>T<text:span text:style-name="T3">n</text:span> f<text:span text:style-name="T3">n</text:span>;<text:tab/><text:tab/> (T<text:span text:style-name="T3">n</text:span>,a<text:span text:style-name="T3">k</text:span>), // <text:s/>f<text:span text:style-name="T3">n</text:span> == name<text:span text:style-name="T3">k</text:span></text:p>
      <text:p text:style-name="P35"><text:tab/> <text:s/>...<text:tab/><text:tab/><text:tab/> ...</text:p>
      <text:p text:style-name="P35"><text:tab/> <text:s/>T<text:span text:style-name="T3">p</text:span> f<text:span text:style-name="T3">p</text:span>;<text:tab/><text:tab/> (T<text:span text:style-name="T3">p</text:span>,{}),</text:p>
      <text:p text:style-name="P35"><text:tab/> <text:s/>...<text:tab/><text:tab/><text:tab/> ...</text:p>
      <text:p text:style-name="P35"><text:tab/> <text:s/>T<text:span text:style-name="T3">q</text:span> f<text:span text:style-name="T3">q</text:span> = b<text:span text:style-name="T3">q</text:span> ;<text:tab/> (T<text:span text:style-name="T3">q</text:span>,b<text:span text:style-name="T3">q</text:span>),</text:p>
      <text:p text:style-name="P35"><text:tab/> <text:s/>...<text:tab/><text:tab/><text:tab/> ...</text:p>
      <text:p text:style-name="P35"><text:tab/> }<text:tab/><text:tab/><text:tab/>}</text:p>
      <text:p text:style-name="P37"><text:soft-page-break/><text:span text:style-name="T54">(T, b { .name</text:span>1<text:span text:style-name="T54">=a</text:span>1<text:span text:style-name="T54">, ..., .name</text:span>n<text:span text:style-name="T54">=a</text:span>n <text:span text:style-name="T54">} )</text:span></text:p>
      <text:p text:style-name="P37"/>
      <text:p text:style-name="P37">T : struct</text:p>
      <text:p text:style-name="P37"><text:tab/>T</text:p>
      <text:p text:style-name="P37"><text:tab/> {<text:tab/><text:tab/><text:tab/>{</text:p>
      <text:p text:style-name="P37"><text:tab/> <text:s/>...<text:tab/><text:tab/><text:tab/> ...</text:p>
      <text:p text:style-name="P37"><text:tab/> <text:s/>T<text:span text:style-name="T3">n</text:span> f<text:span text:style-name="T3">n</text:span>;<text:tab/><text:tab/> (T<text:span text:style-name="T3">n</text:span>,a<text:span text:style-name="T3">k</text:span>), // <text:s/>f<text:span text:style-name="T3">n</text:span> == name<text:span text:style-name="T3">k</text:span></text:p>
      <text:p text:style-name="P37"><text:tab/> <text:s/>...<text:tab/><text:tab/><text:tab/> ...</text:p>
      <text:p text:style-name="P37"><text:tab/> <text:s/>T<text:span text:style-name="T3">p</text:span> f<text:span text:style-name="T3">p</text:span>;<text:tab/><text:tab/> (T,b).f<text:span text:style-name="T3">p </text:span>,</text:p>
      <text:p text:style-name="P37"><text:tab/> <text:s/>...<text:tab/><text:tab/><text:tab/> ...</text:p>
      <text:p text:style-name="P37"><text:tab/> }<text:tab/><text:tab/><text:tab/>}</text:p>
      <text:p text:style-name="P37"/>
      <text:p text:style-name="P29">(T, &amp;a )</text:p>
      <text:p text:style-name="P37"/>
      <text:p text:style-name="P28">T : ptr<text:tab/><text:tab/>T ← <text:span text:style-name="T44">(LVPtr,a)</text:span></text:p>
      <text:p text:style-name="P30">T = ptr<text:span text:style-name="T32">*<text:tab/><text:tab/></text:span>(LVPtr,a)</text:p>
      <text:p text:style-name="P37"/>
      <text:p text:style-name="P29">(T, v )</text:p>
      <text:p text:style-name="P37"/>
      <text:p text:style-name="P30">T = LVPtr<text:tab/><text:tab/>&amp;v</text:p>
      <text:p text:style-name="P30">T != LVPtr<text:tab/>T ← * <text:s/>&amp;v</text:p>
      <text:p text:style-name="P30"/>
      <text:p text:style-name="P29">(T, *a )</text:p>
      <text:p text:style-name="P29"/>
      <text:p text:style-name="P30">T = LVPtr<text:tab/><text:tab/>(ptr<text:span text:style-name="T32">*</text:span>,a)</text:p>
      <text:p text:style-name="P30">T != LVPtr<text:tab/>T ← * <text:s/>(ptr<text:span text:style-name="T32">*</text:span>,a)</text:p>
      <text:p text:style-name="P29"/>
      <text:p text:style-name="P29">(T, a → name )</text:p>
      <text:p text:style-name="P29"/>
      <text:p text:style-name="P30">T = LVPtr<text:tab/><text:tab/>&amp;(ptr<text:span text:style-name="T32">*</text:span>,a)→name</text:p>
      <text:p text:style-name="P30">T != LVPtr<text:tab/>T ← * <text:s/>&amp;(ptr<text:span text:style-name="T32">*</text:span>,a)→name</text:p>
      <text:p text:style-name="P29"/>
      <text:p text:style-name="P29"><text:soft-page-break/>(T, a.name )</text:p>
      <text:p text:style-name="P29"/>
      <text:p text:style-name="P30">T = LVPtr<text:tab/><text:tab/>&amp;(LVPtr,a)→name</text:p>
      <text:p text:style-name="P30">T != LVPtr<text:tab/>T ← * <text:s/>&amp;(LVPtr,a)→name</text:p>
      <text:p text:style-name="P29"/>
      <text:p text:style-name="P29">(T, a[b] )</text:p>
      <text:p text:style-name="P30"/>
      <text:p text:style-name="P30">T = LVPtr<text:tab/><text:tab/>(ptr<text:span text:style-name="T32">*</text:span>,a+b)</text:p>
      <text:p text:style-name="P30">T != LVPtr<text:tab/>T ← * <text:s/>(ptr<text:span text:style-name="T32">*</text:span>,a+b) </text:p>
      <text:p text:style-name="P30"/>
      <text:h text:style-name="P48" text:outline-level="1">type casts</text:h>
      <text:p text:style-name="P2"/>
      <text:p text:style-name="P9"><text:span text:style-name="T2">int ← int</text:span><text:span text:style-name="T53">´</text:span></text:p>
      <text:p text:style-name="P10">text ← int ip</text:p>
      <text:p text:style-name="P9"><text:span text:style-name="T2">struct ← struct</text:span><text:span text:style-name="T53">´</text:span></text:p>
      <text:p text:style-name="P9"><text:span text:style-name="T2">ptr</text:span><text:span text:style-name="T37">*</text:span><text:span text:style-name="T10"> ← array</text:span></text:p>
      <text:p text:style-name="P10"/>
      <text:h text:style-name="P48" text:outline-level="1"/>
      <text:p text:style-name="P2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Symbol" svg:font-family="Symbol" style:font-family-generic="roman" style:font-pitch="variable" style:font-charset="x-symbol"/>
    <style:font-face style:name="Anonymous Pro1" svg:font-family="'Anonymous Pro'"/>
    <style:font-face style:name="Mangal1" svg:font-family="Mangal"/>
    <style:font-face style:name="OpenSymbol" svg:font-family="OpenSymbol"/>
    <style:font-face style:name="Times New Roman3" svg:font-family="'Times New Roman'" style:font-family-generic="roman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indent="1.499cm" style:auto-text-indent="false" style:page-number="auto">
        <style:tab-stops/>
      </style:paragraph-properties>
    </style:style>
    <style:style style:name="Title" style:family="paragraph" style:parent-style-name="Standard" style:next-style-name="Text_20_body" style:class="text">
      <style:paragraph-properties fo:margin-left="0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2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cm" style:auto-text-indent="false"/>
      <style:text-properties style:font-name="Times New Roman1" fo:font-size="16pt" style:text-underline-style="solid" style:text-underline-width="bold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text-align="start" style:justify-single-word="false" fo:text-indent="0cm" style:auto-text-indent="false" style:page-number="auto">
        <style:tab-stops/>
      </style:paragraph-properties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22:33:19.40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6" meta:image-count="0" meta:object-count="0" meta:page-count="30" meta:paragraph-count="658" meta:word-count="1727" meta:character-count="8145"/>
    <meta:user-defined meta:name="Поле 1"/>
    <meta:user-defined meta:name="Поле 2"/>
    <meta:user-defined meta:name="Поле 3"/>
    <meta:user-defined meta:name="Поле 4"/>
  </office:meta>
</office:document-meta>
</file>